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office:value-type="string">
            <text:p>ServiceLab - V 7,00,04</text:p>
          </table:table-cell>
          <table:table-cell table:number-columns-repeated="13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26/10/06, 10:53:03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530-030-74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63681602">
            <text:p>18,64</text:p>
          </table:table-cell>
          <table:table-cell table:formula="oooc:=['4530_030_74V 5P100'.C22]-[pgach030.C22]-['pgach030V 5P  0'.C22]+['pgach030V 0P  0'.C22]" office:value-type="float" office:value="-0.15096076">
            <text:p>-0,15</text:p>
          </table:table-cell>
          <table:table-cell table:formula="oooc:=['4530_030_74V 5P100'.D22]-[pgach030.D22]-['pgach030V 5P  0'.D22]+['pgach030V 0P  0'.D22]" office:value-type="float" office:value="-0.10822648">
            <text:p>-0,11</text:p>
          </table:table-cell>
          <table:table-cell table:formula="oooc:=['4530_030_74V 5P100'.E22]-[pgach030.E22]-['pgach030V 5P  0'.E22]+['pgach030V 0P  0'.E22]" office:value-type="float" office:value="0.03984594">
            <text:p>0,04</text:p>
          </table:table-cell>
          <table:table-cell table:formula="oooc:=['4530_030_74V 5P100'.F22]-[pgach030.F22]-['pgach030V 5P  0'.F22]+['pgach030V 0P  0'.F22]" office:value-type="float" office:value="-0.08012622">
            <text:p>-0,08</text:p>
          </table:table-cell>
          <table:table-cell table:formula="oooc:=['4530_030_74V 5P100'.G22]-[pgach030.G22]-['pgach030V 5P  0'.G22]+['pgach030V 0P  0'.G22]" office:value-type="float" office:value="-0.24679097">
            <text:p>-0,25</text:p>
          </table:table-cell>
          <table:table-cell office:value-type="float" office:value="-0.12232216">
            <text:p>-0,12</text:p>
          </table:table-cell>
          <table:table-cell office:value-type="float" office:value="0.01322738">
            <text:p>0,01</text:p>
          </table:table-cell>
          <table:table-cell office:value-type="float" office:value="8564.66796875">
            <text:p>8564,67</text:p>
          </table:table-cell>
          <table:table-cell office:value-type="float" office:value="0.97899777">
            <text:p>0,98</text:p>
          </table:table-cell>
          <table:table-cell office:value-type="float" office:value="7.2916007">
            <text:p>7,29</text:p>
          </table:table-cell>
          <table:table-cell office:value-type="float" office:value="-5">
            <text:p>-5</text:p>
          </table:table-cell>
          <table:table-cell office:value-type="float" office:value="18.63681602">
            <text:p>18,64</text:p>
          </table:table-cell>
          <table:table-cell office:value-type="float" office:value="0.09169947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6044998">
            <text:p>19,16</text:p>
          </table:table-cell>
          <table:table-cell table:formula="oooc:=['4530_030_74V 5P100'.C23]-[pgach030.C23]-['pgach030V 5P  0'.C23]+['pgach030V 0P  0'.C23]" office:value-type="float" office:value="-0.15083577">
            <text:p>-0,15</text:p>
          </table:table-cell>
          <table:table-cell table:formula="oooc:=['4530_030_74V 5P100'.D23]-[pgach030.D23]-['pgach030V 5P  0'.D23]+['pgach030V 0P  0'.D23]" office:value-type="float" office:value="-0.10902411">
            <text:p>-0,11</text:p>
          </table:table-cell>
          <table:table-cell table:formula="oooc:=['4530_030_74V 5P100'.E23]-[pgach030.E23]-['pgach030V 5P  0'.E23]+['pgach030V 0P  0'.E23]" office:value-type="float" office:value="0.04206604">
            <text:p>0,04</text:p>
          </table:table-cell>
          <table:table-cell table:formula="oooc:=['4530_030_74V 5P100'.F23]-[pgach030.F23]-['pgach030V 5P  0'.F23]+['pgach030V 0P  0'.F23]" office:value-type="float" office:value="-0.07726132">
            <text:p>-0,08</text:p>
          </table:table-cell>
          <table:table-cell table:formula="oooc:=['4530_030_74V 5P100'.G23]-[pgach030.G23]-['pgach030V 5P  0'.G23]+['pgach030V 0P  0'.G23]" office:value-type="float" office:value="-0.16311896">
            <text:p>-0,16</text:p>
          </table:table-cell>
          <table:table-cell office:value-type="float" office:value="-0.11470088">
            <text:p>-0,11</text:p>
          </table:table-cell>
          <table:table-cell office:value-type="float" office:value="0.0148812">
            <text:p>0,01</text:p>
          </table:table-cell>
          <table:table-cell office:value-type="float" office:value="8565.8984375">
            <text:p>8565,9</text:p>
          </table:table-cell>
          <table:table-cell office:value-type="float" office:value="0.97822261">
            <text:p>0,98</text:p>
          </table:table-cell>
          <table:table-cell office:value-type="float" office:value="7.29157162">
            <text:p>7,29</text:p>
          </table:table-cell>
          <table:table-cell office:value-type="float" office:value="-4">
            <text:p>-4</text:p>
          </table:table-cell>
          <table:table-cell office:value-type="float" office:value="19.16044998">
            <text:p>19,16</text:p>
          </table:table-cell>
          <table:table-cell office:value-type="float" office:value="0.10559803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3134842">
            <text:p>19,33</text:p>
          </table:table-cell>
          <table:table-cell table:formula="oooc:=['4530_030_74V 5P100'.C24]-[pgach030.C24]-['pgach030V 5P  0'.C24]+['pgach030V 0P  0'.C24]" office:value-type="float" office:value="-0.14665363">
            <text:p>-0,15</text:p>
          </table:table-cell>
          <table:table-cell table:formula="oooc:=['4530_030_74V 5P100'.D24]-[pgach030.D24]-['pgach030V 5P  0'.D24]+['pgach030V 0P  0'.D24]" office:value-type="float" office:value="-0.1144693">
            <text:p>-0,11</text:p>
          </table:table-cell>
          <table:table-cell table:formula="oooc:=['4530_030_74V 5P100'.E24]-[pgach030.E24]-['pgach030V 5P  0'.E24]+['pgach030V 0P  0'.E24]" office:value-type="float" office:value="0.04553775">
            <text:p>0,05</text:p>
          </table:table-cell>
          <table:table-cell table:formula="oooc:=['4530_030_74V 5P100'.F24]-[pgach030.F24]-['pgach030V 5P  0'.F24]+['pgach030V 0P  0'.F24]" office:value-type="float" office:value="-0.07455133">
            <text:p>-0,07</text:p>
          </table:table-cell>
          <table:table-cell table:formula="oooc:=['4530_030_74V 5P100'.G24]-[pgach030.G24]-['pgach030V 5P  0'.G24]+['pgach030V 0P  0'.G24]" office:value-type="float" office:value="-0.20098463">
            <text:p>-0,2</text:p>
          </table:table-cell>
          <table:table-cell office:value-type="float" office:value="-0.10711671">
            <text:p>-0,11</text:p>
          </table:table-cell>
          <table:table-cell office:value-type="float" office:value="0.01601443">
            <text:p>0,02</text:p>
          </table:table-cell>
          <table:table-cell office:value-type="float" office:value="8565.2734375">
            <text:p>8565,27</text:p>
          </table:table-cell>
          <table:table-cell office:value-type="float" office:value="0.98051143">
            <text:p>0,98</text:p>
          </table:table-cell>
          <table:table-cell office:value-type="float" office:value="7.29226017">
            <text:p>7,29</text:p>
          </table:table-cell>
          <table:table-cell office:value-type="float" office:value="-3">
            <text:p>-3</text:p>
          </table:table-cell>
          <table:table-cell office:value-type="float" office:value="19.33134842">
            <text:p>19,33</text:p>
          </table:table-cell>
          <table:table-cell office:value-type="float" office:value="0.10652893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4628944">
            <text:p>19,05</text:p>
          </table:table-cell>
          <table:table-cell table:formula="oooc:=['4530_030_74V 5P100'.C25]-[pgach030.C25]-['pgach030V 5P  0'.C25]+['pgach030V 0P  0'.C25]" office:value-type="float" office:value="-0.14289202">
            <text:p>-0,14</text:p>
          </table:table-cell>
          <table:table-cell table:formula="oooc:=['4530_030_74V 5P100'.D25]-[pgach030.D25]-['pgach030V 5P  0'.D25]+['pgach030V 0P  0'.D25]" office:value-type="float" office:value="-0.11699826">
            <text:p>-0,12</text:p>
          </table:table-cell>
          <table:table-cell table:formula="oooc:=['4530_030_74V 5P100'.E25]-[pgach030.E25]-['pgach030V 5P  0'.E25]+['pgach030V 0P  0'.E25]" office:value-type="float" office:value="0.0481927">
            <text:p>0,05</text:p>
          </table:table-cell>
          <table:table-cell table:formula="oooc:=['4530_030_74V 5P100'.F25]-[pgach030.F25]-['pgach030V 5P  0'.F25]+['pgach030V 0P  0'.F25]" office:value-type="float" office:value="-0.07362817">
            <text:p>-0,07</text:p>
          </table:table-cell>
          <table:table-cell table:formula="oooc:=['4530_030_74V 5P100'.G25]-[pgach030.G25]-['pgach030V 5P  0'.G25]+['pgach030V 0P  0'.G25]" office:value-type="float" office:value="-0.14661047">
            <text:p>-0,15</text:p>
          </table:table-cell>
          <table:table-cell office:value-type="float" office:value="-0.09928602">
            <text:p>-0,1</text:p>
          </table:table-cell>
          <table:table-cell office:value-type="float" office:value="0.01706195">
            <text:p>0,02</text:p>
          </table:table-cell>
          <table:table-cell office:value-type="float" office:value="8566.796875">
            <text:p>8566,8</text:p>
          </table:table-cell>
          <table:table-cell office:value-type="float" office:value="0.97822261">
            <text:p>0,98</text:p>
          </table:table-cell>
          <table:table-cell office:value-type="float" office:value="7.29315376">
            <text:p>7,29</text:p>
          </table:table-cell>
          <table:table-cell office:value-type="float" office:value="-2">
            <text:p>-2</text:p>
          </table:table-cell>
          <table:table-cell office:value-type="float" office:value="19.04628944">
            <text:p>19,05</text:p>
          </table:table-cell>
          <table:table-cell office:value-type="float" office:value="0.11872583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0136719">
            <text:p>18,9</text:p>
          </table:table-cell>
          <table:table-cell table:formula="oooc:=['4530_030_74V 5P100'.C26]-[pgach030.C26]-['pgach030V 5P  0'.C26]+['pgach030V 0P  0'.C26]" office:value-type="float" office:value="-0.14317418">
            <text:p>-0,14</text:p>
          </table:table-cell>
          <table:table-cell table:formula="oooc:=['4530_030_74V 5P100'.D26]-[pgach030.D26]-['pgach030V 5P  0'.D26]+['pgach030V 0P  0'.D26]" office:value-type="float" office:value="-0.11925396">
            <text:p>-0,12</text:p>
          </table:table-cell>
          <table:table-cell table:formula="oooc:=['4530_030_74V 5P100'.E26]-[pgach030.E26]-['pgach030V 5P  0'.E26]+['pgach030V 0P  0'.E26]" office:value-type="float" office:value="0.05182888">
            <text:p>0,05</text:p>
          </table:table-cell>
          <table:table-cell table:formula="oooc:=['4530_030_74V 5P100'.F26]-[pgach030.F26]-['pgach030V 5P  0'.F26]+['pgach030V 0P  0'.F26]" office:value-type="float" office:value="-0.07253795">
            <text:p>-0,07</text:p>
          </table:table-cell>
          <table:table-cell table:formula="oooc:=['4530_030_74V 5P100'.G26]-[pgach030.G26]-['pgach030V 5P  0'.G26]+['pgach030V 0P  0'.G26]" office:value-type="float" office:value="-0.1660389">
            <text:p>-0,17</text:p>
          </table:table-cell>
          <table:table-cell office:value-type="float" office:value="-0.09110806">
            <text:p>-0,09</text:p>
          </table:table-cell>
          <table:table-cell office:value-type="float" office:value="0.01763015">
            <text:p>0,02</text:p>
          </table:table-cell>
          <table:table-cell office:value-type="float" office:value="8565.8203125">
            <text:p>8565,82</text:p>
          </table:table-cell>
          <table:table-cell office:value-type="float" office:value="0.97747803">
            <text:p>0,98</text:p>
          </table:table-cell>
          <table:table-cell office:value-type="float" office:value="7.29199648">
            <text:p>7,29</text:p>
          </table:table-cell>
          <table:table-cell office:value-type="float" office:value="-1">
            <text:p>-1</text:p>
          </table:table-cell>
          <table:table-cell office:value-type="float" office:value="18.90136719">
            <text:p>18,9</text:p>
          </table:table-cell>
          <table:table-cell office:value-type="float" office:value="0.12771961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table:formula="oooc:=['4530_030_74V 5P100'.C27]-[pgach030.C27]-['pgach030V 5P  0'.C27]+['pgach030V 0P  0'.C27]" office:value-type="float" office:value="-0.13774253">
            <text:p>-0,14</text:p>
          </table:table-cell>
          <table:table-cell table:formula="oooc:=['4530_030_74V 5P100'.D27]-[pgach030.D27]-['pgach030V 5P  0'.D27]+['pgach030V 0P  0'.D27]" office:value-type="float" office:value="-0.12284044">
            <text:p>-0,12</text:p>
          </table:table-cell>
          <table:table-cell table:formula="oooc:=['4530_030_74V 5P100'.E27]-[pgach030.E27]-['pgach030V 5P  0'.E27]+['pgach030V 0P  0'.E27]" office:value-type="float" office:value="0.05395001">
            <text:p>0,05</text:p>
          </table:table-cell>
          <table:table-cell table:formula="oooc:=['4530_030_74V 5P100'.F27]-[pgach030.F27]-['pgach030V 5P  0'.F27]+['pgach030V 0P  0'.F27]" office:value-type="float" office:value="-0.06946679">
            <text:p>-0,07</text:p>
          </table:table-cell>
          <table:table-cell table:formula="oooc:=['4530_030_74V 5P100'.G27]-[pgach030.G27]-['pgach030V 5P  0'.G27]+['pgach030V 0P  0'.G27]" office:value-type="float" office:value="-0.21588871">
            <text:p>-0,22</text:p>
          </table:table-cell>
          <table:table-cell office:value-type="float" office:value="-0.08350798">
            <text:p>-0,08</text:p>
          </table:table-cell>
          <table:table-cell office:value-type="float" office:value="0.01778252">
            <text:p>0,02</text:p>
          </table:table-cell>
          <table:table-cell office:value-type="float" office:value="8564.4921875">
            <text:p>8564,49</text:p>
          </table:table-cell>
          <table:table-cell office:value-type="float" office:value="0.97772825">
            <text:p>0,98</text:p>
          </table:table-cell>
          <table:table-cell office:value-type="float" office:value="7.2918644">
            <text:p>7,29</text:p>
          </table:table-cell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office:value-type="float" office:value="0.13978638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3876877">
            <text:p>19,04</text:p>
          </table:table-cell>
          <table:table-cell table:formula="oooc:=['4530_030_74V 5P100'.C28]-[pgach030.C28]-['pgach030V 5P  0'.C28]+['pgach030V 0P  0'.C28]" office:value-type="float" office:value="-0.12995579">
            <text:p>-0,13</text:p>
          </table:table-cell>
          <table:table-cell table:formula="oooc:=['4530_030_74V 5P100'.D28]-[pgach030.D28]-['pgach030V 5P  0'.D28]+['pgach030V 0P  0'.D28]" office:value-type="float" office:value="-0.12497724">
            <text:p>-0,12</text:p>
          </table:table-cell>
          <table:table-cell table:formula="oooc:=['4530_030_74V 5P100'.E28]-[pgach030.E28]-['pgach030V 5P  0'.E28]+['pgach030V 0P  0'.E28]" office:value-type="float" office:value="0.05531835">
            <text:p>0,06</text:p>
          </table:table-cell>
          <table:table-cell table:formula="oooc:=['4530_030_74V 5P100'.F28]-[pgach030.F28]-['pgach030V 5P  0'.F28]+['pgach030V 0P  0'.F28]" office:value-type="float" office:value="-0.06629019">
            <text:p>-0,07</text:p>
          </table:table-cell>
          <table:table-cell table:formula="oooc:=['4530_030_74V 5P100'.G28]-[pgach030.G28]-['pgach030V 5P  0'.G28]+['pgach030V 0P  0'.G28]" office:value-type="float" office:value="-0.20309776">
            <text:p>-0,2</text:p>
          </table:table-cell>
          <table:table-cell office:value-type="float" office:value="-0.07557656">
            <text:p>-0,08</text:p>
          </table:table-cell>
          <table:table-cell office:value-type="float" office:value="0.01830311">
            <text:p>0,02</text:p>
          </table:table-cell>
          <table:table-cell office:value-type="float" office:value="8575.01953125">
            <text:p>8575,02</text:p>
          </table:table-cell>
          <table:table-cell office:value-type="float" office:value="0.97743529">
            <text:p>0,98</text:p>
          </table:table-cell>
          <table:table-cell office:value-type="float" office:value="7.2927289">
            <text:p>7,29</text:p>
          </table:table-cell>
          <table:table-cell office:value-type="float" office:value="1">
            <text:p>1</text:p>
          </table:table-cell>
          <table:table-cell office:value-type="float" office:value="19.03876877">
            <text:p>19,04</text:p>
          </table:table-cell>
          <table:table-cell office:value-type="float" office:value="0.15179309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6835899">
            <text:p>18,97</text:p>
          </table:table-cell>
          <table:table-cell table:formula="oooc:=['4530_030_74V 5P100'.C29]-[pgach030.C29]-['pgach030V 5P  0'.C29]+['pgach030V 0P  0'.C29]" office:value-type="float" office:value="-0.1279467">
            <text:p>-0,13</text:p>
          </table:table-cell>
          <table:table-cell table:formula="oooc:=['4530_030_74V 5P100'.D29]-[pgach030.D29]-['pgach030V 5P  0'.D29]+['pgach030V 0P  0'.D29]" office:value-type="float" office:value="-0.12897536">
            <text:p>-0,13</text:p>
          </table:table-cell>
          <table:table-cell table:formula="oooc:=['4530_030_74V 5P100'.E29]-[pgach030.E29]-['pgach030V 5P  0'.E29]+['pgach030V 0P  0'.E29]" office:value-type="float" office:value="0.0572792">
            <text:p>0,06</text:p>
          </table:table-cell>
          <table:table-cell table:formula="oooc:=['4530_030_74V 5P100'.F29]-[pgach030.F29]-['pgach030V 5P  0'.F29]+['pgach030V 0P  0'.F29]" office:value-type="float" office:value="-0.06320457">
            <text:p>-0,06</text:p>
          </table:table-cell>
          <table:table-cell table:formula="oooc:=['4530_030_74V 5P100'.G29]-[pgach030.G29]-['pgach030V 5P  0'.G29]+['pgach030V 0P  0'.G29]" office:value-type="float" office:value="-0.24533185">
            <text:p>-0,25</text:p>
          </table:table-cell>
          <table:table-cell office:value-type="float" office:value="-0.06799504">
            <text:p>-0,07</text:p>
          </table:table-cell>
          <table:table-cell office:value-type="float" office:value="0.01778252">
            <text:p>0,02</text:p>
          </table:table-cell>
          <table:table-cell office:value-type="float" office:value="8564.16015625">
            <text:p>8564,16</text:p>
          </table:table-cell>
          <table:table-cell office:value-type="float" office:value="0.97729492">
            <text:p>0,98</text:p>
          </table:table-cell>
          <table:table-cell office:value-type="float" office:value="7.29316807">
            <text:p>7,29</text:p>
          </table:table-cell>
          <table:table-cell office:value-type="float" office:value="2">
            <text:p>2</text:p>
          </table:table-cell>
          <table:table-cell office:value-type="float" office:value="18.96835899">
            <text:p>18,97</text:p>
          </table:table-cell>
          <table:table-cell office:value-type="float" office:value="0.1536399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4902344">
            <text:p>19,75</text:p>
          </table:table-cell>
          <table:table-cell table:formula="oooc:=['4530_030_74V 5P100'.C30]-[pgach030.C30]-['pgach030V 5P  0'.C30]+['pgach030V 0P  0'.C30]" office:value-type="float" office:value="-0.12690206">
            <text:p>-0,13</text:p>
          </table:table-cell>
          <table:table-cell table:formula="oooc:=['4530_030_74V 5P100'.D30]-[pgach030.D30]-['pgach030V 5P  0'.D30]+['pgach030V 0P  0'.D30]" office:value-type="float" office:value="-0.13373001">
            <text:p>-0,13</text:p>
          </table:table-cell>
          <table:table-cell table:formula="oooc:=['4530_030_74V 5P100'.E30]-[pgach030.E30]-['pgach030V 5P  0'.E30]+['pgach030V 0P  0'.E30]" office:value-type="float" office:value="0.05888234">
            <text:p>0,06</text:p>
          </table:table-cell>
          <table:table-cell table:formula="oooc:=['4530_030_74V 5P100'.F30]-[pgach030.F30]-['pgach030V 5P  0'.F30]+['pgach030V 0P  0'.F30]" office:value-type="float" office:value="-0.06261636">
            <text:p>-0,06</text:p>
          </table:table-cell>
          <table:table-cell table:formula="oooc:=['4530_030_74V 5P100'.G30]-[pgach030.G30]-['pgach030V 5P  0'.G30]+['pgach030V 0P  0'.G30]" office:value-type="float" office:value="-0.24223343">
            <text:p>-0,24</text:p>
          </table:table-cell>
          <table:table-cell office:value-type="float" office:value="-0.06024918">
            <text:p>-0,06</text:p>
          </table:table-cell>
          <table:table-cell office:value-type="float" office:value="0.0172905">
            <text:p>0,02</text:p>
          </table:table-cell>
          <table:table-cell office:value-type="float" office:value="8575.0390625">
            <text:p>8575,04</text:p>
          </table:table-cell>
          <table:table-cell office:value-type="float" office:value="0.97736204">
            <text:p>0,98</text:p>
          </table:table-cell>
          <table:table-cell office:value-type="float" office:value="7.29101467">
            <text:p>7,29</text:p>
          </table:table-cell>
          <table:table-cell office:value-type="float" office:value="3">
            <text:p>3</text:p>
          </table:table-cell>
          <table:table-cell office:value-type="float" office:value="19.74902344">
            <text:p>19,75</text:p>
          </table:table-cell>
          <table:table-cell office:value-type="float" office:value="0.15747364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925781">
            <text:p>19,49</text:p>
          </table:table-cell>
          <table:table-cell table:formula="oooc:=['4530_030_74V 5P100'.C31]-[pgach030.C31]-['pgach030V 5P  0'.C31]+['pgach030V 0P  0'.C31]" office:value-type="float" office:value="-0.12740686">
            <text:p>-0,13</text:p>
          </table:table-cell>
          <table:table-cell table:formula="oooc:=['4530_030_74V 5P100'.D31]-[pgach030.D31]-['pgach030V 5P  0'.D31]+['pgach030V 0P  0'.D31]" office:value-type="float" office:value="-0.13420383">
            <text:p>-0,13</text:p>
          </table:table-cell>
          <table:table-cell table:formula="oooc:=['4530_030_74V 5P100'.E31]-[pgach030.E31]-['pgach030V 5P  0'.E31]+['pgach030V 0P  0'.E31]" office:value-type="float" office:value="0.06072955">
            <text:p>0,06</text:p>
          </table:table-cell>
          <table:table-cell table:formula="oooc:=['4530_030_74V 5P100'.F31]-[pgach030.F31]-['pgach030V 5P  0'.F31]+['pgach030V 0P  0'.F31]" office:value-type="float" office:value="-0.0591178">
            <text:p>-0,06</text:p>
          </table:table-cell>
          <table:table-cell table:formula="oooc:=['4530_030_74V 5P100'.G31]-[pgach030.G31]-['pgach030V 5P  0'.G31]+['pgach030V 0P  0'.G31]" office:value-type="float" office:value="-0.19423646">
            <text:p>-0,19</text:p>
          </table:table-cell>
          <table:table-cell office:value-type="float" office:value="-0.0524768">
            <text:p>-0,05</text:p>
          </table:table-cell>
          <table:table-cell office:value-type="float" office:value="0.01656993">
            <text:p>0,02</text:p>
          </table:table-cell>
          <table:table-cell office:value-type="float" office:value="8564.5703125">
            <text:p>8564,57</text:p>
          </table:table-cell>
          <table:table-cell office:value-type="float" office:value="0.97797847">
            <text:p>0,98</text:p>
          </table:table-cell>
          <table:table-cell office:value-type="float" office:value="7.29196692">
            <text:p>7,29</text:p>
          </table:table-cell>
          <table:table-cell office:value-type="float" office:value="4">
            <text:p>4</text:p>
          </table:table-cell>
          <table:table-cell office:value-type="float" office:value="19.48925781">
            <text:p>19,49</text:p>
          </table:table-cell>
          <table:table-cell office:value-type="float" office:value="0.16649744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025391">
            <text:p>19,26</text:p>
          </table:table-cell>
          <table:table-cell table:formula="oooc:=['4530_030_74V 5P100'.C32]-[pgach030.C32]-['pgach030V 5P  0'.C32]+['pgach030V 0P  0'.C32]" office:value-type="float" office:value="-0.12509129">
            <text:p>-0,13</text:p>
          </table:table-cell>
          <table:table-cell table:formula="oooc:=['4530_030_74V 5P100'.D32]-[pgach030.D32]-['pgach030V 5P  0'.D32]+['pgach030V 0P  0'.D32]" office:value-type="float" office:value="-0.13714801">
            <text:p>-0,14</text:p>
          </table:table-cell>
          <table:table-cell table:formula="oooc:=['4530_030_74V 5P100'.E32]-[pgach030.E32]-['pgach030V 5P  0'.E32]+['pgach030V 0P  0'.E32]" office:value-type="float" office:value="0.06299">
            <text:p>0,06</text:p>
          </table:table-cell>
          <table:table-cell table:formula="oooc:=['4530_030_74V 5P100'.F32]-[pgach030.F32]-['pgach030V 5P  0'.F32]+['pgach030V 0P  0'.F32]" office:value-type="float" office:value="-0.0566347">
            <text:p>-0,06</text:p>
          </table:table-cell>
          <table:table-cell table:formula="oooc:=['4530_030_74V 5P100'.G32]-[pgach030.G32]-['pgach030V 5P  0'.G32]+['pgach030V 0P  0'.G32]" office:value-type="float" office:value="-0.20573634">
            <text:p>-0,21</text:p>
          </table:table-cell>
          <table:table-cell office:value-type="float" office:value="-0.04456392">
            <text:p>-0,04</text:p>
          </table:table-cell>
          <table:table-cell office:value-type="float" office:value="0.01543035">
            <text:p>0,02</text:p>
          </table:table-cell>
          <table:table-cell office:value-type="float" office:value="8564.43359375">
            <text:p>8564,43</text:p>
          </table:table-cell>
          <table:table-cell office:value-type="float" office:value="0.9788757">
            <text:p>0,98</text:p>
          </table:table-cell>
          <table:table-cell office:value-type="float" office:value="7.29258204">
            <text:p>7,29</text:p>
          </table:table-cell>
          <table:table-cell office:value-type="float" office:value="5">
            <text:p>5</text:p>
          </table:table-cell>
          <table:table-cell office:value-type="float" office:value="19.26025391">
            <text:p>19,26</text:p>
          </table:table-cell>
          <table:table-cell office:value-type="float" office:value="0.16915002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193321">
            <text:p>19,38</text:p>
          </table:table-cell>
          <table:table-cell table:formula="oooc:=['4530_030_74V 5P100'.C33]-[pgach030.C33]-['pgach030V 5P  0'.C33]+['pgach030V 0P  0'.C33]" office:value-type="float" office:value="-0.12157228">
            <text:p>-0,12</text:p>
          </table:table-cell>
          <table:table-cell table:formula="oooc:=['4530_030_74V 5P100'.D33]-[pgach030.D33]-['pgach030V 5P  0'.D33]+['pgach030V 0P  0'.D33]" office:value-type="float" office:value="-0.1401568">
            <text:p>-0,14</text:p>
          </table:table-cell>
          <table:table-cell table:formula="oooc:=['4530_030_74V 5P100'.E33]-[pgach030.E33]-['pgach030V 5P  0'.E33]+['pgach030V 0P  0'.E33]" office:value-type="float" office:value="0.06439525">
            <text:p>0,06</text:p>
          </table:table-cell>
          <table:table-cell table:formula="oooc:=['4530_030_74V 5P100'.F33]-[pgach030.F33]-['pgach030V 5P  0'.F33]+['pgach030V 0P  0'.F33]" office:value-type="float" office:value="-0.05263778">
            <text:p>-0,05</text:p>
          </table:table-cell>
          <table:table-cell table:formula="oooc:=['4530_030_74V 5P100'.G33]-[pgach030.G33]-['pgach030V 5P  0'.G33]+['pgach030V 0P  0'.G33]" office:value-type="float" office:value="-0.19782413">
            <text:p>-0,2</text:p>
          </table:table-cell>
          <table:table-cell office:value-type="float" office:value="-0.03659273">
            <text:p>-0,04</text:p>
          </table:table-cell>
          <table:table-cell office:value-type="float" office:value="0.0140527">
            <text:p>0,01</text:p>
          </table:table-cell>
          <table:table-cell office:value-type="float" office:value="8565.1171875">
            <text:p>8565,12</text:p>
          </table:table-cell>
          <table:table-cell office:value-type="float" office:value="0.97921753">
            <text:p>0,98</text:p>
          </table:table-cell>
          <table:table-cell office:value-type="float" office:value="7.29086828">
            <text:p>7,29</text:p>
          </table:table-cell>
          <table:table-cell office:value-type="float" office:value="6">
            <text:p>6</text:p>
          </table:table-cell>
          <table:table-cell office:value-type="float" office:value="19.38193321">
            <text:p>19,38</text:p>
          </table:table-cell>
          <table:table-cell office:value-type="float" office:value="0.17618188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5468788">
            <text:p>19,65</text:p>
          </table:table-cell>
          <table:table-cell table:formula="oooc:=['4530_030_74V 5P100'.C34]-[pgach030.C34]-['pgach030V 5P  0'.C34]+['pgach030V 0P  0'.C34]" office:value-type="float" office:value="-0.11742885">
            <text:p>-0,12</text:p>
          </table:table-cell>
          <table:table-cell table:formula="oooc:=['4530_030_74V 5P100'.D34]-[pgach030.D34]-['pgach030V 5P  0'.D34]+['pgach030V 0P  0'.D34]" office:value-type="float" office:value="-0.14428262">
            <text:p>-0,14</text:p>
          </table:table-cell>
          <table:table-cell table:formula="oooc:=['4530_030_74V 5P100'.E34]-[pgach030.E34]-['pgach030V 5P  0'.E34]+['pgach030V 0P  0'.E34]" office:value-type="float" office:value="0.0665852">
            <text:p>0,07</text:p>
          </table:table-cell>
          <table:table-cell table:formula="oooc:=['4530_030_74V 5P100'.F34]-[pgach030.F34]-['pgach030V 5P  0'.F34]+['pgach030V 0P  0'.F34]" office:value-type="float" office:value="-0.04873446">
            <text:p>-0,05</text:p>
          </table:table-cell>
          <table:table-cell table:formula="oooc:=['4530_030_74V 5P100'.G34]-[pgach030.G34]-['pgach030V 5P  0'.G34]+['pgach030V 0P  0'.G34]" office:value-type="float" office:value="-0.20152247">
            <text:p>-0,2</text:p>
          </table:table-cell>
          <table:table-cell office:value-type="float" office:value="-0.02856852">
            <text:p>-0,03</text:p>
          </table:table-cell>
          <table:table-cell office:value-type="float" office:value="0.01245919">
            <text:p>0,01</text:p>
          </table:table-cell>
          <table:table-cell office:value-type="float" office:value="8564.453125">
            <text:p>8564,45</text:p>
          </table:table-cell>
          <table:table-cell office:value-type="float" office:value="0.9793945">
            <text:p>0,98</text:p>
          </table:table-cell>
          <table:table-cell office:value-type="float" office:value="7.29318285">
            <text:p>7,29</text:p>
          </table:table-cell>
          <table:table-cell office:value-type="float" office:value="7">
            <text:p>7</text:p>
          </table:table-cell>
          <table:table-cell office:value-type="float" office:value="19.65468788">
            <text:p>19,65</text:p>
          </table:table-cell>
          <table:table-cell office:value-type="float" office:value="0.18543591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0449142">
            <text:p>19,4</text:p>
          </table:table-cell>
          <table:table-cell table:formula="oooc:=['4530_030_74V 5P100'.C35]-[pgach030.C35]-['pgach030V 5P  0'.C35]+['pgach030V 0P  0'.C35]" office:value-type="float" office:value="-0.11589438">
            <text:p>-0,12</text:p>
          </table:table-cell>
          <table:table-cell table:formula="oooc:=['4530_030_74V 5P100'.D35]-[pgach030.D35]-['pgach030V 5P  0'.D35]+['pgach030V 0P  0'.D35]" office:value-type="float" office:value="-0.14689264">
            <text:p>-0,15</text:p>
          </table:table-cell>
          <table:table-cell table:formula="oooc:=['4530_030_74V 5P100'.E35]-[pgach030.E35]-['pgach030V 5P  0'.E35]+['pgach030V 0P  0'.E35]" office:value-type="float" office:value="0.06748368">
            <text:p>0,07</text:p>
          </table:table-cell>
          <table:table-cell table:formula="oooc:=['4530_030_74V 5P100'.F35]-[pgach030.F35]-['pgach030V 5P  0'.F35]+['pgach030V 0P  0'.F35]" office:value-type="float" office:value="-0.04514025">
            <text:p>-0,05</text:p>
          </table:table-cell>
          <table:table-cell table:formula="oooc:=['4530_030_74V 5P100'.G35]-[pgach030.G35]-['pgach030V 5P  0'.G35]+['pgach030V 0P  0'.G35]" office:value-type="float" office:value="-0.19383217">
            <text:p>-0,19</text:p>
          </table:table-cell>
          <table:table-cell office:value-type="float" office:value="-0.02120173">
            <text:p>-0,02</text:p>
          </table:table-cell>
          <table:table-cell office:value-type="float" office:value="0.01027526">
            <text:p>0,01</text:p>
          </table:table-cell>
          <table:table-cell office:value-type="float" office:value="8556.3671875">
            <text:p>8556,37</text:p>
          </table:table-cell>
          <table:table-cell office:value-type="float" office:value="0.9800415">
            <text:p>0,98</text:p>
          </table:table-cell>
          <table:table-cell office:value-type="float" office:value="7.2914691">
            <text:p>7,29</text:p>
          </table:table-cell>
          <table:table-cell office:value-type="float" office:value="8">
            <text:p>8</text:p>
          </table:table-cell>
          <table:table-cell office:value-type="float" office:value="19.40449142">
            <text:p>19,4</text:p>
          </table:table-cell>
          <table:table-cell office:value-type="float" office:value="0.1910564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1923828">
            <text:p>19,22</text:p>
          </table:table-cell>
          <table:table-cell table:formula="oooc:=['4530_030_74V 5P100'.C36]-[pgach030.C36]-['pgach030V 5P  0'.C36]+['pgach030V 0P  0'.C36]" office:value-type="float" office:value="-0.11269324">
            <text:p>-0,11</text:p>
          </table:table-cell>
          <table:table-cell table:formula="oooc:=['4530_030_74V 5P100'.D36]-[pgach030.D36]-['pgach030V 5P  0'.D36]+['pgach030V 0P  0'.D36]" office:value-type="float" office:value="-0.15084947">
            <text:p>-0,15</text:p>
          </table:table-cell>
          <table:table-cell table:formula="oooc:=['4530_030_74V 5P100'.E36]-[pgach030.E36]-['pgach030V 5P  0'.E36]+['pgach030V 0P  0'.E36]" office:value-type="float" office:value="0.06879782">
            <text:p>0,07</text:p>
          </table:table-cell>
          <table:table-cell table:formula="oooc:=['4530_030_74V 5P100'.F36]-[pgach030.F36]-['pgach030V 5P  0'.F36]+['pgach030V 0P  0'.F36]" office:value-type="float" office:value="-0.0417167">
            <text:p>-0,04</text:p>
          </table:table-cell>
          <table:table-cell table:formula="oooc:=['4530_030_74V 5P100'.G36]-[pgach030.G36]-['pgach030V 5P  0'.G36]+['pgach030V 0P  0'.G36]" office:value-type="float" office:value="-0.18795208">
            <text:p>-0,19</text:p>
          </table:table-cell>
          <table:table-cell office:value-type="float" office:value="-0.01345321">
            <text:p>-0,01</text:p>
          </table:table-cell>
          <table:table-cell office:value-type="float" office:value="0.00827227">
            <text:p>0,01</text:p>
          </table:table-cell>
          <table:table-cell office:value-type="float" office:value="8545.72265625">
            <text:p>8545,72</text:p>
          </table:table-cell>
          <table:table-cell office:value-type="float" office:value="0.98084712">
            <text:p>0,98</text:p>
          </table:table-cell>
          <table:table-cell office:value-type="float" office:value="7.29182053">
            <text:p>7,29</text:p>
          </table:table-cell>
          <table:table-cell office:value-type="float" office:value="9">
            <text:p>9</text:p>
          </table:table-cell>
          <table:table-cell office:value-type="float" office:value="19.21923828">
            <text:p>19,22</text:p>
          </table:table-cell>
          <table:table-cell office:value-type="float" office:value="0.19793811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6562576">
            <text:p>18,97</text:p>
          </table:table-cell>
          <table:table-cell table:formula="oooc:=['4530_030_74V 5P100'.C37]-[pgach030.C37]-['pgach030V 5P  0'.C37]+['pgach030V 0P  0'.C37]" office:value-type="float" office:value="-0.11464246">
            <text:p>-0,11</text:p>
          </table:table-cell>
          <table:table-cell table:formula="oooc:=['4530_030_74V 5P100'.D37]-[pgach030.D37]-['pgach030V 5P  0'.D37]+['pgach030V 0P  0'.D37]" office:value-type="float" office:value="-0.14947748">
            <text:p>-0,15</text:p>
          </table:table-cell>
          <table:table-cell table:formula="oooc:=['4530_030_74V 5P100'.E37]-[pgach030.E37]-['pgach030V 5P  0'.E37]+['pgach030V 0P  0'.E37]" office:value-type="float" office:value="0.07202142">
            <text:p>0,07</text:p>
          </table:table-cell>
          <table:table-cell table:formula="oooc:=['4530_030_74V 5P100'.F37]-[pgach030.F37]-['pgach030V 5P  0'.F37]+['pgach030V 0P  0'.F37]" office:value-type="float" office:value="-0.03935012">
            <text:p>-0,04</text:p>
          </table:table-cell>
          <table:table-cell table:formula="oooc:=['4530_030_74V 5P100'.G37]-[pgach030.G37]-['pgach030V 5P  0'.G37]+['pgach030V 0P  0'.G37]" office:value-type="float" office:value="-0.18647501">
            <text:p>-0,19</text:p>
          </table:table-cell>
          <table:table-cell office:value-type="float" office:value="-0.00613148">
            <text:p>-0,01</text:p>
          </table:table-cell>
          <table:table-cell office:value-type="float" office:value="0.00590423">
            <text:p>0,01</text:p>
          </table:table-cell>
          <table:table-cell office:value-type="float" office:value="8546.03515625">
            <text:p>8546,04</text:p>
          </table:table-cell>
          <table:table-cell office:value-type="float" office:value="0.98121947">
            <text:p>0,98</text:p>
          </table:table-cell>
          <table:table-cell office:value-type="float" office:value="7.29082441">
            <text:p>7,29</text:p>
          </table:table-cell>
          <table:table-cell office:value-type="float" office:value="10">
            <text:p>10</text:p>
          </table:table-cell>
          <table:table-cell office:value-type="float" office:value="18.96562576">
            <text:p>18,97</text:p>
          </table:table-cell>
          <table:table-cell office:value-type="float" office:value="0.20604602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4130783">
            <text:p>19,14</text:p>
          </table:table-cell>
          <table:table-cell table:formula="oooc:=['4530_030_74V 5P100'.C38]-[pgach030.C38]-['pgach030V 5P  0'.C38]+['pgach030V 0P  0'.C38]" office:value-type="float" office:value="-0.11444569">
            <text:p>-0,11</text:p>
          </table:table-cell>
          <table:table-cell table:formula="oooc:=['4530_030_74V 5P100'.D38]-[pgach030.D38]-['pgach030V 5P  0'.D38]+['pgach030V 0P  0'.D38]" office:value-type="float" office:value="-0.14856649">
            <text:p>-0,15</text:p>
          </table:table-cell>
          <table:table-cell table:formula="oooc:=['4530_030_74V 5P100'.E38]-[pgach030.E38]-['pgach030V 5P  0'.E38]+['pgach030V 0P  0'.E38]" office:value-type="float" office:value="0.07591565">
            <text:p>0,08</text:p>
          </table:table-cell>
          <table:table-cell table:formula="oooc:=['4530_030_74V 5P100'.F38]-[pgach030.F38]-['pgach030V 5P  0'.F38]+['pgach030V 0P  0'.F38]" office:value-type="float" office:value="-0.0369636">
            <text:p>-0,04</text:p>
          </table:table-cell>
          <table:table-cell table:formula="oooc:=['4530_030_74V 5P100'.G38]-[pgach030.G38]-['pgach030V 5P  0'.G38]+['pgach030V 0P  0'.G38]" office:value-type="float" office:value="-0.18947461">
            <text:p>-0,19</text:p>
          </table:table-cell>
          <table:table-cell office:value-type="float" office:value="0.00147919">
            <text:p>0</text:p>
          </table:table-cell>
          <table:table-cell office:value-type="float" office:value="0.00295846">
            <text:p>0</text:p>
          </table:table-cell>
          <table:table-cell office:value-type="float" office:value="8545.46875">
            <text:p>8545,47</text:p>
          </table:table-cell>
          <table:table-cell office:value-type="float" office:value="0.98170161">
            <text:p>0,98</text:p>
          </table:table-cell>
          <table:table-cell office:value-type="float" office:value="7.28962326">
            <text:p>7,29</text:p>
          </table:table-cell>
          <table:table-cell office:value-type="float" office:value="11">
            <text:p>11</text:p>
          </table:table-cell>
          <table:table-cell office:value-type="float" office:value="19.14130783">
            <text:p>19,14</text:p>
          </table:table-cell>
          <table:table-cell office:value-type="float" office:value="0.21506482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table:formula="oooc:=['4530_030_74V 5P100'.C39]-[pgach030.C39]-['pgach030V 5P  0'.C39]+['pgach030V 0P  0'.C39]" office:value-type="float" office:value="-0.11386353">
            <text:p>-0,11</text:p>
          </table:table-cell>
          <table:table-cell table:formula="oooc:=['4530_030_74V 5P100'.D39]-[pgach030.D39]-['pgach030V 5P  0'.D39]+['pgach030V 0P  0'.D39]" office:value-type="float" office:value="-0.14836068">
            <text:p>-0,15</text:p>
          </table:table-cell>
          <table:table-cell table:formula="oooc:=['4530_030_74V 5P100'.E39]-[pgach030.E39]-['pgach030V 5P  0'.E39]+['pgach030V 0P  0'.E39]" office:value-type="float" office:value="0.07688497">
            <text:p>0,08</text:p>
          </table:table-cell>
          <table:table-cell table:formula="oooc:=['4530_030_74V 5P100'.F39]-[pgach030.F39]-['pgach030V 5P  0'.F39]+['pgach030V 0P  0'.F39]" office:value-type="float" office:value="-0.03367874">
            <text:p>-0,03</text:p>
          </table:table-cell>
          <table:table-cell table:formula="oooc:=['4530_030_74V 5P100'.G39]-[pgach030.G39]-['pgach030V 5P  0'.G39]+['pgach030V 0P  0'.G39]" office:value-type="float" office:value="-0.18979027">
            <text:p>-0,19</text:p>
          </table:table-cell>
          <table:table-cell office:value-type="float" office:value="0.00924361">
            <text:p>0,01</text:p>
          </table:table-cell>
          <table:table-cell office:value-type="float" office:value="-0.00016506">
            <text:p>0</text:p>
          </table:table-cell>
          <table:table-cell office:value-type="float" office:value="8535.8203125">
            <text:p>8535,82</text:p>
          </table:table-cell>
          <table:table-cell office:value-type="float" office:value="0.98248899">
            <text:p>0,98</text:p>
          </table:table-cell>
          <table:table-cell office:value-type="float" office:value="7.29037046">
            <text:p>7,29</text:p>
          </table:table-cell>
          <table:table-cell office:value-type="float" office:value="12">
            <text:p>12</text:p>
          </table:table-cell>
          <table:table-cell office:value-type="float" office:value="19.12148476">
            <text:p>19,12</text:p>
          </table:table-cell>
          <table:table-cell office:value-type="float" office:value="0.2229275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261795">
            <text:p>19,38</text:p>
          </table:table-cell>
          <table:table-cell table:formula="oooc:=['4530_030_74V 5P100'.C40]-[pgach030.C40]-['pgach030V 5P  0'.C40]+['pgach030V 0P  0'.C40]" office:value-type="float" office:value="-0.11433385">
            <text:p>-0,11</text:p>
          </table:table-cell>
          <table:table-cell table:formula="oooc:=['4530_030_74V 5P100'.D40]-[pgach030.D40]-['pgach030V 5P  0'.D40]+['pgach030V 0P  0'.D40]" office:value-type="float" office:value="-0.14795845">
            <text:p>-0,15</text:p>
          </table:table-cell>
          <table:table-cell table:formula="oooc:=['4530_030_74V 5P100'.E40]-[pgach030.E40]-['pgach030V 5P  0'.E40]+['pgach030V 0P  0'.E40]" office:value-type="float" office:value="0.08137013">
            <text:p>0,08</text:p>
          </table:table-cell>
          <table:table-cell table:formula="oooc:=['4530_030_74V 5P100'.F40]-[pgach030.F40]-['pgach030V 5P  0'.F40]+['pgach030V 0P  0'.F40]" office:value-type="float" office:value="-0.03175609">
            <text:p>-0,03</text:p>
          </table:table-cell>
          <table:table-cell table:formula="oooc:=['4530_030_74V 5P100'.G40]-[pgach030.G40]-['pgach030V 5P  0'.G40]+['pgach030V 0P  0'.G40]" office:value-type="float" office:value="-0.19143478">
            <text:p>-0,19</text:p>
          </table:table-cell>
          <table:table-cell office:value-type="float" office:value="0.01701599">
            <text:p>0,02</text:p>
          </table:table-cell>
          <table:table-cell office:value-type="float" office:value="-0.00338382">
            <text:p>0</text:p>
          </table:table-cell>
          <table:table-cell office:value-type="float" office:value="8534.98046875">
            <text:p>8534,98</text:p>
          </table:table-cell>
          <table:table-cell office:value-type="float" office:value="0.9823364">
            <text:p>0,98</text:p>
          </table:table-cell>
          <table:table-cell office:value-type="float" office:value="7.29165936">
            <text:p>7,29</text:p>
          </table:table-cell>
          <table:table-cell office:value-type="float" office:value="13">
            <text:p>13</text:p>
          </table:table-cell>
          <table:table-cell office:value-type="float" office:value="19.38261795">
            <text:p>19,38</text:p>
          </table:table-cell>
          <table:table-cell office:value-type="float" office:value="0.23111047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2675705">
            <text:p>19,23</text:p>
          </table:table-cell>
          <table:table-cell table:formula="oooc:=['4530_030_74V 5P100'.C41]-[pgach030.C41]-['pgach030V 5P  0'.C41]+['pgach030V 0P  0'.C41]" office:value-type="float" office:value="-0.11519891">
            <text:p>-0,12</text:p>
          </table:table-cell>
          <table:table-cell table:formula="oooc:=['4530_030_74V 5P100'.D41]-[pgach030.D41]-['pgach030V 5P  0'.D41]+['pgach030V 0P  0'.D41]" office:value-type="float" office:value="-0.1470652">
            <text:p>-0,15</text:p>
          </table:table-cell>
          <table:table-cell table:formula="oooc:=['4530_030_74V 5P100'.E41]-[pgach030.E41]-['pgach030V 5P  0'.E41]+['pgach030V 0P  0'.E41]" office:value-type="float" office:value="0.08391918">
            <text:p>0,08</text:p>
          </table:table-cell>
          <table:table-cell table:formula="oooc:=['4530_030_74V 5P100'.F41]-[pgach030.F41]-['pgach030V 5P  0'.F41]+['pgach030V 0P  0'.F41]" office:value-type="float" office:value="-0.02765521">
            <text:p>-0,03</text:p>
          </table:table-cell>
          <table:table-cell table:formula="oooc:=['4530_030_74V 5P100'.G41]-[pgach030.G41]-['pgach030V 5P  0'.G41]+['pgach030V 0P  0'.G41]" office:value-type="float" office:value="-0.19335771">
            <text:p>-0,19</text:p>
          </table:table-cell>
          <table:table-cell office:value-type="float" office:value="0.02470089">
            <text:p>0,02</text:p>
          </table:table-cell>
          <table:table-cell office:value-type="float" office:value="-0.00690096">
            <text:p>-0,01</text:p>
          </table:table-cell>
          <table:table-cell office:value-type="float" office:value="8533.7109375">
            <text:p>8533,71</text:p>
          </table:table-cell>
          <table:table-cell office:value-type="float" office:value="0.98311156">
            <text:p>0,98</text:p>
          </table:table-cell>
          <table:table-cell office:value-type="float" office:value="7.29192305">
            <text:p>7,29</text:p>
          </table:table-cell>
          <table:table-cell office:value-type="float" office:value="14">
            <text:p>14</text:p>
          </table:table-cell>
          <table:table-cell office:value-type="float" office:value="19.22675705">
            <text:p>19,23</text:p>
          </table:table-cell>
          <table:table-cell office:value-type="float" office:value="0.23986401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521446">
            <text:p>19,25</text:p>
          </table:table-cell>
          <table:table-cell table:formula="oooc:=['4530_030_74V 5P100'.C42]-[pgach030.C42]-['pgach030V 5P  0'.C42]+['pgach030V 0P  0'.C42]" office:value-type="float" office:value="-0.11463782">
            <text:p>-0,11</text:p>
          </table:table-cell>
          <table:table-cell table:formula="oooc:=['4530_030_74V 5P100'.D42]-[pgach030.D42]-['pgach030V 5P  0'.D42]+['pgach030V 0P  0'.D42]" office:value-type="float" office:value="-0.14711352">
            <text:p>-0,15</text:p>
          </table:table-cell>
          <table:table-cell table:formula="oooc:=['4530_030_74V 5P100'.E42]-[pgach030.E42]-['pgach030V 5P  0'.E42]+['pgach030V 0P  0'.E42]" office:value-type="float" office:value="0.08626297">
            <text:p>0,09</text:p>
          </table:table-cell>
          <table:table-cell table:formula="oooc:=['4530_030_74V 5P100'.F42]-[pgach030.F42]-['pgach030V 5P  0'.F42]+['pgach030V 0P  0'.F42]" office:value-type="float" office:value="-0.02493469">
            <text:p>-0,02</text:p>
          </table:table-cell>
          <table:table-cell table:formula="oooc:=['4530_030_74V 5P100'.G42]-[pgach030.G42]-['pgach030V 5P  0'.G42]+['pgach030V 0P  0'.G42]" office:value-type="float" office:value="-0.19415598">
            <text:p>-0,19</text:p>
          </table:table-cell>
          <table:table-cell office:value-type="float" office:value="0.0318291">
            <text:p>0,03</text:p>
          </table:table-cell>
          <table:table-cell office:value-type="float" office:value="-0.01066253">
            <text:p>-0,01</text:p>
          </table:table-cell>
          <table:table-cell office:value-type="float" office:value="8525.72265625">
            <text:p>8525,72</text:p>
          </table:table-cell>
          <table:table-cell office:value-type="float" office:value="0.98379517">
            <text:p>0,98</text:p>
          </table:table-cell>
          <table:table-cell office:value-type="float" office:value="7.29173279">
            <text:p>7,29</text:p>
          </table:table-cell>
          <table:table-cell office:value-type="float" office:value="15">
            <text:p>15</text:p>
          </table:table-cell>
          <table:table-cell office:value-type="float" office:value="19.24521446">
            <text:p>19,25</text:p>
          </table:table-cell>
          <table:table-cell office:value-type="float" office:value="0.24846241">
            <text:p>0,2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2040977">
            <text:p>19,32</text:p>
          </table:table-cell>
          <table:table-cell table:formula="oooc:=['4530_030_74V 5P100'.C43]-[pgach030.C43]-['pgach030V 5P  0'.C43]+['pgach030V 0P  0'.C43]" office:value-type="float" office:value="-0.11439912">
            <text:p>-0,11</text:p>
          </table:table-cell>
          <table:table-cell table:formula="oooc:=['4530_030_74V 5P100'.D43]-[pgach030.D43]-['pgach030V 5P  0'.D43]+['pgach030V 0P  0'.D43]" office:value-type="float" office:value="-0.14668906">
            <text:p>-0,15</text:p>
          </table:table-cell>
          <table:table-cell table:formula="oooc:=['4530_030_74V 5P100'.E43]-[pgach030.E43]-['pgach030V 5P  0'.E43]+['pgach030V 0P  0'.E43]" office:value-type="float" office:value="0.08861245">
            <text:p>0,09</text:p>
          </table:table-cell>
          <table:table-cell table:formula="oooc:=['4530_030_74V 5P100'.F43]-[pgach030.F43]-['pgach030V 5P  0'.F43]+['pgach030V 0P  0'.F43]" office:value-type="float" office:value="-0.02136372">
            <text:p>-0,02</text:p>
          </table:table-cell>
          <table:table-cell table:formula="oooc:=['4530_030_74V 5P100'.G43]-[pgach030.G43]-['pgach030V 5P  0'.G43]+['pgach030V 0P  0'.G43]" office:value-type="float" office:value="-0.19374791">
            <text:p>-0,19</text:p>
          </table:table-cell>
          <table:table-cell office:value-type="float" office:value="0.03951135">
            <text:p>0,04</text:p>
          </table:table-cell>
          <table:table-cell office:value-type="float" office:value="-0.01488437">
            <text:p>-0,01</text:p>
          </table:table-cell>
          <table:table-cell office:value-type="float" office:value="8526.09375">
            <text:p>8526,09</text:p>
          </table:table-cell>
          <table:table-cell office:value-type="float" office:value="0.98410642">
            <text:p>0,98</text:p>
          </table:table-cell>
          <table:table-cell office:value-type="float" office:value="7.29258204">
            <text:p>7,29</text:p>
          </table:table-cell>
          <table:table-cell office:value-type="float" office:value="16">
            <text:p>16</text:p>
          </table:table-cell>
          <table:table-cell office:value-type="float" office:value="19.32040977">
            <text:p>19,32</text:p>
          </table:table-cell>
          <table:table-cell office:value-type="float" office:value="0.25699574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3232384">
            <text:p>19,53</text:p>
          </table:table-cell>
          <table:table-cell table:formula="oooc:=['4530_030_74V 5P100'.C44]-[pgach030.C44]-['pgach030V 5P  0'.C44]+['pgach030V 0P  0'.C44]" office:value-type="float" office:value="-0.11715976">
            <text:p>-0,12</text:p>
          </table:table-cell>
          <table:table-cell table:formula="oooc:=['4530_030_74V 5P100'.D44]-[pgach030.D44]-['pgach030V 5P  0'.D44]+['pgach030V 0P  0'.D44]" office:value-type="float" office:value="-0.14439212">
            <text:p>-0,14</text:p>
          </table:table-cell>
          <table:table-cell table:formula="oooc:=['4530_030_74V 5P100'.E44]-[pgach030.E44]-['pgach030V 5P  0'.E44]+['pgach030V 0P  0'.E44]" office:value-type="float" office:value="0.09037571">
            <text:p>0,09</text:p>
          </table:table-cell>
          <table:table-cell table:formula="oooc:=['4530_030_74V 5P100'.F44]-[pgach030.F44]-['pgach030V 5P  0'.F44]+['pgach030V 0P  0'.F44]" office:value-type="float" office:value="-0.01924788">
            <text:p>-0,02</text:p>
          </table:table-cell>
          <table:table-cell table:formula="oooc:=['4530_030_74V 5P100'.G44]-[pgach030.G44]-['pgach030V 5P  0'.G44]+['pgach030V 0P  0'.G44]" office:value-type="float" office:value="-0.19288471">
            <text:p>-0,19</text:p>
          </table:table-cell>
          <table:table-cell office:value-type="float" office:value="0.04737916">
            <text:p>0,05</text:p>
          </table:table-cell>
          <table:table-cell office:value-type="float" office:value="-0.01946173">
            <text:p>-0,02</text:p>
          </table:table-cell>
          <table:table-cell office:value-type="float" office:value="8513.984375">
            <text:p>8513,98</text:p>
          </table:table-cell>
          <table:table-cell office:value-type="float" office:value="0.98467404">
            <text:p>0,98</text:p>
          </table:table-cell>
          <table:table-cell office:value-type="float" office:value="7.29026794">
            <text:p>7,29</text:p>
          </table:table-cell>
          <table:table-cell office:value-type="float" office:value="17">
            <text:p>17</text:p>
          </table:table-cell>
          <table:table-cell office:value-type="float" office:value="19.53232384">
            <text:p>19,53</text:p>
          </table:table-cell>
          <table:table-cell office:value-type="float" office:value="0.26534387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5019608">
            <text:p>19,15</text:p>
          </table:table-cell>
          <table:table-cell table:formula="oooc:=['4530_030_74V 5P100'.C45]-[pgach030.C45]-['pgach030V 5P  0'.C45]+['pgach030V 0P  0'.C45]" office:value-type="float" office:value="-0.11540127">
            <text:p>-0,12</text:p>
          </table:table-cell>
          <table:table-cell table:formula="oooc:=['4530_030_74V 5P100'.D45]-[pgach030.D45]-['pgach030V 5P  0'.D45]+['pgach030V 0P  0'.D45]" office:value-type="float" office:value="-0.1450703">
            <text:p>-0,15</text:p>
          </table:table-cell>
          <table:table-cell table:formula="oooc:=['4530_030_74V 5P100'.E45]-[pgach030.E45]-['pgach030V 5P  0'.E45]+['pgach030V 0P  0'.E45]" office:value-type="float" office:value="0.09257814">
            <text:p>0,09</text:p>
          </table:table-cell>
          <table:table-cell table:formula="oooc:=['4530_030_74V 5P100'.F45]-[pgach030.F45]-['pgach030V 5P  0'.F45]+['pgach030V 0P  0'.F45]" office:value-type="float" office:value="-0.01593424">
            <text:p>-0,02</text:p>
          </table:table-cell>
          <table:table-cell table:formula="oooc:=['4530_030_74V 5P100'.G45]-[pgach030.G45]-['pgach030V 5P  0'.G45]+['pgach030V 0P  0'.G45]" office:value-type="float" office:value="-0.19498315">
            <text:p>-0,19</text:p>
          </table:table-cell>
          <table:table-cell office:value-type="float" office:value="0.05446231">
            <text:p>0,05</text:p>
          </table:table-cell>
          <table:table-cell office:value-type="float" office:value="-0.02420734">
            <text:p>-0,02</text:p>
          </table:table-cell>
          <table:table-cell office:value-type="float" office:value="8505.703125">
            <text:p>8505,7</text:p>
          </table:table-cell>
          <table:table-cell office:value-type="float" office:value="0.98547971">
            <text:p>0,99</text:p>
          </table:table-cell>
          <table:table-cell office:value-type="float" office:value="7.29116154">
            <text:p>7,29</text:p>
          </table:table-cell>
          <table:table-cell office:value-type="float" office:value="18">
            <text:p>18</text:p>
          </table:table-cell>
          <table:table-cell office:value-type="float" office:value="19.15019608">
            <text:p>19,15</text:p>
          </table:table-cell>
          <table:table-cell office:value-type="float" office:value="0.2732566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0029221">
            <text:p>19,1</text:p>
          </table:table-cell>
          <table:table-cell table:formula="oooc:=['4530_030_74V 5P100'.C46]-[pgach030.C46]-['pgach030V 5P  0'.C46]+['pgach030V 0P  0'.C46]" office:value-type="float" office:value="-0.11295187">
            <text:p>-0,11</text:p>
          </table:table-cell>
          <table:table-cell table:formula="oooc:=['4530_030_74V 5P100'.D46]-[pgach030.D46]-['pgach030V 5P  0'.D46]+['pgach030V 0P  0'.D46]" office:value-type="float" office:value="-0.14720523">
            <text:p>-0,15</text:p>
          </table:table-cell>
          <table:table-cell table:formula="oooc:=['4530_030_74V 5P100'.E46]-[pgach030.E46]-['pgach030V 5P  0'.E46]+['pgach030V 0P  0'.E46]" office:value-type="float" office:value="0.0948756">
            <text:p>0,09</text:p>
          </table:table-cell>
          <table:table-cell table:formula="oooc:=['4530_030_74V 5P100'.F46]-[pgach030.F46]-['pgach030V 5P  0'.F46]+['pgach030V 0P  0'.F46]" office:value-type="float" office:value="-0.01044054">
            <text:p>-0,01</text:p>
          </table:table-cell>
          <table:table-cell table:formula="oooc:=['4530_030_74V 5P100'.G46]-[pgach030.G46]-['pgach030V 5P  0'.G46]+['pgach030V 0P  0'.G46]" office:value-type="float" office:value="-0.19678427">
            <text:p>-0,2</text:p>
          </table:table-cell>
          <table:table-cell office:value-type="float" office:value="0.06225324">
            <text:p>0,06</text:p>
          </table:table-cell>
          <table:table-cell office:value-type="float" office:value="-0.02903547">
            <text:p>-0,03</text:p>
          </table:table-cell>
          <table:table-cell office:value-type="float" office:value="8499.47265625">
            <text:p>8499,47</text:p>
          </table:table-cell>
          <table:table-cell office:value-type="float" office:value="0.98568726">
            <text:p>0,99</text:p>
          </table:table-cell>
          <table:table-cell office:value-type="float" office:value="7.29086828">
            <text:p>7,29</text:p>
          </table:table-cell>
          <table:table-cell office:value-type="float" office:value="19">
            <text:p>19</text:p>
          </table:table-cell>
          <table:table-cell office:value-type="float" office:value="19.10029221">
            <text:p>19,1</text:p>
          </table:table-cell>
          <table:table-cell office:value-type="float" office:value="0.28130445">
            <text:p>0,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7900391">
            <text:p>19,48</text:p>
          </table:table-cell>
          <table:table-cell table:formula="oooc:=['4530_030_74V 5P100'.C47]-[pgach030.C47]-['pgach030V 5P  0'.C47]+['pgach030V 0P  0'.C47]" office:value-type="float" office:value="-0.11371109">
            <text:p>-0,11</text:p>
          </table:table-cell>
          <table:table-cell table:formula="oooc:=['4530_030_74V 5P100'.D47]-[pgach030.D47]-['pgach030V 5P  0'.D47]+['pgach030V 0P  0'.D47]" office:value-type="float" office:value="-0.1465507">
            <text:p>-0,15</text:p>
          </table:table-cell>
          <table:table-cell table:formula="oooc:=['4530_030_74V 5P100'.E47]-[pgach030.E47]-['pgach030V 5P  0'.E47]+['pgach030V 0P  0'.E47]" office:value-type="float" office:value="0.09728138">
            <text:p>0,1</text:p>
          </table:table-cell>
          <table:table-cell table:formula="oooc:=['4530_030_74V 5P100'.F47]-[pgach030.F47]-['pgach030V 5P  0'.F47]+['pgach030V 0P  0'.F47]" office:value-type="float" office:value="-0.00700962999999999">
            <text:p>-0,01</text:p>
          </table:table-cell>
          <table:table-cell table:formula="oooc:=['4530_030_74V 5P100'.G47]-[pgach030.G47]-['pgach030V 5P  0'.G47]+['pgach030V 0P  0'.G47]" office:value-type="float" office:value="-0.19738945">
            <text:p>-0,2</text:p>
          </table:table-cell>
          <table:table-cell office:value-type="float" office:value="0.06908986">
            <text:p>0,07</text:p>
          </table:table-cell>
          <table:table-cell office:value-type="float" office:value="-0.03420644">
            <text:p>-0,03</text:p>
          </table:table-cell>
          <table:table-cell office:value-type="float" office:value="8495.8203125">
            <text:p>8495,82</text:p>
          </table:table-cell>
          <table:table-cell office:value-type="float" office:value="0.98703003">
            <text:p>0,99</text:p>
          </table:table-cell>
          <table:table-cell office:value-type="float" office:value="7.29050207">
            <text:p>7,29</text:p>
          </table:table-cell>
          <table:table-cell office:value-type="float" office:value="20">
            <text:p>20</text:p>
          </table:table-cell>
          <table:table-cell office:value-type="float" office:value="19.47900391">
            <text:p>19,48</text:p>
          </table:table-cell>
          <table:table-cell office:value-type="float" office:value="0.28927222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5859375">
            <text:p>19,06</text:p>
          </table:table-cell>
          <table:table-cell table:formula="oooc:=['4530_030_74V 5P100'.C48]-[pgach030.C48]-['pgach030V 5P  0'.C48]+['pgach030V 0P  0'.C48]" office:value-type="float" office:value="-0.1108477">
            <text:p>-0,11</text:p>
          </table:table-cell>
          <table:table-cell table:formula="oooc:=['4530_030_74V 5P100'.D48]-[pgach030.D48]-['pgach030V 5P  0'.D48]+['pgach030V 0P  0'.D48]" office:value-type="float" office:value="-0.14771236">
            <text:p>-0,15</text:p>
          </table:table-cell>
          <table:table-cell table:formula="oooc:=['4530_030_74V 5P100'.E48]-[pgach030.E48]-['pgach030V 5P  0'.E48]+['pgach030V 0P  0'.E48]" office:value-type="float" office:value="0.10030686">
            <text:p>0,1</text:p>
          </table:table-cell>
          <table:table-cell table:formula="oooc:=['4530_030_74V 5P100'.F48]-[pgach030.F48]-['pgach030V 5P  0'.F48]+['pgach030V 0P  0'.F48]" office:value-type="float" office:value="-0.00422024000000001">
            <text:p>0</text:p>
          </table:table-cell>
          <table:table-cell table:formula="oooc:=['4530_030_74V 5P100'.G48]-[pgach030.G48]-['pgach030V 5P  0'.G48]+['pgach030V 0P  0'.G48]" office:value-type="float" office:value="-0.19770536">
            <text:p>-0,2</text:p>
          </table:table-cell>
          <table:table-cell office:value-type="float" office:value="0.07573826">
            <text:p>0,08</text:p>
          </table:table-cell>
          <table:table-cell office:value-type="float" office:value="-0.03899965">
            <text:p>-0,04</text:p>
          </table:table-cell>
          <table:table-cell office:value-type="float" office:value="8493.92578125">
            <text:p>8493,93</text:p>
          </table:table-cell>
          <table:table-cell office:value-type="float" office:value="0.98823851">
            <text:p>0,99</text:p>
          </table:table-cell>
          <table:table-cell office:value-type="float" office:value="7.29132271">
            <text:p>7,29</text:p>
          </table:table-cell>
          <table:table-cell office:value-type="float" office:value="21">
            <text:p>21</text:p>
          </table:table-cell>
          <table:table-cell office:value-type="float" office:value="19.05859375">
            <text:p>19,06</text:p>
          </table:table-cell>
          <table:table-cell office:value-type="float" office:value="0.29351136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548752">
            <text:p>19,18</text:p>
          </table:table-cell>
          <table:table-cell table:formula="oooc:=['4530_030_74V 5P100'.C49]-[pgach030.C49]-['pgach030V 5P  0'.C49]+['pgach030V 0P  0'.C49]" office:value-type="float" office:value="-0.10816336">
            <text:p>-0,11</text:p>
          </table:table-cell>
          <table:table-cell table:formula="oooc:=['4530_030_74V 5P100'.D49]-[pgach030.D49]-['pgach030V 5P  0'.D49]+['pgach030V 0P  0'.D49]" office:value-type="float" office:value="-0.1476528">
            <text:p>-0,15</text:p>
          </table:table-cell>
          <table:table-cell table:formula="oooc:=['4530_030_74V 5P100'.E49]-[pgach030.E49]-['pgach030V 5P  0'.E49]+['pgach030V 0P  0'.E49]" office:value-type="float" office:value="0.10245857">
            <text:p>0,1</text:p>
          </table:table-cell>
          <table:table-cell table:formula="oooc:=['4530_030_74V 5P100'.F49]-[pgach030.F49]-['pgach030V 5P  0'.F49]+['pgach030V 0P  0'.F49]" office:value-type="float" office:value="0.000890920000000003">
            <text:p>0</text:p>
          </table:table-cell>
          <table:table-cell table:formula="oooc:=['4530_030_74V 5P100'.G49]-[pgach030.G49]-['pgach030V 5P  0'.G49]+['pgach030V 0P  0'.G49]" office:value-type="float" office:value="-0.1985692">
            <text:p>-0,2</text:p>
          </table:table-cell>
          <table:table-cell office:value-type="float" office:value="0.08283202">
            <text:p>0,08</text:p>
          </table:table-cell>
          <table:table-cell office:value-type="float" office:value="-0.04475151">
            <text:p>-0,04</text:p>
          </table:table-cell>
          <table:table-cell office:value-type="float" office:value="8479.921875">
            <text:p>8479,92</text:p>
          </table:table-cell>
          <table:table-cell office:value-type="float" office:value="0.98782349">
            <text:p>0,99</text:p>
          </table:table-cell>
          <table:table-cell office:value-type="float" office:value="7.29023838">
            <text:p>7,29</text:p>
          </table:table-cell>
          <table:table-cell office:value-type="float" office:value="22">
            <text:p>22</text:p>
          </table:table-cell>
          <table:table-cell office:value-type="float" office:value="19.17548752">
            <text:p>19,18</text:p>
          </table:table-cell>
          <table:table-cell office:value-type="float" office:value="0.29990259">
            <text:p>0,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58992">
            <text:p>19,25</text:p>
          </table:table-cell>
          <table:table-cell table:formula="oooc:=['4530_030_74V 5P100'.C50]-[pgach030.C50]-['pgach030V 5P  0'.C50]+['pgach030V 0P  0'.C50]" office:value-type="float" office:value="-0.10628724">
            <text:p>-0,11</text:p>
          </table:table-cell>
          <table:table-cell table:formula="oooc:=['4530_030_74V 5P100'.D50]-[pgach030.D50]-['pgach030V 5P  0'.D50]+['pgach030V 0P  0'.D50]" office:value-type="float" office:value="-0.14825648">
            <text:p>-0,15</text:p>
          </table:table-cell>
          <table:table-cell table:formula="oooc:=['4530_030_74V 5P100'.E50]-[pgach030.E50]-['pgach030V 5P  0'.E50]+['pgach030V 0P  0'.E50]" office:value-type="float" office:value="0.10499776">
            <text:p>0,1</text:p>
          </table:table-cell>
          <table:table-cell table:formula="oooc:=['4530_030_74V 5P100'.F50]-[pgach030.F50]-['pgach030V 5P  0'.F50]+['pgach030V 0P  0'.F50]" office:value-type="float" office:value="0.00439375">
            <text:p>0</text:p>
          </table:table-cell>
          <table:table-cell table:formula="oooc:=['4530_030_74V 5P100'.G50]-[pgach030.G50]-['pgach030V 5P  0'.G50]+['pgach030V 0P  0'.G50]" office:value-type="float" office:value="-0.1984497">
            <text:p>-0,2</text:p>
          </table:table-cell>
          <table:table-cell office:value-type="float" office:value="0.08994167">
            <text:p>0,09</text:p>
          </table:table-cell>
          <table:table-cell office:value-type="float" office:value="-0.05064939">
            <text:p>-0,05</text:p>
          </table:table-cell>
          <table:table-cell office:value-type="float" office:value="8475.078125">
            <text:p>8475,08</text:p>
          </table:table-cell>
          <table:table-cell office:value-type="float" office:value="0.98842162">
            <text:p>0,99</text:p>
          </table:table-cell>
          <table:table-cell office:value-type="float" office:value="7.29176188">
            <text:p>7,29</text:p>
          </table:table-cell>
          <table:table-cell office:value-type="float" office:value="23">
            <text:p>23</text:p>
          </table:table-cell>
          <table:table-cell office:value-type="float" office:value="19.2458992">
            <text:p>19,25</text:p>
          </table:table-cell>
          <table:table-cell office:value-type="float" office:value="0.30762511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414101">
            <text:p>19,09</text:p>
          </table:table-cell>
          <table:table-cell table:formula="oooc:=['4530_030_74V 5P100'.C51]-[pgach030.C51]-['pgach030V 5P  0'.C51]+['pgach030V 0P  0'.C51]" office:value-type="float" office:value="-0.10618856">
            <text:p>-0,11</text:p>
          </table:table-cell>
          <table:table-cell table:formula="oooc:=['4530_030_74V 5P100'.D51]-[pgach030.D51]-['pgach030V 5P  0'.D51]+['pgach030V 0P  0'.D51]" office:value-type="float" office:value="-0.14764721">
            <text:p>-0,15</text:p>
          </table:table-cell>
          <table:table-cell table:formula="oooc:=['4530_030_74V 5P100'.E51]-[pgach030.E51]-['pgach030V 5P  0'.E51]+['pgach030V 0P  0'.E51]" office:value-type="float" office:value="0.10716517">
            <text:p>0,11</text:p>
          </table:table-cell>
          <table:table-cell table:formula="oooc:=['4530_030_74V 5P100'.F51]-[pgach030.F51]-['pgach030V 5P  0'.F51]+['pgach030V 0P  0'.F51]" office:value-type="float" office:value="0.00811253000000001">
            <text:p>0,01</text:p>
          </table:table-cell>
          <table:table-cell table:formula="oooc:=['4530_030_74V 5P100'.G51]-[pgach030.G51]-['pgach030V 5P  0'.G51]+['pgach030V 0P  0'.G51]" office:value-type="float" office:value="-0.19942459">
            <text:p>-0,2</text:p>
          </table:table-cell>
          <table:table-cell office:value-type="float" office:value="0.09677829">
            <text:p>0,1</text:p>
          </table:table-cell>
          <table:table-cell office:value-type="float" office:value="-0.05686788">
            <text:p>-0,06</text:p>
          </table:table-cell>
          <table:table-cell office:value-type="float" office:value="8465.48828125">
            <text:p>8465,49</text:p>
          </table:table-cell>
          <table:table-cell office:value-type="float" office:value="0.99067378">
            <text:p>0,99</text:p>
          </table:table-cell>
          <table:table-cell office:value-type="float" office:value="7.29059029">
            <text:p>7,29</text:p>
          </table:table-cell>
          <table:table-cell office:value-type="float" office:value="24">
            <text:p>24</text:p>
          </table:table-cell>
          <table:table-cell office:value-type="float" office:value="19.09414101">
            <text:p>19,09</text:p>
          </table:table-cell>
          <table:table-cell office:value-type="float" office:value="0.31370106">
            <text:p>0,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4560471">
            <text:p>19,05</text:p>
          </table:table-cell>
          <table:table-cell table:formula="oooc:=['4530_030_74V 5P100'.C52]-[pgach030.C52]-['pgach030V 5P  0'.C52]+['pgach030V 0P  0'.C52]" office:value-type="float" office:value="-0.10541296">
            <text:p>-0,11</text:p>
          </table:table-cell>
          <table:table-cell table:formula="oooc:=['4530_030_74V 5P100'.D52]-[pgach030.D52]-['pgach030V 5P  0'.D52]+['pgach030V 0P  0'.D52]" office:value-type="float" office:value="-0.1473603">
            <text:p>-0,15</text:p>
          </table:table-cell>
          <table:table-cell table:formula="oooc:=['4530_030_74V 5P100'.E52]-[pgach030.E52]-['pgach030V 5P  0'.E52]+['pgach030V 0P  0'.E52]" office:value-type="float" office:value="0.10867536">
            <text:p>0,11</text:p>
          </table:table-cell>
          <table:table-cell table:formula="oooc:=['4530_030_74V 5P100'.F52]-[pgach030.F52]-['pgach030V 5P  0'.F52]+['pgach030V 0P  0'.F52]" office:value-type="float" office:value="0.01105406">
            <text:p>0,01</text:p>
          </table:table-cell>
          <table:table-cell table:formula="oooc:=['4530_030_74V 5P100'.G52]-[pgach030.G52]-['pgach030V 5P  0'.G52]+['pgach030V 0P  0'.G52]" office:value-type="float" office:value="-0.20029742">
            <text:p>-0,2</text:p>
          </table:table-cell>
          <table:table-cell office:value-type="float" office:value="0.10433594">
            <text:p>0,1</text:p>
          </table:table-cell>
          <table:table-cell office:value-type="float" office:value="-0.06396247">
            <text:p>-0,06</text:p>
          </table:table-cell>
          <table:table-cell office:value-type="float" office:value="8455.859375">
            <text:p>8455,86</text:p>
          </table:table-cell>
          <table:table-cell office:value-type="float" office:value="0.99097288">
            <text:p>0,99</text:p>
          </table:table-cell>
          <table:table-cell office:value-type="float" office:value="7.28916931">
            <text:p>7,29</text:p>
          </table:table-cell>
          <table:table-cell office:value-type="float" office:value="25">
            <text:p>25</text:p>
          </table:table-cell>
          <table:table-cell office:value-type="float" office:value="19.04560471">
            <text:p>19,05</text:p>
          </table:table-cell>
          <table:table-cell office:value-type="float" office:value="0.32382092">
            <text:p>0,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298904">
            <text:p>19,26</text:p>
          </table:table-cell>
          <table:table-cell table:formula="oooc:=['4530_030_74V 5P100'.C53]-[pgach030.C53]-['pgach030V 5P  0'.C53]+['pgach030V 0P  0'.C53]" office:value-type="float" office:value="-0.10408941">
            <text:p>-0,1</text:p>
          </table:table-cell>
          <table:table-cell table:formula="oooc:=['4530_030_74V 5P100'.D53]-[pgach030.D53]-['pgach030V 5P  0'.D53]+['pgach030V 0P  0'.D53]" office:value-type="float" office:value="-0.1473443">
            <text:p>-0,15</text:p>
          </table:table-cell>
          <table:table-cell table:formula="oooc:=['4530_030_74V 5P100'.E53]-[pgach030.E53]-['pgach030V 5P  0'.E53]+['pgach030V 0P  0'.E53]" office:value-type="float" office:value="0.11189298">
            <text:p>0,11</text:p>
          </table:table-cell>
          <table:table-cell table:formula="oooc:=['4530_030_74V 5P100'.F53]-[pgach030.F53]-['pgach030V 5P  0'.F53]+['pgach030V 0P  0'.F53]" office:value-type="float" office:value="0.01433686">
            <text:p>0,01</text:p>
          </table:table-cell>
          <table:table-cell table:formula="oooc:=['4530_030_74V 5P100'.G53]-[pgach030.G53]-['pgach030V 5P  0'.G53]+['pgach030V 0P  0'.G53]" office:value-type="float" office:value="-0.20149004">
            <text:p>-0,2</text:p>
          </table:table-cell>
          <table:table-cell office:value-type="float" office:value="0.11171599">
            <text:p>0,11</text:p>
          </table:table-cell>
          <table:table-cell office:value-type="float" office:value="-0.07064124">
            <text:p>-0,07</text:p>
          </table:table-cell>
          <table:table-cell office:value-type="float" office:value="8450.44921875">
            <text:p>8450,45</text:p>
          </table:table-cell>
          <table:table-cell office:value-type="float" office:value="0.99312133">
            <text:p>0,99</text:p>
          </table:table-cell>
          <table:table-cell office:value-type="float" office:value="7.2914834">
            <text:p>7,29</text:p>
          </table:table-cell>
          <table:table-cell office:value-type="float" office:value="26">
            <text:p>26</text:p>
          </table:table-cell>
          <table:table-cell office:value-type="float" office:value="19.26298904">
            <text:p>19,26</text:p>
          </table:table-cell>
          <table:table-cell office:value-type="float" office:value="0.33237427">
            <text:p>0,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617226">
            <text:p>19,18</text:p>
          </table:table-cell>
          <table:table-cell table:formula="oooc:=['4530_030_74V 5P100'.C54]-[pgach030.C54]-['pgach030V 5P  0'.C54]+['pgach030V 0P  0'.C54]" office:value-type="float" office:value="-0.10522987">
            <text:p>-0,11</text:p>
          </table:table-cell>
          <table:table-cell table:formula="oooc:=['4530_030_74V 5P100'.D54]-[pgach030.D54]-['pgach030V 5P  0'.D54]+['pgach030V 0P  0'.D54]" office:value-type="float" office:value="-0.14520471">
            <text:p>-0,15</text:p>
          </table:table-cell>
          <table:table-cell table:formula="oooc:=['4530_030_74V 5P100'.E54]-[pgach030.E54]-['pgach030V 5P  0'.E54]+['pgach030V 0P  0'.E54]" office:value-type="float" office:value="0.1141004">
            <text:p>0,11</text:p>
          </table:table-cell>
          <table:table-cell table:formula="oooc:=['4530_030_74V 5P100'.F54]-[pgach030.F54]-['pgach030V 5P  0'.F54]+['pgach030V 0P  0'.F54]" office:value-type="float" office:value="0.01660064">
            <text:p>0,02</text:p>
          </table:table-cell>
          <table:table-cell table:formula="oooc:=['4530_030_74V 5P100'.G54]-[pgach030.G54]-['pgach030V 5P  0'.G54]+['pgach030V 0P  0'.G54]" office:value-type="float" office:value="-0.20299208">
            <text:p>-0,2</text:p>
          </table:table-cell>
          <table:table-cell office:value-type="float" office:value="0.11849429">
            <text:p>0,12</text:p>
          </table:table-cell>
          <table:table-cell office:value-type="float" office:value="-0.0779009">
            <text:p>-0,08</text:p>
          </table:table-cell>
          <table:table-cell office:value-type="float" office:value="8443.53515625">
            <text:p>8443,54</text:p>
          </table:table-cell>
          <table:table-cell office:value-type="float" office:value="0.99329221">
            <text:p>0,99</text:p>
          </table:table-cell>
          <table:table-cell office:value-type="float" office:value="7.28900814">
            <text:p>7,29</text:p>
          </table:table-cell>
          <table:table-cell office:value-type="float" office:value="27">
            <text:p>27</text:p>
          </table:table-cell>
          <table:table-cell office:value-type="float" office:value="19.17617226">
            <text:p>19,18</text:p>
          </table:table-cell>
          <table:table-cell office:value-type="float" office:value="0.3416183">
            <text:p>0,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0537033">
            <text:p>19,31</text:p>
          </table:table-cell>
          <table:table-cell table:formula="oooc:=['4530_030_74V 5P100'.C55]-[pgach030.C55]-['pgach030V 5P  0'.C55]+['pgach030V 0P  0'.C55]" office:value-type="float" office:value="-0.1052302">
            <text:p>-0,11</text:p>
          </table:table-cell>
          <table:table-cell table:formula="oooc:=['4530_030_74V 5P100'.D55]-[pgach030.D55]-['pgach030V 5P  0'.D55]+['pgach030V 0P  0'.D55]" office:value-type="float" office:value="-0.1438419">
            <text:p>-0,14</text:p>
          </table:table-cell>
          <table:table-cell table:formula="oooc:=['4530_030_74V 5P100'.E55]-[pgach030.E55]-['pgach030V 5P  0'.E55]+['pgach030V 0P  0'.E55]" office:value-type="float" office:value="0.1182849">
            <text:p>0,12</text:p>
          </table:table-cell>
          <table:table-cell table:formula="oooc:=['4530_030_74V 5P100'.F55]-[pgach030.F55]-['pgach030V 5P  0'.F55]+['pgach030V 0P  0'.F55]" office:value-type="float" office:value="0.01819044">
            <text:p>0,02</text:p>
          </table:table-cell>
          <table:table-cell table:formula="oooc:=['4530_030_74V 5P100'.G55]-[pgach030.G55]-['pgach030V 5P  0'.G55]+['pgach030V 0P  0'.G55]" office:value-type="float" office:value="-0.20307992">
            <text:p>-0,2</text:p>
          </table:table-cell>
          <table:table-cell office:value-type="float" office:value="0.12527524">
            <text:p>0,13</text:p>
          </table:table-cell>
          <table:table-cell office:value-type="float" office:value="-0.08478916">
            <text:p>-0,08</text:p>
          </table:table-cell>
          <table:table-cell office:value-type="float" office:value="8436.3671875">
            <text:p>8436,37</text:p>
          </table:table-cell>
          <table:table-cell office:value-type="float" office:value="0.99477535">
            <text:p>0,99</text:p>
          </table:table-cell>
          <table:table-cell office:value-type="float" office:value="7.29111719">
            <text:p>7,29</text:p>
          </table:table-cell>
          <table:table-cell office:value-type="float" office:value="28">
            <text:p>28</text:p>
          </table:table-cell>
          <table:table-cell office:value-type="float" office:value="19.30537033">
            <text:p>19,31</text:p>
          </table:table-cell>
          <table:table-cell office:value-type="float" office:value="0.3498213">
            <text:p>0,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4306564">
            <text:p>18,94</text:p>
          </table:table-cell>
          <table:table-cell table:formula="oooc:=['4530_030_74V 5P100'.C56]-[pgach030.C56]-['pgach030V 5P  0'.C56]+['pgach030V 0P  0'.C56]" office:value-type="float" office:value="-0.10468775">
            <text:p>-0,1</text:p>
          </table:table-cell>
          <table:table-cell table:formula="oooc:=['4530_030_74V 5P100'.D56]-[pgach030.D56]-['pgach030V 5P  0'.D56]+['pgach030V 0P  0'.D56]" office:value-type="float" office:value="-0.14442013">
            <text:p>-0,14</text:p>
          </table:table-cell>
          <table:table-cell table:formula="oooc:=['4530_030_74V 5P100'.E56]-[pgach030.E56]-['pgach030V 5P  0'.E56]+['pgach030V 0P  0'.E56]" office:value-type="float" office:value="0.12255428">
            <text:p>0,12</text:p>
          </table:table-cell>
          <table:table-cell table:formula="oooc:=['4530_030_74V 5P100'.F56]-[pgach030.F56]-['pgach030V 5P  0'.F56]+['pgach030V 0P  0'.F56]" office:value-type="float" office:value="0.02079391">
            <text:p>0,02</text:p>
          </table:table-cell>
          <table:table-cell table:formula="oooc:=['4530_030_74V 5P100'.G56]-[pgach030.G56]-['pgach030V 5P  0'.G56]+['pgach030V 0P  0'.G56]" office:value-type="float" office:value="-0.20741081">
            <text:p>-0,21</text:p>
          </table:table-cell>
          <table:table-cell office:value-type="float" office:value="0.13201112">
            <text:p>0,13</text:p>
          </table:table-cell>
          <table:table-cell office:value-type="float" office:value="-0.09229643">
            <text:p>-0,09</text:p>
          </table:table-cell>
          <table:table-cell office:value-type="float" office:value="8425.64453125">
            <text:p>8425,64</text:p>
          </table:table-cell>
          <table:table-cell office:value-type="float" office:value="0.99578857">
            <text:p>1</text:p>
          </table:table-cell>
          <table:table-cell office:value-type="float" office:value="7.29121971">
            <text:p>7,29</text:p>
          </table:table-cell>
          <table:table-cell office:value-type="float" office:value="29">
            <text:p>29</text:p>
          </table:table-cell>
          <table:table-cell office:value-type="float" office:value="18.94306564">
            <text:p>18,94</text:p>
          </table:table-cell>
          <table:table-cell office:value-type="float" office:value="0.35695824">
            <text:p>0,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7158279">
            <text:p>19,07</text:p>
          </table:table-cell>
          <table:table-cell table:formula="oooc:=['4530_030_74V 5P100'.C57]-[pgach030.C57]-['pgach030V 5P  0'.C57]+['pgach030V 0P  0'.C57]" office:value-type="float" office:value="-0.10758954">
            <text:p>-0,11</text:p>
          </table:table-cell>
          <table:table-cell table:formula="oooc:=['4530_030_74V 5P100'.D57]-[pgach030.D57]-['pgach030V 5P  0'.D57]+['pgach030V 0P  0'.D57]" office:value-type="float" office:value="-0.14592407">
            <text:p>-0,15</text:p>
          </table:table-cell>
          <table:table-cell table:formula="oooc:=['4530_030_74V 5P100'.E57]-[pgach030.E57]-['pgach030V 5P  0'.E57]+['pgach030V 0P  0'.E57]" office:value-type="float" office:value="0.12811035">
            <text:p>0,13</text:p>
          </table:table-cell>
          <table:table-cell table:formula="oooc:=['4530_030_74V 5P100'.F57]-[pgach030.F57]-['pgach030V 5P  0'.F57]+['pgach030V 0P  0'.F57]" office:value-type="float" office:value="0.02346872">
            <text:p>0,02</text:p>
          </table:table-cell>
          <table:table-cell table:formula="oooc:=['4530_030_74V 5P100'.G57]-[pgach030.G57]-['pgach030V 5P  0'.G57]+['pgach030V 0P  0'.G57]" office:value-type="float" office:value="-0.22115515">
            <text:p>-0,22</text:p>
          </table:table-cell>
          <table:table-cell office:value-type="float" office:value="0.13879737">
            <text:p>0,14</text:p>
          </table:table-cell>
          <table:table-cell office:value-type="float" office:value="-0.09993065">
            <text:p>-0,1</text:p>
          </table:table-cell>
          <table:table-cell office:value-type="float" office:value="8415.9375">
            <text:p>8415,94</text:p>
          </table:table-cell>
          <table:table-cell office:value-type="float" office:value="0.99619746">
            <text:p>1</text:p>
          </table:table-cell>
          <table:table-cell office:value-type="float" office:value="7.2899456">
            <text:p>7,29</text:p>
          </table:table-cell>
          <table:table-cell office:value-type="float" office:value="30">
            <text:p>30</text:p>
          </table:table-cell>
          <table:table-cell office:value-type="float" office:value="19.07158279">
            <text:p>19,07</text:p>
          </table:table-cell>
          <table:table-cell office:value-type="float" office:value="0.36401013">
            <text:p>0,36</text:p>
          </table:table-cell>
        </table:table-row>
      </table:table>
      <table:table table:name="4530_030_74V 5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office:value-type="string">
            <text:p>ServiceLab - V 7,00,04</text:p>
          </table:table-cell>
          <table:table-cell table:number-columns-repeated="25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26/10/06, 10:53:03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530-030-74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6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530-03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63681602">
            <text:p>18,64</text:p>
          </table:table-cell>
          <table:table-cell office:value-type="float" office:value="-0.17222324">
            <text:p>-0,17</text:p>
          </table:table-cell>
          <table:table-cell office:value-type="float" office:value="-0.16328534">
            <text:p>-0,16</text:p>
          </table:table-cell>
          <table:table-cell office:value-type="float" office:value="-0.1017312">
            <text:p>-0,1</text:p>
          </table:table-cell>
          <table:table-cell office:value-type="float" office:value="-0.16918495">
            <text:p>-0,17</text:p>
          </table:table-cell>
          <table:table-cell office:value-type="float" office:value="-0.50680226">
            <text:p>-0,51</text:p>
          </table:table-cell>
          <table:table-cell office:value-type="float" office:value="-0.12232216">
            <text:p>-0,12</text:p>
          </table:table-cell>
          <table:table-cell office:value-type="float" office:value="0.01322738">
            <text:p>0,01</text:p>
          </table:table-cell>
          <table:table-cell office:value-type="float" office:value="8564.66796875">
            <text:p>8564,67</text:p>
          </table:table-cell>
          <table:table-cell office:value-type="float" office:value="0.97899777">
            <text:p>0,98</text:p>
          </table:table-cell>
          <table:table-cell office:value-type="float" office:value="7.2916007">
            <text:p>7,29</text:p>
          </table:table-cell>
          <table:table-cell office:value-type="float" office:value="-5">
            <text:p>-5</text:p>
          </table:table-cell>
          <table:table-cell office:value-type="float" office:value="18.63681602">
            <text:p>18,64</text:p>
          </table:table-cell>
          <table:table-cell office:value-type="float" office:value="0.09169947">
            <text:p>0,09</text:p>
          </table:table-cell>
          <table:table-cell/>
          <table:table-cell office:value-type="float" office:value="0.50680226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6044998">
            <text:p>19,16</text:p>
          </table:table-cell>
          <table:table-cell office:value-type="float" office:value="-0.17194663">
            <text:p>-0,17</text:p>
          </table:table-cell>
          <table:table-cell office:value-type="float" office:value="-0.15987207">
            <text:p>-0,16</text:p>
          </table:table-cell>
          <table:table-cell office:value-type="float" office:value="-0.09868381">
            <text:p>-0,1</text:p>
          </table:table-cell>
          <table:table-cell office:value-type="float" office:value="-0.16571908">
            <text:p>-0,17</text:p>
          </table:table-cell>
          <table:table-cell office:value-type="float" office:value="-0.48347133">
            <text:p>-0,48</text:p>
          </table:table-cell>
          <table:table-cell office:value-type="float" office:value="-0.11470088">
            <text:p>-0,11</text:p>
          </table:table-cell>
          <table:table-cell office:value-type="float" office:value="0.0148812">
            <text:p>0,01</text:p>
          </table:table-cell>
          <table:table-cell office:value-type="float" office:value="8565.8984375">
            <text:p>8565,9</text:p>
          </table:table-cell>
          <table:table-cell office:value-type="float" office:value="0.97822261">
            <text:p>0,98</text:p>
          </table:table-cell>
          <table:table-cell office:value-type="float" office:value="7.29157162">
            <text:p>7,29</text:p>
          </table:table-cell>
          <table:table-cell office:value-type="float" office:value="-4">
            <text:p>-4</text:p>
          </table:table-cell>
          <table:table-cell office:value-type="float" office:value="19.16044998">
            <text:p>19,16</text:p>
          </table:table-cell>
          <table:table-cell office:value-type="float" office:value="0.10559803">
            <text:p>0,11</text:p>
          </table:table-cell>
          <table:table-cell/>
          <table:table-cell office:value-type="float" office:value="0.48347133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3134842">
            <text:p>19,33</text:p>
          </table:table-cell>
          <table:table-cell office:value-type="float" office:value="-0.16777231">
            <text:p>-0,17</text:p>
          </table:table-cell>
          <table:table-cell office:value-type="float" office:value="-0.16067018">
            <text:p>-0,16</text:p>
          </table:table-cell>
          <table:table-cell office:value-type="float" office:value="-0.09463074">
            <text:p>-0,09</text:p>
          </table:table-cell>
          <table:table-cell office:value-type="float" office:value="-0.16242418">
            <text:p>-0,16</text:p>
          </table:table-cell>
          <table:table-cell office:value-type="float" office:value="-0.48977304">
            <text:p>-0,49</text:p>
          </table:table-cell>
          <table:table-cell office:value-type="float" office:value="-0.10711671">
            <text:p>-0,11</text:p>
          </table:table-cell>
          <table:table-cell office:value-type="float" office:value="0.01601443">
            <text:p>0,02</text:p>
          </table:table-cell>
          <table:table-cell office:value-type="float" office:value="8565.2734375">
            <text:p>8565,27</text:p>
          </table:table-cell>
          <table:table-cell office:value-type="float" office:value="0.98051143">
            <text:p>0,98</text:p>
          </table:table-cell>
          <table:table-cell office:value-type="float" office:value="7.29226017">
            <text:p>7,29</text:p>
          </table:table-cell>
          <table:table-cell office:value-type="float" office:value="-3">
            <text:p>-3</text:p>
          </table:table-cell>
          <table:table-cell office:value-type="float" office:value="19.33134842">
            <text:p>19,33</text:p>
          </table:table-cell>
          <table:table-cell office:value-type="float" office:value="0.10652893">
            <text:p>0,11</text:p>
          </table:table-cell>
          <table:table-cell/>
          <table:table-cell office:value-type="float" office:value="0.48977304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4628944">
            <text:p>19,05</text:p>
          </table:table-cell>
          <table:table-cell office:value-type="float" office:value="-0.16475977">
            <text:p>-0,16</text:p>
          </table:table-cell>
          <table:table-cell office:value-type="float" office:value="-0.15818551">
            <text:p>-0,16</text:p>
          </table:table-cell>
          <table:table-cell office:value-type="float" office:value="-0.09137615">
            <text:p>-0,09</text:p>
          </table:table-cell>
          <table:table-cell office:value-type="float" office:value="-0.15923807">
            <text:p>-0,16</text:p>
          </table:table-cell>
          <table:table-cell office:value-type="float" office:value="-0.50055587">
            <text:p>-0,5</text:p>
          </table:table-cell>
          <table:table-cell office:value-type="float" office:value="-0.09928602">
            <text:p>-0,1</text:p>
          </table:table-cell>
          <table:table-cell office:value-type="float" office:value="0.01706195">
            <text:p>0,02</text:p>
          </table:table-cell>
          <table:table-cell office:value-type="float" office:value="8566.796875">
            <text:p>8566,8</text:p>
          </table:table-cell>
          <table:table-cell office:value-type="float" office:value="0.97822261">
            <text:p>0,98</text:p>
          </table:table-cell>
          <table:table-cell office:value-type="float" office:value="7.29315376">
            <text:p>7,29</text:p>
          </table:table-cell>
          <table:table-cell office:value-type="float" office:value="-2">
            <text:p>-2</text:p>
          </table:table-cell>
          <table:table-cell office:value-type="float" office:value="19.04628944">
            <text:p>19,05</text:p>
          </table:table-cell>
          <table:table-cell office:value-type="float" office:value="0.11872583">
            <text:p>0,12</text:p>
          </table:table-cell>
          <table:table-cell/>
          <table:table-cell office:value-type="float" office:value="0.50055587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0136719">
            <text:p>18,9</text:p>
          </table:table-cell>
          <table:table-cell office:value-type="float" office:value="-0.16160136">
            <text:p>-0,16</text:p>
          </table:table-cell>
          <table:table-cell office:value-type="float" office:value="-0.15635338">
            <text:p>-0,16</text:p>
          </table:table-cell>
          <table:table-cell office:value-type="float" office:value="-0.08744436">
            <text:p>-0,09</text:p>
          </table:table-cell>
          <table:table-cell office:value-type="float" office:value="-0.1561504">
            <text:p>-0,16</text:p>
          </table:table-cell>
          <table:table-cell office:value-type="float" office:value="-0.51503521">
            <text:p>-0,52</text:p>
          </table:table-cell>
          <table:table-cell office:value-type="float" office:value="-0.09110806">
            <text:p>-0,09</text:p>
          </table:table-cell>
          <table:table-cell office:value-type="float" office:value="0.01763015">
            <text:p>0,02</text:p>
          </table:table-cell>
          <table:table-cell office:value-type="float" office:value="8565.8203125">
            <text:p>8565,82</text:p>
          </table:table-cell>
          <table:table-cell office:value-type="float" office:value="0.97747803">
            <text:p>0,98</text:p>
          </table:table-cell>
          <table:table-cell office:value-type="float" office:value="7.29199648">
            <text:p>7,29</text:p>
          </table:table-cell>
          <table:table-cell office:value-type="float" office:value="-1">
            <text:p>-1</text:p>
          </table:table-cell>
          <table:table-cell office:value-type="float" office:value="18.90136719">
            <text:p>18,9</text:p>
          </table:table-cell>
          <table:table-cell office:value-type="float" office:value="0.12771961">
            <text:p>0,13</text:p>
          </table:table-cell>
          <table:table-cell/>
          <table:table-cell office:value-type="float" office:value="0.51503521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office:value-type="float" office:value="-0.15692915">
            <text:p>-0,16</text:p>
          </table:table-cell>
          <table:table-cell office:value-type="float" office:value="-0.15677001">
            <text:p>-0,16</text:p>
          </table:table-cell>
          <table:table-cell office:value-type="float" office:value="-0.08434138">
            <text:p>-0,08</text:p>
          </table:table-cell>
          <table:table-cell office:value-type="float" office:value="-0.15235297">
            <text:p>-0,15</text:p>
          </table:table-cell>
          <table:table-cell office:value-type="float" office:value="-0.52276522">
            <text:p>-0,52</text:p>
          </table:table-cell>
          <table:table-cell office:value-type="float" office:value="-0.08350798">
            <text:p>-0,08</text:p>
          </table:table-cell>
          <table:table-cell office:value-type="float" office:value="0.01778252">
            <text:p>0,02</text:p>
          </table:table-cell>
          <table:table-cell office:value-type="float" office:value="8564.4921875">
            <text:p>8564,49</text:p>
          </table:table-cell>
          <table:table-cell office:value-type="float" office:value="0.97772825">
            <text:p>0,98</text:p>
          </table:table-cell>
          <table:table-cell office:value-type="float" office:value="7.2918644">
            <text:p>7,29</text:p>
          </table:table-cell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office:value-type="float" office:value="0.13978638">
            <text:p>0,14</text:p>
          </table:table-cell>
          <table:table-cell/>
          <table:table-cell office:value-type="float" office:value="0.52276522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3876877">
            <text:p>19,04</text:p>
          </table:table-cell>
          <table:table-cell office:value-type="float" office:value="-0.1505872">
            <text:p>-0,15</text:p>
          </table:table-cell>
          <table:table-cell office:value-type="float" office:value="-0.15608232">
            <text:p>-0,16</text:p>
          </table:table-cell>
          <table:table-cell office:value-type="float" office:value="-0.08207732">
            <text:p>-0,08</text:p>
          </table:table-cell>
          <table:table-cell office:value-type="float" office:value="-0.14839494">
            <text:p>-0,15</text:p>
          </table:table-cell>
          <table:table-cell office:value-type="float" office:value="-0.5409562">
            <text:p>-0,54</text:p>
          </table:table-cell>
          <table:table-cell office:value-type="float" office:value="-0.07557656">
            <text:p>-0,08</text:p>
          </table:table-cell>
          <table:table-cell office:value-type="float" office:value="0.01830311">
            <text:p>0,02</text:p>
          </table:table-cell>
          <table:table-cell office:value-type="float" office:value="8575.01953125">
            <text:p>8575,02</text:p>
          </table:table-cell>
          <table:table-cell office:value-type="float" office:value="0.97743529">
            <text:p>0,98</text:p>
          </table:table-cell>
          <table:table-cell office:value-type="float" office:value="7.2927289">
            <text:p>7,29</text:p>
          </table:table-cell>
          <table:table-cell office:value-type="float" office:value="1">
            <text:p>1</text:p>
          </table:table-cell>
          <table:table-cell office:value-type="float" office:value="19.03876877">
            <text:p>19,04</text:p>
          </table:table-cell>
          <table:table-cell office:value-type="float" office:value="0.15179309">
            <text:p>0,15</text:p>
          </table:table-cell>
          <table:table-cell/>
          <table:table-cell office:value-type="float" office:value="0.5409562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6835899">
            <text:p>18,97</text:p>
          </table:table-cell>
          <table:table-cell office:value-type="float" office:value="-0.14592505">
            <text:p>-0,15</text:p>
          </table:table-cell>
          <table:table-cell office:value-type="float" office:value="-0.15728199">
            <text:p>-0,16</text:p>
          </table:table-cell>
          <table:table-cell office:value-type="float" office:value="-0.07981326">
            <text:p>-0,08</text:p>
          </table:table-cell>
          <table:table-cell office:value-type="float" office:value="-0.14450426">
            <text:p>-0,14</text:p>
          </table:table-cell>
          <table:table-cell office:value-type="float" office:value="-0.54179108">
            <text:p>-0,54</text:p>
          </table:table-cell>
          <table:table-cell office:value-type="float" office:value="-0.06799504">
            <text:p>-0,07</text:p>
          </table:table-cell>
          <table:table-cell office:value-type="float" office:value="0.01778252">
            <text:p>0,02</text:p>
          </table:table-cell>
          <table:table-cell office:value-type="float" office:value="8564.16015625">
            <text:p>8564,16</text:p>
          </table:table-cell>
          <table:table-cell office:value-type="float" office:value="0.97729492">
            <text:p>0,98</text:p>
          </table:table-cell>
          <table:table-cell office:value-type="float" office:value="7.29316807">
            <text:p>7,29</text:p>
          </table:table-cell>
          <table:table-cell office:value-type="float" office:value="2">
            <text:p>2</text:p>
          </table:table-cell>
          <table:table-cell office:value-type="float" office:value="18.96835899">
            <text:p>18,97</text:p>
          </table:table-cell>
          <table:table-cell office:value-type="float" office:value="0.1536399">
            <text:p>0,15</text:p>
          </table:table-cell>
          <table:table-cell/>
          <table:table-cell office:value-type="float" office:value="0.54179108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74902344">
            <text:p>19,75</text:p>
          </table:table-cell>
          <table:table-cell office:value-type="float" office:value="-0.14322934">
            <text:p>-0,14</text:p>
          </table:table-cell>
          <table:table-cell office:value-type="float" office:value="-0.15581127">
            <text:p>-0,16</text:p>
          </table:table-cell>
          <table:table-cell office:value-type="float" office:value="-0.07724597">
            <text:p>-0,08</text:p>
          </table:table-cell>
          <table:table-cell office:value-type="float" office:value="-0.14177406">
            <text:p>-0,14</text:p>
          </table:table-cell>
          <table:table-cell office:value-type="float" office:value="-0.53988498">
            <text:p>-0,54</text:p>
          </table:table-cell>
          <table:table-cell office:value-type="float" office:value="-0.06024918">
            <text:p>-0,06</text:p>
          </table:table-cell>
          <table:table-cell office:value-type="float" office:value="0.0172905">
            <text:p>0,02</text:p>
          </table:table-cell>
          <table:table-cell office:value-type="float" office:value="8575.0390625">
            <text:p>8575,04</text:p>
          </table:table-cell>
          <table:table-cell office:value-type="float" office:value="0.97736204">
            <text:p>0,98</text:p>
          </table:table-cell>
          <table:table-cell office:value-type="float" office:value="7.29101467">
            <text:p>7,29</text:p>
          </table:table-cell>
          <table:table-cell office:value-type="float" office:value="3">
            <text:p>3</text:p>
          </table:table-cell>
          <table:table-cell office:value-type="float" office:value="19.74902344">
            <text:p>19,75</text:p>
          </table:table-cell>
          <table:table-cell office:value-type="float" office:value="0.15747364">
            <text:p>0,16</text:p>
          </table:table-cell>
          <table:table-cell/>
          <table:table-cell office:value-type="float" office:value="0.53988498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8925781">
            <text:p>19,49</text:p>
          </table:table-cell>
          <table:table-cell office:value-type="float" office:value="-0.1396686">
            <text:p>-0,14</text:p>
          </table:table-cell>
          <table:table-cell office:value-type="float" office:value="-0.15562053">
            <text:p>-0,16</text:p>
          </table:table-cell>
          <table:table-cell office:value-type="float" office:value="-0.07534578">
            <text:p>-0,08</text:p>
          </table:table-cell>
          <table:table-cell office:value-type="float" office:value="-0.1375829">
            <text:p>-0,14</text:p>
          </table:table-cell>
          <table:table-cell office:value-type="float" office:value="-0.53608781">
            <text:p>-0,54</text:p>
          </table:table-cell>
          <table:table-cell office:value-type="float" office:value="-0.0524768">
            <text:p>-0,05</text:p>
          </table:table-cell>
          <table:table-cell office:value-type="float" office:value="0.01656993">
            <text:p>0,02</text:p>
          </table:table-cell>
          <table:table-cell office:value-type="float" office:value="8564.5703125">
            <text:p>8564,57</text:p>
          </table:table-cell>
          <table:table-cell office:value-type="float" office:value="0.97797847">
            <text:p>0,98</text:p>
          </table:table-cell>
          <table:table-cell office:value-type="float" office:value="7.29196692">
            <text:p>7,29</text:p>
          </table:table-cell>
          <table:table-cell office:value-type="float" office:value="4">
            <text:p>4</text:p>
          </table:table-cell>
          <table:table-cell office:value-type="float" office:value="19.48925781">
            <text:p>19,49</text:p>
          </table:table-cell>
          <table:table-cell office:value-type="float" office:value="0.16649744">
            <text:p>0,17</text:p>
          </table:table-cell>
          <table:table-cell/>
          <table:table-cell office:value-type="float" office:value="0.53608781">
            <text:p>0,5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025391">
            <text:p>19,26</text:p>
          </table:table-cell>
          <table:table-cell office:value-type="float" office:value="-0.13571557">
            <text:p>-0,14</text:p>
          </table:table-cell>
          <table:table-cell office:value-type="float" office:value="-0.15611745">
            <text:p>-0,16</text:p>
          </table:table-cell>
          <table:table-cell office:value-type="float" office:value="-0.07287957">
            <text:p>-0,07</text:p>
          </table:table-cell>
          <table:table-cell office:value-type="float" office:value="-0.13450557">
            <text:p>-0,13</text:p>
          </table:table-cell>
          <table:table-cell office:value-type="float" office:value="-0.52787501">
            <text:p>-0,53</text:p>
          </table:table-cell>
          <table:table-cell office:value-type="float" office:value="-0.04456392">
            <text:p>-0,04</text:p>
          </table:table-cell>
          <table:table-cell office:value-type="float" office:value="0.01543035">
            <text:p>0,02</text:p>
          </table:table-cell>
          <table:table-cell office:value-type="float" office:value="8564.43359375">
            <text:p>8564,43</text:p>
          </table:table-cell>
          <table:table-cell office:value-type="float" office:value="0.9788757">
            <text:p>0,98</text:p>
          </table:table-cell>
          <table:table-cell office:value-type="float" office:value="7.29258204">
            <text:p>7,29</text:p>
          </table:table-cell>
          <table:table-cell office:value-type="float" office:value="5">
            <text:p>5</text:p>
          </table:table-cell>
          <table:table-cell office:value-type="float" office:value="19.26025391">
            <text:p>19,26</text:p>
          </table:table-cell>
          <table:table-cell office:value-type="float" office:value="0.16915002">
            <text:p>0,17</text:p>
          </table:table-cell>
          <table:table-cell/>
          <table:table-cell office:value-type="float" office:value="0.52787501">
            <text:p>0,5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193321">
            <text:p>19,38</text:p>
          </table:table-cell>
          <table:table-cell office:value-type="float" office:value="-0.13055049">
            <text:p>-0,13</text:p>
          </table:table-cell>
          <table:table-cell office:value-type="float" office:value="-0.15678003">
            <text:p>-0,16</text:p>
          </table:table-cell>
          <table:table-cell office:value-type="float" office:value="-0.0714342">
            <text:p>-0,07</text:p>
          </table:table-cell>
          <table:table-cell office:value-type="float" office:value="-0.12958913">
            <text:p>-0,13</text:p>
          </table:table-cell>
          <table:table-cell office:value-type="float" office:value="-0.52204603">
            <text:p>-0,52</text:p>
          </table:table-cell>
          <table:table-cell office:value-type="float" office:value="-0.03659273">
            <text:p>-0,04</text:p>
          </table:table-cell>
          <table:table-cell office:value-type="float" office:value="0.0140527">
            <text:p>0,01</text:p>
          </table:table-cell>
          <table:table-cell office:value-type="float" office:value="8565.1171875">
            <text:p>8565,12</text:p>
          </table:table-cell>
          <table:table-cell office:value-type="float" office:value="0.97921753">
            <text:p>0,98</text:p>
          </table:table-cell>
          <table:table-cell office:value-type="float" office:value="7.29086828">
            <text:p>7,29</text:p>
          </table:table-cell>
          <table:table-cell office:value-type="float" office:value="6">
            <text:p>6</text:p>
          </table:table-cell>
          <table:table-cell office:value-type="float" office:value="19.38193321">
            <text:p>19,38</text:p>
          </table:table-cell>
          <table:table-cell office:value-type="float" office:value="0.17618188">
            <text:p>0,18</text:p>
          </table:table-cell>
          <table:table-cell/>
          <table:table-cell office:value-type="float" office:value="0.52204603">
            <text:p>0,5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65468788">
            <text:p>19,65</text:p>
          </table:table-cell>
          <table:table-cell office:value-type="float" office:value="-0.12592857">
            <text:p>-0,13</text:p>
          </table:table-cell>
          <table:table-cell office:value-type="float" office:value="-0.15600704">
            <text:p>-0,16</text:p>
          </table:table-cell>
          <table:table-cell office:value-type="float" office:value="-0.06961992">
            <text:p>-0,07</text:p>
          </table:table-cell>
          <table:table-cell office:value-type="float" office:value="-0.12612845">
            <text:p>-0,13</text:p>
          </table:table-cell>
          <table:table-cell office:value-type="float" office:value="-0.5149346">
            <text:p>-0,51</text:p>
          </table:table-cell>
          <table:table-cell office:value-type="float" office:value="-0.02856852">
            <text:p>-0,03</text:p>
          </table:table-cell>
          <table:table-cell office:value-type="float" office:value="0.01245919">
            <text:p>0,01</text:p>
          </table:table-cell>
          <table:table-cell office:value-type="float" office:value="8564.453125">
            <text:p>8564,45</text:p>
          </table:table-cell>
          <table:table-cell office:value-type="float" office:value="0.9793945">
            <text:p>0,98</text:p>
          </table:table-cell>
          <table:table-cell office:value-type="float" office:value="7.29318285">
            <text:p>7,29</text:p>
          </table:table-cell>
          <table:table-cell office:value-type="float" office:value="7">
            <text:p>7</text:p>
          </table:table-cell>
          <table:table-cell office:value-type="float" office:value="19.65468788">
            <text:p>19,65</text:p>
          </table:table-cell>
          <table:table-cell office:value-type="float" office:value="0.18543591">
            <text:p>0,19</text:p>
          </table:table-cell>
          <table:table-cell/>
          <table:table-cell office:value-type="float" office:value="0.5149346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0449142">
            <text:p>19,4</text:p>
          </table:table-cell>
          <table:table-cell office:value-type="float" office:value="-0.11982803">
            <text:p>-0,12</text:p>
          </table:table-cell>
          <table:table-cell office:value-type="float" office:value="-0.15805499">
            <text:p>-0,16</text:p>
          </table:table-cell>
          <table:table-cell office:value-type="float" office:value="-0.06846263">
            <text:p>-0,07</text:p>
          </table:table-cell>
          <table:table-cell office:value-type="float" office:value="-0.12268331">
            <text:p>-0,12</text:p>
          </table:table-cell>
          <table:table-cell office:value-type="float" office:value="-0.50951809">
            <text:p>-0,51</text:p>
          </table:table-cell>
          <table:table-cell office:value-type="float" office:value="-0.02120173">
            <text:p>-0,02</text:p>
          </table:table-cell>
          <table:table-cell office:value-type="float" office:value="0.01027526">
            <text:p>0,01</text:p>
          </table:table-cell>
          <table:table-cell office:value-type="float" office:value="8556.3671875">
            <text:p>8556,37</text:p>
          </table:table-cell>
          <table:table-cell office:value-type="float" office:value="0.9800415">
            <text:p>0,98</text:p>
          </table:table-cell>
          <table:table-cell office:value-type="float" office:value="7.2914691">
            <text:p>7,29</text:p>
          </table:table-cell>
          <table:table-cell office:value-type="float" office:value="8">
            <text:p>8</text:p>
          </table:table-cell>
          <table:table-cell office:value-type="float" office:value="19.40449142">
            <text:p>19,4</text:p>
          </table:table-cell>
          <table:table-cell office:value-type="float" office:value="0.1910564">
            <text:p>0,19</text:p>
          </table:table-cell>
          <table:table-cell/>
          <table:table-cell office:value-type="float" office:value="0.50951809">
            <text:p>0,5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1923828">
            <text:p>19,22</text:p>
          </table:table-cell>
          <table:table-cell office:value-type="float" office:value="-0.11333018">
            <text:p>-0,11</text:p>
          </table:table-cell>
          <table:table-cell office:value-type="float" office:value="-0.1603941">
            <text:p>-0,16</text:p>
          </table:table-cell>
          <table:table-cell office:value-type="float" office:value="-0.06705769">
            <text:p>-0,07</text:p>
          </table:table-cell>
          <table:table-cell office:value-type="float" office:value="-0.1186683">
            <text:p>-0,12</text:p>
          </table:table-cell>
          <table:table-cell office:value-type="float" office:value="-0.50311577">
            <text:p>-0,5</text:p>
          </table:table-cell>
          <table:table-cell office:value-type="float" office:value="-0.01345321">
            <text:p>-0,01</text:p>
          </table:table-cell>
          <table:table-cell office:value-type="float" office:value="0.00827227">
            <text:p>0,01</text:p>
          </table:table-cell>
          <table:table-cell office:value-type="float" office:value="8545.72265625">
            <text:p>8545,72</text:p>
          </table:table-cell>
          <table:table-cell office:value-type="float" office:value="0.98084712">
            <text:p>0,98</text:p>
          </table:table-cell>
          <table:table-cell office:value-type="float" office:value="7.29182053">
            <text:p>7,29</text:p>
          </table:table-cell>
          <table:table-cell office:value-type="float" office:value="9">
            <text:p>9</text:p>
          </table:table-cell>
          <table:table-cell office:value-type="float" office:value="19.21923828">
            <text:p>19,22</text:p>
          </table:table-cell>
          <table:table-cell office:value-type="float" office:value="0.19793811">
            <text:p>0,2</text:p>
          </table:table-cell>
          <table:table-cell/>
          <table:table-cell office:value-type="float" office:value="0.50311577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6562576">
            <text:p>18,97</text:p>
          </table:table-cell>
          <table:table-cell office:value-type="float" office:value="-0.11113741">
            <text:p>-0,11</text:p>
          </table:table-cell>
          <table:table-cell office:value-type="float" office:value="-0.15773375">
            <text:p>-0,16</text:p>
          </table:table-cell>
          <table:table-cell office:value-type="float" office:value="-0.06412148">
            <text:p>-0,06</text:p>
          </table:table-cell>
          <table:table-cell office:value-type="float" office:value="-0.11600543">
            <text:p>-0,12</text:p>
          </table:table-cell>
          <table:table-cell office:value-type="float" office:value="-0.5009582">
            <text:p>-0,5</text:p>
          </table:table-cell>
          <table:table-cell office:value-type="float" office:value="-0.00613148">
            <text:p>-0,01</text:p>
          </table:table-cell>
          <table:table-cell office:value-type="float" office:value="0.00590423">
            <text:p>0,01</text:p>
          </table:table-cell>
          <table:table-cell office:value-type="float" office:value="8546.03515625">
            <text:p>8546,04</text:p>
          </table:table-cell>
          <table:table-cell office:value-type="float" office:value="0.98121947">
            <text:p>0,98</text:p>
          </table:table-cell>
          <table:table-cell office:value-type="float" office:value="7.29082441">
            <text:p>7,29</text:p>
          </table:table-cell>
          <table:table-cell office:value-type="float" office:value="10">
            <text:p>10</text:p>
          </table:table-cell>
          <table:table-cell office:value-type="float" office:value="18.96562576">
            <text:p>18,97</text:p>
          </table:table-cell>
          <table:table-cell office:value-type="float" office:value="0.20604602">
            <text:p>0,21</text:p>
          </table:table-cell>
          <table:table-cell/>
          <table:table-cell office:value-type="float" office:value="0.5009582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4130783">
            <text:p>19,14</text:p>
          </table:table-cell>
          <table:table-cell office:value-type="float" office:value="-0.10926148">
            <text:p>-0,11</text:p>
          </table:table-cell>
          <table:table-cell office:value-type="float" office:value="-0.15471199">
            <text:p>-0,15</text:p>
          </table:table-cell>
          <table:table-cell office:value-type="float" office:value="-0.06067991">
            <text:p>-0,06</text:p>
          </table:table-cell>
          <table:table-cell office:value-type="float" office:value="-0.11315607">
            <text:p>-0,11</text:p>
          </table:table-cell>
          <table:table-cell office:value-type="float" office:value="-0.49897164">
            <text:p>-0,5</text:p>
          </table:table-cell>
          <table:table-cell office:value-type="float" office:value="0.00147919">
            <text:p>0</text:p>
          </table:table-cell>
          <table:table-cell office:value-type="float" office:value="0.00295846">
            <text:p>0</text:p>
          </table:table-cell>
          <table:table-cell office:value-type="float" office:value="8545.46875">
            <text:p>8545,47</text:p>
          </table:table-cell>
          <table:table-cell office:value-type="float" office:value="0.98170161">
            <text:p>0,98</text:p>
          </table:table-cell>
          <table:table-cell office:value-type="float" office:value="7.28962326">
            <text:p>7,29</text:p>
          </table:table-cell>
          <table:table-cell office:value-type="float" office:value="11">
            <text:p>11</text:p>
          </table:table-cell>
          <table:table-cell office:value-type="float" office:value="19.14130783">
            <text:p>19,14</text:p>
          </table:table-cell>
          <table:table-cell office:value-type="float" office:value="0.21506482">
            <text:p>0,22</text:p>
          </table:table-cell>
          <table:table-cell/>
          <table:table-cell office:value-type="float" office:value="0.49897164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2148476">
            <text:p>19,12</text:p>
          </table:table-cell>
          <table:table-cell office:value-type="float" office:value="-0.10728999">
            <text:p>-0,11</text:p>
          </table:table-cell>
          <table:table-cell office:value-type="float" office:value="-0.15123346">
            <text:p>-0,15</text:p>
          </table:table-cell>
          <table:table-cell office:value-type="float" office:value="-0.05928003">
            <text:p>-0,06</text:p>
          </table:table-cell>
          <table:table-cell office:value-type="float" office:value="-0.10960731">
            <text:p>-0,11</text:p>
          </table:table-cell>
          <table:table-cell office:value-type="float" office:value="-0.49628597">
            <text:p>-0,5</text:p>
          </table:table-cell>
          <table:table-cell office:value-type="float" office:value="0.00924361">
            <text:p>0,01</text:p>
          </table:table-cell>
          <table:table-cell office:value-type="float" office:value="-0.00016506">
            <text:p>0</text:p>
          </table:table-cell>
          <table:table-cell office:value-type="float" office:value="8535.8203125">
            <text:p>8535,82</text:p>
          </table:table-cell>
          <table:table-cell office:value-type="float" office:value="0.98248899">
            <text:p>0,98</text:p>
          </table:table-cell>
          <table:table-cell office:value-type="float" office:value="7.29037046">
            <text:p>7,29</text:p>
          </table:table-cell>
          <table:table-cell office:value-type="float" office:value="12">
            <text:p>12</text:p>
          </table:table-cell>
          <table:table-cell office:value-type="float" office:value="19.12148476">
            <text:p>19,12</text:p>
          </table:table-cell>
          <table:table-cell office:value-type="float" office:value="0.2229275">
            <text:p>0,22</text:p>
          </table:table-cell>
          <table:table-cell/>
          <table:table-cell office:value-type="float" office:value="0.49628597">
            <text:p>0,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8261795">
            <text:p>19,38</text:p>
          </table:table-cell>
          <table:table-cell office:value-type="float" office:value="-0.10505699">
            <text:p>-0,11</text:p>
          </table:table-cell>
          <table:table-cell office:value-type="float" office:value="-0.14781013">
            <text:p>-0,15</text:p>
          </table:table-cell>
          <table:table-cell office:value-type="float" office:value="-0.0554948">
            <text:p>-0,06</text:p>
          </table:table-cell>
          <table:table-cell office:value-type="float" office:value="-0.10766456">
            <text:p>-0,11</text:p>
          </table:table-cell>
          <table:table-cell office:value-type="float" office:value="-0.4936758">
            <text:p>-0,49</text:p>
          </table:table-cell>
          <table:table-cell office:value-type="float" office:value="0.01701599">
            <text:p>0,02</text:p>
          </table:table-cell>
          <table:table-cell office:value-type="float" office:value="-0.00338382">
            <text:p>0</text:p>
          </table:table-cell>
          <table:table-cell office:value-type="float" office:value="8534.98046875">
            <text:p>8534,98</text:p>
          </table:table-cell>
          <table:table-cell office:value-type="float" office:value="0.9823364">
            <text:p>0,98</text:p>
          </table:table-cell>
          <table:table-cell office:value-type="float" office:value="7.29165936">
            <text:p>7,29</text:p>
          </table:table-cell>
          <table:table-cell office:value-type="float" office:value="13">
            <text:p>13</text:p>
          </table:table-cell>
          <table:table-cell office:value-type="float" office:value="19.38261795">
            <text:p>19,38</text:p>
          </table:table-cell>
          <table:table-cell office:value-type="float" office:value="0.23111047">
            <text:p>0,23</text:p>
          </table:table-cell>
          <table:table-cell/>
          <table:table-cell office:value-type="float" office:value="0.4936758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2675705">
            <text:p>19,23</text:p>
          </table:table-cell>
          <table:table-cell office:value-type="float" office:value="-0.10331181">
            <text:p>-0,1</text:p>
          </table:table-cell>
          <table:table-cell office:value-type="float" office:value="-0.14374432">
            <text:p>-0,14</text:p>
          </table:table-cell>
          <table:table-cell office:value-type="float" office:value="-0.05354407">
            <text:p>-0,05</text:p>
          </table:table-cell>
          <table:table-cell office:value-type="float" office:value="-0.10415725">
            <text:p>-0,1</text:p>
          </table:table-cell>
          <table:table-cell office:value-type="float" office:value="-0.49114606">
            <text:p>-0,49</text:p>
          </table:table-cell>
          <table:table-cell office:value-type="float" office:value="0.02470089">
            <text:p>0,02</text:p>
          </table:table-cell>
          <table:table-cell office:value-type="float" office:value="-0.00690096">
            <text:p>-0,01</text:p>
          </table:table-cell>
          <table:table-cell office:value-type="float" office:value="8533.7109375">
            <text:p>8533,71</text:p>
          </table:table-cell>
          <table:table-cell office:value-type="float" office:value="0.98311156">
            <text:p>0,98</text:p>
          </table:table-cell>
          <table:table-cell office:value-type="float" office:value="7.29192305">
            <text:p>7,29</text:p>
          </table:table-cell>
          <table:table-cell office:value-type="float" office:value="14">
            <text:p>14</text:p>
          </table:table-cell>
          <table:table-cell office:value-type="float" office:value="19.22675705">
            <text:p>19,23</text:p>
          </table:table-cell>
          <table:table-cell office:value-type="float" office:value="0.23986401">
            <text:p>0,24</text:p>
          </table:table-cell>
          <table:table-cell/>
          <table:table-cell office:value-type="float" office:value="0.49114606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521446">
            <text:p>19,25</text:p>
          </table:table-cell>
          <table:table-cell office:value-type="float" office:value="-0.10170747">
            <text:p>-0,1</text:p>
          </table:table-cell>
          <table:table-cell office:value-type="float" office:value="-0.14040633">
            <text:p>-0,14</text:p>
          </table:table-cell>
          <table:table-cell office:value-type="float" office:value="-0.05152764">
            <text:p>-0,05</text:p>
          </table:table-cell>
          <table:table-cell office:value-type="float" office:value="-0.10142186">
            <text:p>-0,1</text:p>
          </table:table-cell>
          <table:table-cell office:value-type="float" office:value="-0.48790213">
            <text:p>-0,49</text:p>
          </table:table-cell>
          <table:table-cell office:value-type="float" office:value="0.0318291">
            <text:p>0,03</text:p>
          </table:table-cell>
          <table:table-cell office:value-type="float" office:value="-0.01066253">
            <text:p>-0,01</text:p>
          </table:table-cell>
          <table:table-cell office:value-type="float" office:value="8525.72265625">
            <text:p>8525,72</text:p>
          </table:table-cell>
          <table:table-cell office:value-type="float" office:value="0.98379517">
            <text:p>0,98</text:p>
          </table:table-cell>
          <table:table-cell office:value-type="float" office:value="7.29173279">
            <text:p>7,29</text:p>
          </table:table-cell>
          <table:table-cell office:value-type="float" office:value="15">
            <text:p>15</text:p>
          </table:table-cell>
          <table:table-cell office:value-type="float" office:value="19.24521446">
            <text:p>19,25</text:p>
          </table:table-cell>
          <table:table-cell office:value-type="float" office:value="0.24846241">
            <text:p>0,25</text:p>
          </table:table-cell>
          <table:table-cell/>
          <table:table-cell office:value-type="float" office:value="0.48790213">
            <text:p>0,4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2040977">
            <text:p>19,32</text:p>
          </table:table-cell>
          <table:table-cell office:value-type="float" office:value="-0.09944429">
            <text:p>-0,1</text:p>
          </table:table-cell>
          <table:table-cell office:value-type="float" office:value="-0.13699807">
            <text:p>-0,14</text:p>
          </table:table-cell>
          <table:table-cell office:value-type="float" office:value="-0.04943035">
            <text:p>-0,05</text:p>
          </table:table-cell>
          <table:table-cell office:value-type="float" office:value="-0.0986502">
            <text:p>-0,1</text:p>
          </table:table-cell>
          <table:table-cell office:value-type="float" office:value="-0.48339087">
            <text:p>-0,48</text:p>
          </table:table-cell>
          <table:table-cell office:value-type="float" office:value="0.03951135">
            <text:p>0,04</text:p>
          </table:table-cell>
          <table:table-cell office:value-type="float" office:value="-0.01488437">
            <text:p>-0,01</text:p>
          </table:table-cell>
          <table:table-cell office:value-type="float" office:value="8526.09375">
            <text:p>8526,09</text:p>
          </table:table-cell>
          <table:table-cell office:value-type="float" office:value="0.98410642">
            <text:p>0,98</text:p>
          </table:table-cell>
          <table:table-cell office:value-type="float" office:value="7.29258204">
            <text:p>7,29</text:p>
          </table:table-cell>
          <table:table-cell office:value-type="float" office:value="16">
            <text:p>16</text:p>
          </table:table-cell>
          <table:table-cell office:value-type="float" office:value="19.32040977">
            <text:p>19,32</text:p>
          </table:table-cell>
          <table:table-cell office:value-type="float" office:value="0.25699574">
            <text:p>0,26</text:p>
          </table:table-cell>
          <table:table-cell/>
          <table:table-cell office:value-type="float" office:value="0.48339087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53232384">
            <text:p>19,53</text:p>
          </table:table-cell>
          <table:table-cell office:value-type="float" office:value="-0.09793047">
            <text:p>-0,1</text:p>
          </table:table-cell>
          <table:table-cell office:value-type="float" office:value="-0.13368517">
            <text:p>-0,13</text:p>
          </table:table-cell>
          <table:table-cell office:value-type="float" office:value="-0.04813154">
            <text:p>-0,05</text:p>
          </table:table-cell>
          <table:table-cell office:value-type="float" office:value="-0.09504964">
            <text:p>-0,1</text:p>
          </table:table-cell>
          <table:table-cell office:value-type="float" office:value="-0.47928697">
            <text:p>-0,48</text:p>
          </table:table-cell>
          <table:table-cell office:value-type="float" office:value="0.04737916">
            <text:p>0,05</text:p>
          </table:table-cell>
          <table:table-cell office:value-type="float" office:value="-0.01946173">
            <text:p>-0,02</text:p>
          </table:table-cell>
          <table:table-cell office:value-type="float" office:value="8513.984375">
            <text:p>8513,98</text:p>
          </table:table-cell>
          <table:table-cell office:value-type="float" office:value="0.98467404">
            <text:p>0,98</text:p>
          </table:table-cell>
          <table:table-cell office:value-type="float" office:value="7.29026794">
            <text:p>7,29</text:p>
          </table:table-cell>
          <table:table-cell office:value-type="float" office:value="17">
            <text:p>17</text:p>
          </table:table-cell>
          <table:table-cell office:value-type="float" office:value="19.53232384">
            <text:p>19,53</text:p>
          </table:table-cell>
          <table:table-cell office:value-type="float" office:value="0.26534387">
            <text:p>0,27</text:p>
          </table:table-cell>
          <table:table-cell/>
          <table:table-cell office:value-type="float" office:value="0.47928697">
            <text:p>0,4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5019608">
            <text:p>19,15</text:p>
          </table:table-cell>
          <table:table-cell office:value-type="float" office:value="-0.09517945">
            <text:p>-0,1</text:p>
          </table:table-cell>
          <table:table-cell office:value-type="float" office:value="-0.13090938">
            <text:p>-0,13</text:p>
          </table:table-cell>
          <table:table-cell office:value-type="float" office:value="-0.04616565">
            <text:p>-0,05</text:p>
          </table:table-cell>
          <table:table-cell office:value-type="float" office:value="-0.09230907">
            <text:p>-0,09</text:p>
          </table:table-cell>
          <table:table-cell office:value-type="float" office:value="-0.47451919">
            <text:p>-0,47</text:p>
          </table:table-cell>
          <table:table-cell office:value-type="float" office:value="0.05446231">
            <text:p>0,05</text:p>
          </table:table-cell>
          <table:table-cell office:value-type="float" office:value="-0.02420734">
            <text:p>-0,02</text:p>
          </table:table-cell>
          <table:table-cell office:value-type="float" office:value="8505.703125">
            <text:p>8505,7</text:p>
          </table:table-cell>
          <table:table-cell office:value-type="float" office:value="0.98547971">
            <text:p>0,99</text:p>
          </table:table-cell>
          <table:table-cell office:value-type="float" office:value="7.29116154">
            <text:p>7,29</text:p>
          </table:table-cell>
          <table:table-cell office:value-type="float" office:value="18">
            <text:p>18</text:p>
          </table:table-cell>
          <table:table-cell office:value-type="float" office:value="19.15019608">
            <text:p>19,15</text:p>
          </table:table-cell>
          <table:table-cell office:value-type="float" office:value="0.2732566">
            <text:p>0,27</text:p>
          </table:table-cell>
          <table:table-cell/>
          <table:table-cell office:value-type="float" office:value="0.47451919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0029221">
            <text:p>19,1</text:p>
          </table:table-cell>
          <table:table-cell office:value-type="float" office:value="-0.09167402">
            <text:p>-0,09</text:p>
          </table:table-cell>
          <table:table-cell office:value-type="float" office:value="-0.12877607">
            <text:p>-0,13</text:p>
          </table:table-cell>
          <table:table-cell office:value-type="float" office:value="-0.04444233">
            <text:p>-0,04</text:p>
          </table:table-cell>
          <table:table-cell office:value-type="float" office:value="-0.08872405">
            <text:p>-0,09</text:p>
          </table:table-cell>
          <table:table-cell office:value-type="float" office:value="-0.46942452">
            <text:p>-0,47</text:p>
          </table:table-cell>
          <table:table-cell office:value-type="float" office:value="0.06225324">
            <text:p>0,06</text:p>
          </table:table-cell>
          <table:table-cell office:value-type="float" office:value="-0.02903547">
            <text:p>-0,03</text:p>
          </table:table-cell>
          <table:table-cell office:value-type="float" office:value="8499.47265625">
            <text:p>8499,47</text:p>
          </table:table-cell>
          <table:table-cell office:value-type="float" office:value="0.98568726">
            <text:p>0,99</text:p>
          </table:table-cell>
          <table:table-cell office:value-type="float" office:value="7.29086828">
            <text:p>7,29</text:p>
          </table:table-cell>
          <table:table-cell office:value-type="float" office:value="19">
            <text:p>19</text:p>
          </table:table-cell>
          <table:table-cell office:value-type="float" office:value="19.10029221">
            <text:p>19,1</text:p>
          </table:table-cell>
          <table:table-cell office:value-type="float" office:value="0.28130445">
            <text:p>0,28</text:p>
          </table:table-cell>
          <table:table-cell/>
          <table:table-cell office:value-type="float" office:value="0.46942452">
            <text:p>0,4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47900391">
            <text:p>19,48</text:p>
          </table:table-cell>
          <table:table-cell office:value-type="float" office:value="-0.08912417">
            <text:p>-0,09</text:p>
          </table:table-cell>
          <table:table-cell office:value-type="float" office:value="-0.12556358">
            <text:p>-0,13</text:p>
          </table:table-cell>
          <table:table-cell office:value-type="float" office:value="-0.04288579">
            <text:p>-0,04</text:p>
          </table:table-cell>
          <table:table-cell office:value-type="float" office:value="-0.08571927">
            <text:p>-0,09</text:p>
          </table:table-cell>
          <table:table-cell office:value-type="float" office:value="-0.46433488">
            <text:p>-0,46</text:p>
          </table:table-cell>
          <table:table-cell office:value-type="float" office:value="0.06908986">
            <text:p>0,07</text:p>
          </table:table-cell>
          <table:table-cell office:value-type="float" office:value="-0.03420644">
            <text:p>-0,03</text:p>
          </table:table-cell>
          <table:table-cell office:value-type="float" office:value="8495.8203125">
            <text:p>8495,82</text:p>
          </table:table-cell>
          <table:table-cell office:value-type="float" office:value="0.98703003">
            <text:p>0,99</text:p>
          </table:table-cell>
          <table:table-cell office:value-type="float" office:value="7.29050207">
            <text:p>7,29</text:p>
          </table:table-cell>
          <table:table-cell office:value-type="float" office:value="20">
            <text:p>20</text:p>
          </table:table-cell>
          <table:table-cell office:value-type="float" office:value="19.47900391">
            <text:p>19,48</text:p>
          </table:table-cell>
          <table:table-cell office:value-type="float" office:value="0.28927222">
            <text:p>0,29</text:p>
          </table:table-cell>
          <table:table-cell/>
          <table:table-cell office:value-type="float" office:value="0.46433488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5859375">
            <text:p>19,06</text:p>
          </table:table-cell>
          <table:table-cell office:value-type="float" office:value="-0.08649888">
            <text:p>-0,09</text:p>
          </table:table-cell>
          <table:table-cell office:value-type="float" office:value="-0.12270244">
            <text:p>-0,12</text:p>
          </table:table-cell>
          <table:table-cell office:value-type="float" office:value="-0.04035388">
            <text:p>-0,04</text:p>
          </table:table-cell>
          <table:table-cell office:value-type="float" office:value="-0.08292689">
            <text:p>-0,08</text:p>
          </table:table-cell>
          <table:table-cell office:value-type="float" office:value="-0.459039">
            <text:p>-0,46</text:p>
          </table:table-cell>
          <table:table-cell office:value-type="float" office:value="0.07573826">
            <text:p>0,08</text:p>
          </table:table-cell>
          <table:table-cell office:value-type="float" office:value="-0.03899965">
            <text:p>-0,04</text:p>
          </table:table-cell>
          <table:table-cell office:value-type="float" office:value="8493.92578125">
            <text:p>8493,93</text:p>
          </table:table-cell>
          <table:table-cell office:value-type="float" office:value="0.98823851">
            <text:p>0,99</text:p>
          </table:table-cell>
          <table:table-cell office:value-type="float" office:value="7.29132271">
            <text:p>7,29</text:p>
          </table:table-cell>
          <table:table-cell office:value-type="float" office:value="21">
            <text:p>21</text:p>
          </table:table-cell>
          <table:table-cell office:value-type="float" office:value="19.05859375">
            <text:p>19,06</text:p>
          </table:table-cell>
          <table:table-cell office:value-type="float" office:value="0.29351136">
            <text:p>0,29</text:p>
          </table:table-cell>
          <table:table-cell/>
          <table:table-cell office:value-type="float" office:value="0.459039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548752">
            <text:p>19,18</text:p>
          </table:table-cell>
          <table:table-cell office:value-type="float" office:value="-0.08263135">
            <text:p>-0,08</text:p>
          </table:table-cell>
          <table:table-cell office:value-type="float" office:value="-0.12040852">
            <text:p>-0,12</text:p>
          </table:table-cell>
          <table:table-cell office:value-type="float" office:value="-0.03858003">
            <text:p>-0,04</text:p>
          </table:table-cell>
          <table:table-cell office:value-type="float" office:value="-0.08008789">
            <text:p>-0,08</text:p>
          </table:table-cell>
          <table:table-cell office:value-type="float" office:value="-0.45295858">
            <text:p>-0,45</text:p>
          </table:table-cell>
          <table:table-cell office:value-type="float" office:value="0.08283202">
            <text:p>0,08</text:p>
          </table:table-cell>
          <table:table-cell office:value-type="float" office:value="-0.04475151">
            <text:p>-0,04</text:p>
          </table:table-cell>
          <table:table-cell office:value-type="float" office:value="8479.921875">
            <text:p>8479,92</text:p>
          </table:table-cell>
          <table:table-cell office:value-type="float" office:value="0.98782349">
            <text:p>0,99</text:p>
          </table:table-cell>
          <table:table-cell office:value-type="float" office:value="7.29023838">
            <text:p>7,29</text:p>
          </table:table-cell>
          <table:table-cell office:value-type="float" office:value="22">
            <text:p>22</text:p>
          </table:table-cell>
          <table:table-cell office:value-type="float" office:value="19.17548752">
            <text:p>19,18</text:p>
          </table:table-cell>
          <table:table-cell office:value-type="float" office:value="0.29990259">
            <text:p>0,3</text:p>
          </table:table-cell>
          <table:table-cell/>
          <table:table-cell office:value-type="float" office:value="0.45295858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458992">
            <text:p>19,25</text:p>
          </table:table-cell>
          <table:table-cell office:value-type="float" office:value="-0.07992056">
            <text:p>-0,08</text:p>
          </table:table-cell>
          <table:table-cell office:value-type="float" office:value="-0.11728637">
            <text:p>-0,12</text:p>
          </table:table-cell>
          <table:table-cell office:value-type="float" office:value="-0.0365636">
            <text:p>-0,04</text:p>
          </table:table-cell>
          <table:table-cell office:value-type="float" office:value="-0.07689659">
            <text:p>-0,08</text:p>
          </table:table-cell>
          <table:table-cell office:value-type="float" office:value="-0.44718495">
            <text:p>-0,45</text:p>
          </table:table-cell>
          <table:table-cell office:value-type="float" office:value="0.08994167">
            <text:p>0,09</text:p>
          </table:table-cell>
          <table:table-cell office:value-type="float" office:value="-0.05064939">
            <text:p>-0,05</text:p>
          </table:table-cell>
          <table:table-cell office:value-type="float" office:value="8475.078125">
            <text:p>8475,08</text:p>
          </table:table-cell>
          <table:table-cell office:value-type="float" office:value="0.98842162">
            <text:p>0,99</text:p>
          </table:table-cell>
          <table:table-cell office:value-type="float" office:value="7.29176188">
            <text:p>7,29</text:p>
          </table:table-cell>
          <table:table-cell office:value-type="float" office:value="23">
            <text:p>23</text:p>
          </table:table-cell>
          <table:table-cell office:value-type="float" office:value="19.2458992">
            <text:p>19,25</text:p>
          </table:table-cell>
          <table:table-cell office:value-type="float" office:value="0.30762511">
            <text:p>0,31</text:p>
          </table:table-cell>
          <table:table-cell/>
          <table:table-cell office:value-type="float" office:value="0.44718495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9414101">
            <text:p>19,09</text:p>
          </table:table-cell>
          <table:table-cell office:value-type="float" office:value="-0.07816533">
            <text:p>-0,08</text:p>
          </table:table-cell>
          <table:table-cell office:value-type="float" office:value="-0.11452562">
            <text:p>-0,11</text:p>
          </table:table-cell>
          <table:table-cell office:value-type="float" office:value="-0.03499189">
            <text:p>-0,03</text:p>
          </table:table-cell>
          <table:table-cell office:value-type="float" office:value="-0.07464301">
            <text:p>-0,07</text:p>
          </table:table-cell>
          <table:table-cell office:value-type="float" office:value="-0.4407877">
            <text:p>-0,44</text:p>
          </table:table-cell>
          <table:table-cell office:value-type="float" office:value="0.09677829">
            <text:p>0,1</text:p>
          </table:table-cell>
          <table:table-cell office:value-type="float" office:value="-0.05686788">
            <text:p>-0,06</text:p>
          </table:table-cell>
          <table:table-cell office:value-type="float" office:value="8465.48828125">
            <text:p>8465,49</text:p>
          </table:table-cell>
          <table:table-cell office:value-type="float" office:value="0.99067378">
            <text:p>0,99</text:p>
          </table:table-cell>
          <table:table-cell office:value-type="float" office:value="7.29059029">
            <text:p>7,29</text:p>
          </table:table-cell>
          <table:table-cell office:value-type="float" office:value="24">
            <text:p>24</text:p>
          </table:table-cell>
          <table:table-cell office:value-type="float" office:value="19.09414101">
            <text:p>19,09</text:p>
          </table:table-cell>
          <table:table-cell office:value-type="float" office:value="0.31370106">
            <text:p>0,31</text:p>
          </table:table-cell>
          <table:table-cell/>
          <table:table-cell office:value-type="float" office:value="0.440787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4560471">
            <text:p>19,05</text:p>
          </table:table-cell>
          <table:table-cell office:value-type="float" office:value="-0.07542437">
            <text:p>-0,08</text:p>
          </table:table-cell>
          <table:table-cell office:value-type="float" office:value="-0.11146873">
            <text:p>-0,11</text:p>
          </table:table-cell>
          <table:table-cell office:value-type="float" office:value="-0.03369309">
            <text:p>-0,03</text:p>
          </table:table-cell>
          <table:table-cell office:value-type="float" office:value="-0.07167449">
            <text:p>-0,07</text:p>
          </table:table-cell>
          <table:table-cell office:value-type="float" office:value="-0.43491349">
            <text:p>-0,43</text:p>
          </table:table-cell>
          <table:table-cell office:value-type="float" office:value="0.10433594">
            <text:p>0,1</text:p>
          </table:table-cell>
          <table:table-cell office:value-type="float" office:value="-0.06396247">
            <text:p>-0,06</text:p>
          </table:table-cell>
          <table:table-cell office:value-type="float" office:value="8455.859375">
            <text:p>8455,86</text:p>
          </table:table-cell>
          <table:table-cell office:value-type="float" office:value="0.99097288">
            <text:p>0,99</text:p>
          </table:table-cell>
          <table:table-cell office:value-type="float" office:value="7.28916931">
            <text:p>7,29</text:p>
          </table:table-cell>
          <table:table-cell office:value-type="float" office:value="25">
            <text:p>25</text:p>
          </table:table-cell>
          <table:table-cell office:value-type="float" office:value="19.04560471">
            <text:p>19,05</text:p>
          </table:table-cell>
          <table:table-cell office:value-type="float" office:value="0.32382092">
            <text:p>0,32</text:p>
          </table:table-cell>
          <table:table-cell/>
          <table:table-cell office:value-type="float" office:value="0.4349134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26298904">
            <text:p>19,26</text:p>
          </table:table-cell>
          <table:table-cell office:value-type="float" office:value="-0.07157695">
            <text:p>-0,07</text:p>
          </table:table-cell>
          <table:table-cell office:value-type="float" office:value="-0.10879834">
            <text:p>-0,11</text:p>
          </table:table-cell>
          <table:table-cell office:value-type="float" office:value="-0.03224773">
            <text:p>-0,03</text:p>
          </table:table-cell>
          <table:table-cell office:value-type="float" office:value="-0.06940535">
            <text:p>-0,07</text:p>
          </table:table-cell>
          <table:table-cell office:value-type="float" office:value="-0.42848605">
            <text:p>-0,43</text:p>
          </table:table-cell>
          <table:table-cell office:value-type="float" office:value="0.11171599">
            <text:p>0,11</text:p>
          </table:table-cell>
          <table:table-cell office:value-type="float" office:value="-0.07064124">
            <text:p>-0,07</text:p>
          </table:table-cell>
          <table:table-cell office:value-type="float" office:value="8450.44921875">
            <text:p>8450,45</text:p>
          </table:table-cell>
          <table:table-cell office:value-type="float" office:value="0.99312133">
            <text:p>0,99</text:p>
          </table:table-cell>
          <table:table-cell office:value-type="float" office:value="7.2914834">
            <text:p>7,29</text:p>
          </table:table-cell>
          <table:table-cell office:value-type="float" office:value="26">
            <text:p>26</text:p>
          </table:table-cell>
          <table:table-cell office:value-type="float" office:value="19.26298904">
            <text:p>19,26</text:p>
          </table:table-cell>
          <table:table-cell office:value-type="float" office:value="0.33237427">
            <text:p>0,33</text:p>
          </table:table-cell>
          <table:table-cell/>
          <table:table-cell office:value-type="float" office:value="0.42848605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17617226">
            <text:p>19,18</text:p>
          </table:table-cell>
          <table:table-cell office:value-type="float" office:value="-0.06885611">
            <text:p>-0,07</text:p>
          </table:table-cell>
          <table:table-cell office:value-type="float" office:value="-0.10572137">
            <text:p>-0,11</text:p>
          </table:table-cell>
          <table:table-cell office:value-type="float" office:value="-0.03113591">
            <text:p>-0,03</text:p>
          </table:table-cell>
          <table:table-cell office:value-type="float" office:value="-0.06712586">
            <text:p>-0,07</text:p>
          </table:table-cell>
          <table:table-cell office:value-type="float" office:value="-0.42336622">
            <text:p>-0,42</text:p>
          </table:table-cell>
          <table:table-cell office:value-type="float" office:value="0.11849429">
            <text:p>0,12</text:p>
          </table:table-cell>
          <table:table-cell office:value-type="float" office:value="-0.0779009">
            <text:p>-0,08</text:p>
          </table:table-cell>
          <table:table-cell office:value-type="float" office:value="8443.53515625">
            <text:p>8443,54</text:p>
          </table:table-cell>
          <table:table-cell office:value-type="float" office:value="0.99329221">
            <text:p>0,99</text:p>
          </table:table-cell>
          <table:table-cell office:value-type="float" office:value="7.28900814">
            <text:p>7,29</text:p>
          </table:table-cell>
          <table:table-cell office:value-type="float" office:value="27">
            <text:p>27</text:p>
          </table:table-cell>
          <table:table-cell office:value-type="float" office:value="19.17617226">
            <text:p>19,18</text:p>
          </table:table-cell>
          <table:table-cell office:value-type="float" office:value="0.3416183">
            <text:p>0,34</text:p>
          </table:table-cell>
          <table:table-cell/>
          <table:table-cell office:value-type="float" office:value="0.42336622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30537033">
            <text:p>19,31</text:p>
          </table:table-cell>
          <table:table-cell office:value-type="float" office:value="-0.06579326">
            <text:p>-0,07</text:p>
          </table:table-cell>
          <table:table-cell office:value-type="float" office:value="-0.10239342">
            <text:p>-0,1</text:p>
          </table:table-cell>
          <table:table-cell office:value-type="float" office:value="-0.02879099">
            <text:p>-0,03</text:p>
          </table:table-cell>
          <table:table-cell office:value-type="float" office:value="-0.06530227">
            <text:p>-0,07</text:p>
          </table:table-cell>
          <table:table-cell office:value-type="float" office:value="-0.41661689">
            <text:p>-0,42</text:p>
          </table:table-cell>
          <table:table-cell office:value-type="float" office:value="0.12527524">
            <text:p>0,13</text:p>
          </table:table-cell>
          <table:table-cell office:value-type="float" office:value="-0.08478916">
            <text:p>-0,08</text:p>
          </table:table-cell>
          <table:table-cell office:value-type="float" office:value="8436.3671875">
            <text:p>8436,37</text:p>
          </table:table-cell>
          <table:table-cell office:value-type="float" office:value="0.99477535">
            <text:p>0,99</text:p>
          </table:table-cell>
          <table:table-cell office:value-type="float" office:value="7.29111719">
            <text:p>7,29</text:p>
          </table:table-cell>
          <table:table-cell office:value-type="float" office:value="28">
            <text:p>28</text:p>
          </table:table-cell>
          <table:table-cell office:value-type="float" office:value="19.30537033">
            <text:p>19,31</text:p>
          </table:table-cell>
          <table:table-cell office:value-type="float" office:value="0.3498213">
            <text:p>0,35</text:p>
          </table:table-cell>
          <table:table-cell/>
          <table:table-cell office:value-type="float" office:value="0.41661689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94306564">
            <text:p>18,94</text:p>
          </table:table-cell>
          <table:table-cell office:value-type="float" office:value="-0.06304224">
            <text:p>-0,06</text:p>
          </table:table-cell>
          <table:table-cell office:value-type="float" office:value="-0.09913574">
            <text:p>-0,1</text:p>
          </table:table-cell>
          <table:table-cell office:value-type="float" office:value="-0.02673413">
            <text:p>-0,03</text:p>
          </table:table-cell>
          <table:table-cell office:value-type="float" office:value="-0.06390867">
            <text:p>-0,06</text:p>
          </table:table-cell>
          <table:table-cell office:value-type="float" office:value="-0.40972677">
            <text:p>-0,41</text:p>
          </table:table-cell>
          <table:table-cell office:value-type="float" office:value="0.13201112">
            <text:p>0,13</text:p>
          </table:table-cell>
          <table:table-cell office:value-type="float" office:value="-0.09229643">
            <text:p>-0,09</text:p>
          </table:table-cell>
          <table:table-cell office:value-type="float" office:value="8425.64453125">
            <text:p>8425,64</text:p>
          </table:table-cell>
          <table:table-cell office:value-type="float" office:value="0.99578857">
            <text:p>1</text:p>
          </table:table-cell>
          <table:table-cell office:value-type="float" office:value="7.29121971">
            <text:p>7,29</text:p>
          </table:table-cell>
          <table:table-cell office:value-type="float" office:value="29">
            <text:p>29</text:p>
          </table:table-cell>
          <table:table-cell office:value-type="float" office:value="18.94306564">
            <text:p>18,94</text:p>
          </table:table-cell>
          <table:table-cell office:value-type="float" office:value="0.35695824">
            <text:p>0,36</text:p>
          </table:table-cell>
          <table:table-cell/>
          <table:table-cell office:value-type="float" office:value="0.40972677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07158279">
            <text:p>19,07</text:p>
          </table:table-cell>
          <table:table-cell office:value-type="float" office:value="-0.05985869">
            <text:p>-0,06</text:p>
          </table:table-cell>
          <table:table-cell office:value-type="float" office:value="-0.09608889">
            <text:p>-0,1</text:p>
          </table:table-cell>
          <table:table-cell office:value-type="float" office:value="-0.02504114">
            <text:p>-0,03</text:p>
          </table:table-cell>
          <table:table-cell office:value-type="float" office:value="-0.0624011">
            <text:p>-0,06</text:p>
          </table:table-cell>
          <table:table-cell office:value-type="float" office:value="-0.40091541">
            <text:p>-0,4</text:p>
          </table:table-cell>
          <table:table-cell office:value-type="float" office:value="0.13879737">
            <text:p>0,14</text:p>
          </table:table-cell>
          <table:table-cell office:value-type="float" office:value="-0.09993065">
            <text:p>-0,1</text:p>
          </table:table-cell>
          <table:table-cell office:value-type="float" office:value="8415.9375">
            <text:p>8415,94</text:p>
          </table:table-cell>
          <table:table-cell office:value-type="float" office:value="0.99619746">
            <text:p>1</text:p>
          </table:table-cell>
          <table:table-cell office:value-type="float" office:value="7.2899456">
            <text:p>7,29</text:p>
          </table:table-cell>
          <table:table-cell office:value-type="float" office:value="30">
            <text:p>30</text:p>
          </table:table-cell>
          <table:table-cell office:value-type="float" office:value="19.07158279">
            <text:p>19,07</text:p>
          </table:table-cell>
          <table:table-cell office:value-type="float" office:value="0.36401013">
            <text:p>0,36</text:p>
          </table:table-cell>
          <table:table-cell/>
          <table:table-cell office:value-type="float" office:value="0.40091541">
            <text:p>0,4</text:p>
          </table:table-cell>
          <table:table-cell table:number-columns-repeated="239"/>
        </table:table-row>
      </table:table>
      <table:table table:name="pgach03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.00.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14:2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.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.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.00</text:p>
          </table:table-cell>
          <table:table-cell table:number-columns-repeated="255"/>
        </table:table-row>
        <table:table-row table:style-name="ro1">
          <table:table-cell office:value-type="string">
            <text:p>&gt; Temp. ; 0c: 23.00</text:p>
          </table:table-cell>
          <table:table-cell table:number-columns-repeated="255"/>
        </table:table-row>
        <table:table-row table:style-name="ro1">
          <table:table-cell office:value-type="string">
            <text:p>&gt; Press. ; k Pa: 100.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.00</text:p>
          </table:table-cell>
          <table:table-cell table:number-columns-repeated="255"/>
        </table:table-row>
        <table:table-row table:style-name="ro1">
          <table:table-cell office:value-type="string">
            <text:p>&gt; Root Chord: 0.00</text:p>
          </table:table-cell>
          <table:table-cell table:number-columns-repeated="255"/>
        </table:table-row>
        <table:table-row table:style-name="ro1">
          <table:table-cell office:value-type="string">
            <text:p>&gt; Ref. Surface: 314.28</text:p>
          </table:table-cell>
          <table:table-cell table:number-columns-repeated="255"/>
        </table:table-row>
        <table:table-row table:style-name="ro1">
          <table:table-cell office:value-type="string">
            <text:p>&gt; Ref. Chord: 20.00</text:p>
          </table:table-cell>
          <table:table-cell table:number-columns-repeated="255"/>
        </table:table-row>
        <table:table-row table:style-name="ro1">
          <table:table-cell office:value-type="string">
            <text:p>&gt; Xt: 8.60</text:p>
          </table:table-cell>
          <table:table-cell table:number-columns-repeated="255"/>
        </table:table-row>
        <table:table-row table:style-name="ro1">
          <table:table-cell office:value-type="string">
            <text:p>&gt; Zt: 0.00</text:p>
          </table:table-cell>
          <table:table-cell table:number-columns-repeated="255"/>
        </table:table-row>
        <table:table-row table:style-name="ro1">
          <table:table-cell office:value-type="string">
            <text:p>&gt; DistP: 8.00</text:p>
          </table:table-cell>
          <table:table-cell table:number-columns-repeated="255"/>
        </table:table-row>
        <table:table-row table:style-name="ro1">
          <table:table-cell office:value-type="string">
            <text:p>&gt; DistR: 6.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.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58009">
            <text:p>0,49</text:p>
          </table:table-cell>
          <table:table-cell office:value-type="float" office:value="-0.04541568">
            <text:p>-0,05</text:p>
          </table:table-cell>
          <table:table-cell office:value-type="float" office:value="-0.05567627">
            <text:p>-0,06</text:p>
          </table:table-cell>
          <table:table-cell office:value-type="float" office:value="-0.14157209">
            <text:p>-0,14</text:p>
          </table:table-cell>
          <table:table-cell office:value-type="float" office:value="-0.08722996">
            <text:p>-0,09</text:p>
          </table:table-cell>
          <table:table-cell office:value-type="float" office:value="-0.3876448">
            <text:p>-0,39</text:p>
          </table:table-cell>
          <table:table-cell office:value-type="float" office:value="-0.11378898">
            <text:p>-0,11</text:p>
          </table:table-cell>
          <table:table-cell office:value-type="float" office:value="0.0302179">
            <text:p>0,03</text:p>
          </table:table-cell>
          <table:table-cell office:value-type="float" office:value="6083.984375">
            <text:p>6083,98</text:p>
          </table:table-cell>
          <table:table-cell office:value-type="float" office:value="-0.00709228">
            <text:p>-0,01</text:p>
          </table:table-cell>
          <table:table-cell office:value-type="float" office:value="0.00331465">
            <text:p>0</text:p>
          </table:table-cell>
          <table:table-cell office:value-type="float" office:value="-5">
            <text:p>-5</text:p>
          </table:table-cell>
          <table:table-cell office:value-type="float" office:value="0.49458009">
            <text:p>0,49</text:p>
          </table:table-cell>
          <table:table-cell office:value-type="float" office:value="0.02814996">
            <text:p>0,03</text:p>
          </table:table-cell>
          <table:table-cell/>
          <table:table-cell office:value-type="float" office:value="0.05567627">
            <text:p>0,06</text:p>
          </table:table-cell>
          <table:table-cell office:value-type="float" office:value="0.14157209">
            <text:p>0,14</text:p>
          </table:table-cell>
          <table:table-cell office:value-type="float" office:value="0.3876448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432618">
            <text:p>0,48</text:p>
          </table:table-cell>
          <table:table-cell office:value-type="float" office:value="-0.04318947">
            <text:p>-0,04</text:p>
          </table:table-cell>
          <table:table-cell office:value-type="float" office:value="-0.05149297">
            <text:p>-0,05</text:p>
          </table:table-cell>
          <table:table-cell office:value-type="float" office:value="-0.14076249">
            <text:p>-0,14</text:p>
          </table:table-cell>
          <table:table-cell office:value-type="float" office:value="-0.08695537">
            <text:p>-0,09</text:p>
          </table:table-cell>
          <table:table-cell office:value-type="float" office:value="-0.42815533">
            <text:p>-0,43</text:p>
          </table:table-cell>
          <table:table-cell office:value-type="float" office:value="-0.10588273">
            <text:p>-0,11</text:p>
          </table:table-cell>
          <table:table-cell office:value-type="float" office:value="0.03195108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723572">
            <text:p>-0,01</text:p>
          </table:table-cell>
          <table:table-cell office:value-type="float" office:value="0.0028166">
            <text:p>0</text:p>
          </table:table-cell>
          <table:table-cell office:value-type="float" office:value="-4">
            <text:p>-4</text:p>
          </table:table-cell>
          <table:table-cell office:value-type="float" office:value="0.48432618">
            <text:p>0,48</text:p>
          </table:table-cell>
          <table:table-cell office:value-type="float" office:value="0.05976831">
            <text:p>0,06</text:p>
          </table:table-cell>
          <table:table-cell/>
          <table:table-cell office:value-type="float" office:value="0.05149297">
            <text:p>0,05</text:p>
          </table:table-cell>
          <table:table-cell office:value-type="float" office:value="0.14076249">
            <text:p>0,14</text:p>
          </table:table-cell>
          <table:table-cell office:value-type="float" office:value="0.42815533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013671">
            <text:p>0,49</text:p>
          </table:table-cell>
          <table:table-cell office:value-type="float" office:value="-0.04138423">
            <text:p>-0,04</text:p>
          </table:table-cell>
          <table:table-cell office:value-type="float" office:value="-0.05002075">
            <text:p>-0,05</text:p>
          </table:table-cell>
          <table:table-cell office:value-type="float" office:value="-0.13959995">
            <text:p>-0,14</text:p>
          </table:table-cell>
          <table:table-cell office:value-type="float" office:value="-0.08637823">
            <text:p>-0,09</text:p>
          </table:table-cell>
          <table:table-cell office:value-type="float" office:value="-0.4050054">
            <text:p>-0,41</text:p>
          </table:table-cell>
          <table:table-cell office:value-type="float" office:value="-0.09881681">
            <text:p>-0,1</text:p>
          </table:table-cell>
          <table:table-cell office:value-type="float" office:value="0.03304463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83289">
            <text:p>-0,01</text:p>
          </table:table-cell>
          <table:table-cell office:value-type="float" office:value="0.0033293">
            <text:p>0</text:p>
          </table:table-cell>
          <table:table-cell office:value-type="float" office:value="-3">
            <text:p>-3</text:p>
          </table:table-cell>
          <table:table-cell office:value-type="float" office:value="0.49013671">
            <text:p>0,49</text:p>
          </table:table-cell>
          <table:table-cell office:value-type="float" office:value="0.04200598">
            <text:p>0,04</text:p>
          </table:table-cell>
          <table:table-cell/>
          <table:table-cell office:value-type="float" office:value="0.05002075">
            <text:p>0,05</text:p>
          </table:table-cell>
          <table:table-cell office:value-type="float" office:value="0.13959995">
            <text:p>0,14</text:p>
          </table:table-cell>
          <table:table-cell office:value-type="float" office:value="0.4050054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90822">
            <text:p>0,48</text:p>
          </table:table-cell>
          <table:table-cell office:value-type="float" office:value="-0.04254067">
            <text:p>-0,04</text:p>
          </table:table-cell>
          <table:table-cell office:value-type="float" office:value="-0.04511252">
            <text:p>-0,05</text:p>
          </table:table-cell>
          <table:table-cell office:value-type="float" office:value="-0.13878047">
            <text:p>-0,14</text:p>
          </table:table-cell>
          <table:table-cell office:value-type="float" office:value="-0.08426034">
            <text:p>-0,08</text:p>
          </table:table-cell>
          <table:table-cell office:value-type="float" office:value="-0.43737641">
            <text:p>-0,44</text:p>
          </table:table-cell>
          <table:table-cell office:value-type="float" office:value="-0.09134001">
            <text:p>-0,09</text:p>
          </table:table-cell>
          <table:table-cell office:value-type="float" office:value="0.03405248">
            <text:p>0,03</text:p>
          </table:table-cell>
          <table:table-cell office:value-type="float" office:value="5927.734375">
            <text:p>5927,73</text:p>
          </table:table-cell>
          <table:table-cell office:value-type="float" office:value="-0.0070343">
            <text:p>-0,01</text:p>
          </table:table-cell>
          <table:table-cell office:value-type="float" office:value="0.0028459">
            <text:p>0</text:p>
          </table:table-cell>
          <table:table-cell office:value-type="float" office:value="-2">
            <text:p>-2</text:p>
          </table:table-cell>
          <table:table-cell office:value-type="float" office:value="0.48090822">
            <text:p>0,48</text:p>
          </table:table-cell>
          <table:table-cell office:value-type="float" office:value="0.05492358">
            <text:p>0,05</text:p>
          </table:table-cell>
          <table:table-cell/>
          <table:table-cell office:value-type="float" office:value="0.04511252">
            <text:p>0,05</text:p>
          </table:table-cell>
          <table:table-cell office:value-type="float" office:value="0.13878047">
            <text:p>0,14</text:p>
          </table:table-cell>
          <table:table-cell office:value-type="float" office:value="0.43737641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83202">
            <text:p>0,48</text:p>
          </table:table-cell>
          <table:table-cell office:value-type="float" office:value="-0.04289974">
            <text:p>-0,04</text:p>
          </table:table-cell>
          <table:table-cell office:value-type="float" office:value="-0.03908213">
            <text:p>-0,04</text:p>
          </table:table-cell>
          <table:table-cell office:value-type="float" office:value="-0.13760805">
            <text:p>-0,14</text:p>
          </table:table-cell>
          <table:table-cell office:value-type="float" office:value="-0.08276282">
            <text:p>-0,08</text:p>
          </table:table-cell>
          <table:table-cell office:value-type="float" office:value="-0.44298634">
            <text:p>-0,44</text:p>
          </table:table-cell>
          <table:table-cell office:value-type="float" office:value="-0.08352257">
            <text:p>-0,08</text:p>
          </table:table-cell>
          <table:table-cell office:value-type="float" office:value="0.03500636">
            <text:p>0,04</text:p>
          </table:table-cell>
          <table:table-cell office:value-type="float" office:value="6318.359375">
            <text:p>6318,36</text:p>
          </table:table-cell>
          <table:table-cell office:value-type="float" office:value="-0.00678711">
            <text:p>-0,01</text:p>
          </table:table-cell>
          <table:table-cell office:value-type="float" office:value="0.00390059">
            <text:p>0</text:p>
          </table:table-cell>
          <table:table-cell office:value-type="float" office:value="-1">
            <text:p>-1</text:p>
          </table:table-cell>
          <table:table-cell office:value-type="float" office:value="0.47783202">
            <text:p>0,48</text:p>
          </table:table-cell>
          <table:table-cell office:value-type="float" office:value="0.08978759">
            <text:p>0,09</text:p>
          </table:table-cell>
          <table:table-cell/>
          <table:table-cell office:value-type="float" office:value="0.03908213">
            <text:p>0,04</text:p>
          </table:table-cell>
          <table:table-cell office:value-type="float" office:value="0.13760805">
            <text:p>0,14</text:p>
          </table:table-cell>
          <table:table-cell office:value-type="float" office:value="0.44298634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-0.04387293">
            <text:p>-0,04</text:p>
          </table:table-cell>
          <table:table-cell office:value-type="float" office:value="-0.03448423">
            <text:p>-0,03</text:p>
          </table:table-cell>
          <table:table-cell office:value-type="float" office:value="-0.13628507">
            <text:p>-0,14</text:p>
          </table:table-cell>
          <table:table-cell office:value-type="float" office:value="-0.08143819">
            <text:p>-0,08</text:p>
          </table:table-cell>
          <table:table-cell office:value-type="float" office:value="-0.40385899">
            <text:p>-0,4</text:p>
          </table:table-cell>
          <table:table-cell office:value-type="float" office:value="-0.07563223">
            <text:p>-0,08</text:p>
          </table:table-cell>
          <table:table-cell office:value-type="float" office:value="0.03556028">
            <text:p>0,04</text:p>
          </table:table-cell>
          <table:table-cell office:value-type="float" office:value="5942.3828125">
            <text:p>5942,38</text:p>
          </table:table-cell>
          <table:table-cell office:value-type="float" office:value="-0.00635376">
            <text:p>-0,01</text:p>
          </table:table-cell>
          <table:table-cell office:value-type="float" office:value="0.00410566">
            <text:p>0</text:p>
          </table:table-cell>
          <table:table-cell office:value-type="float" office:value="0">
            <text:p>0</text:p>
          </table:table-cell>
          <table:table-cell office:value-type="float" office:value="0.50312501">
            <text:p>0,5</text:p>
          </table:table-cell>
          <table:table-cell office:value-type="float" office:value="0.12060266">
            <text:p>0,12</text:p>
          </table:table-cell>
          <table:table-cell/>
          <table:table-cell office:value-type="float" office:value="0.03448423">
            <text:p>0,03</text:p>
          </table:table-cell>
          <table:table-cell office:value-type="float" office:value="0.13628507">
            <text:p>0,14</text:p>
          </table:table-cell>
          <table:table-cell office:value-type="float" office:value="0.40385899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85743">
            <text:p>0,48</text:p>
          </table:table-cell>
          <table:table-cell office:value-type="float" office:value="-0.04427162">
            <text:p>-0,04</text:p>
          </table:table-cell>
          <table:table-cell office:value-type="float" office:value="-0.0295189">
            <text:p>-0,03</text:p>
          </table:table-cell>
          <table:table-cell office:value-type="float" office:value="-0.13590989">
            <text:p>-0,14</text:p>
          </table:table-cell>
          <table:table-cell office:value-type="float" office:value="-0.08098055">
            <text:p>-0,08</text:p>
          </table:table-cell>
          <table:table-cell office:value-type="float" office:value="-0.43383002">
            <text:p>-0,43</text:p>
          </table:table-cell>
          <table:table-cell office:value-type="float" office:value="-0.06785322">
            <text:p>-0,07</text:p>
          </table:table-cell>
          <table:table-cell office:value-type="float" office:value="0.03602373">
            <text:p>0,04</text:p>
          </table:table-cell>
          <table:table-cell office:value-type="float" office:value="6357.421875">
            <text:p>6357,42</text:p>
          </table:table-cell>
          <table:table-cell office:value-type="float" office:value="-0.00664673">
            <text:p>-0,01</text:p>
          </table:table-cell>
          <table:table-cell office:value-type="float" office:value="0.00344648">
            <text:p>0</text:p>
          </table:table-cell>
          <table:table-cell office:value-type="float" office:value="1">
            <text:p>1</text:p>
          </table:table-cell>
          <table:table-cell office:value-type="float" office:value="0.47885743">
            <text:p>0,48</text:p>
          </table:table-cell>
          <table:table-cell office:value-type="float" office:value="0.12240692">
            <text:p>0,12</text:p>
          </table:table-cell>
          <table:table-cell/>
          <table:table-cell office:value-type="float" office:value="0.0295189">
            <text:p>0,03</text:p>
          </table:table-cell>
          <table:table-cell office:value-type="float" office:value="0.13590989">
            <text:p>0,14</text:p>
          </table:table-cell>
          <table:table-cell office:value-type="float" office:value="0.433830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14844">
            <text:p>0,48</text:p>
          </table:table-cell>
          <table:table-cell office:value-type="float" office:value="-0.03956661">
            <text:p>-0,04</text:p>
          </table:table-cell>
          <table:table-cell office:value-type="float" office:value="-0.0279151">
            <text:p>-0,03</text:p>
          </table:table-cell>
          <table:table-cell office:value-type="float" office:value="-0.13580376">
            <text:p>-0,14</text:p>
          </table:table-cell>
          <table:table-cell office:value-type="float" office:value="-0.08026356">
            <text:p>-0,08</text:p>
          </table:table-cell>
          <table:table-cell office:value-type="float" office:value="-0.40850443">
            <text:p>-0,41</text:p>
          </table:table-cell>
          <table:table-cell office:value-type="float" office:value="-0.05970707">
            <text:p>-0,06</text:p>
          </table:table-cell>
          <table:table-cell office:value-type="float" office:value="0.03584597">
            <text:p>0,04</text:p>
          </table:table-cell>
          <table:table-cell office:value-type="float" office:value="6074.21875">
            <text:p>6074,22</text:p>
          </table:table-cell>
          <table:table-cell office:value-type="float" office:value="-0.00709534">
            <text:p>-0,01</text:p>
          </table:table-cell>
          <table:table-cell office:value-type="float" office:value="0.0039665">
            <text:p>0</text:p>
          </table:table-cell>
          <table:table-cell office:value-type="float" office:value="2">
            <text:p>2</text:p>
          </table:table-cell>
          <table:table-cell office:value-type="float" office:value="0.47714844">
            <text:p>0,48</text:p>
          </table:table-cell>
          <table:table-cell office:value-type="float" office:value="0.13352777">
            <text:p>0,13</text:p>
          </table:table-cell>
          <table:table-cell/>
          <table:table-cell office:value-type="float" office:value="0.0279151">
            <text:p>0,03</text:p>
          </table:table-cell>
          <table:table-cell office:value-type="float" office:value="0.13580376">
            <text:p>0,14</text:p>
          </table:table-cell>
          <table:table-cell office:value-type="float" office:value="0.40850443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945314">
            <text:p>0,49</text:p>
          </table:table-cell>
          <table:table-cell office:value-type="float" office:value="-0.03446292">
            <text:p>-0,03</text:p>
          </table:table-cell>
          <table:table-cell office:value-type="float" office:value="-0.02756008">
            <text:p>-0,03</text:p>
          </table:table-cell>
          <table:table-cell office:value-type="float" office:value="-0.13490531">
            <text:p>-0,13</text:p>
          </table:table-cell>
          <table:table-cell office:value-type="float" office:value="-0.07956439">
            <text:p>-0,08</text:p>
          </table:table-cell>
          <table:table-cell office:value-type="float" office:value="-0.41432118">
            <text:p>-0,41</text:p>
          </table:table-cell>
          <table:table-cell office:value-type="float" office:value="-0.05227666">
            <text:p>-0,05</text:p>
          </table:table-cell>
          <table:table-cell office:value-type="float" office:value="0.03527142">
            <text:p>0,04</text:p>
          </table:table-cell>
          <table:table-cell office:value-type="float" office:value="5961.9140625">
            <text:p>5961,91</text:p>
          </table:table-cell>
          <table:table-cell office:value-type="float" office:value="-0.00742187">
            <text:p>-0,01</text:p>
          </table:table-cell>
          <table:table-cell office:value-type="float" office:value="0.0039665">
            <text:p>0</text:p>
          </table:table-cell>
          <table:table-cell office:value-type="float" office:value="3">
            <text:p>3</text:p>
          </table:table-cell>
          <table:table-cell office:value-type="float" office:value="0.48945314">
            <text:p>0,49</text:p>
          </table:table-cell>
          <table:table-cell office:value-type="float" office:value="0.13803717">
            <text:p>0,14</text:p>
          </table:table-cell>
          <table:table-cell/>
          <table:table-cell office:value-type="float" office:value="0.02756008">
            <text:p>0,03</text:p>
          </table:table-cell>
          <table:table-cell office:value-type="float" office:value="0.13490531">
            <text:p>0,13</text:p>
          </table:table-cell>
          <table:table-cell office:value-type="float" office:value="0.4143211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509766">
            <text:p>0,48</text:p>
          </table:table-cell>
          <table:table-cell office:value-type="float" office:value="-0.02743513">
            <text:p>-0,03</text:p>
          </table:table-cell>
          <table:table-cell office:value-type="float" office:value="-0.02843149">
            <text:p>-0,03</text:p>
          </table:table-cell>
          <table:table-cell office:value-type="float" office:value="-0.13447583">
            <text:p>-0,13</text:p>
          </table:table-cell>
          <table:table-cell office:value-type="float" office:value="-0.07892877">
            <text:p>-0,08</text:p>
          </table:table-cell>
          <table:table-cell office:value-type="float" office:value="-0.45424104">
            <text:p>-0,45</text:p>
          </table:table-cell>
          <table:table-cell office:value-type="float" office:value="-0.04516567">
            <text:p>-0,05</text:p>
          </table:table-cell>
          <table:table-cell office:value-type="float" office:value="0.03420167">
            <text:p>0,03</text:p>
          </table:table-cell>
          <table:table-cell office:value-type="float" office:value="6005.859375">
            <text:p>6005,86</text:p>
          </table:table-cell>
          <table:table-cell office:value-type="float" office:value="-0.00707092">
            <text:p>-0,01</text:p>
          </table:table-cell>
          <table:table-cell office:value-type="float" office:value="0.00342451">
            <text:p>0</text:p>
          </table:table-cell>
          <table:table-cell office:value-type="float" office:value="4">
            <text:p>4</text:p>
          </table:table-cell>
          <table:table-cell office:value-type="float" office:value="0.47509766">
            <text:p>0,48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02843149">
            <text:p>0,03</text:p>
          </table:table-cell>
          <table:table-cell office:value-type="float" office:value="0.13447583">
            <text:p>0,13</text:p>
          </table:table-cell>
          <table:table-cell office:value-type="float" office:value="0.45424104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-0.02177674">
            <text:p>-0,02</text:p>
          </table:table-cell>
          <table:table-cell office:value-type="float" office:value="-0.02937242">
            <text:p>-0,03</text:p>
          </table:table-cell>
          <table:table-cell office:value-type="float" office:value="-0.13420185">
            <text:p>-0,13</text:p>
          </table:table-cell>
          <table:table-cell office:value-type="float" office:value="-0.07815839">
            <text:p>-0,08</text:p>
          </table:table-cell>
          <table:table-cell office:value-type="float" office:value="-0.43140015">
            <text:p>-0,43</text:p>
          </table:table-cell>
          <table:table-cell office:value-type="float" office:value="-0.03766899">
            <text:p>-0,04</text:p>
          </table:table-cell>
          <table:table-cell office:value-type="float" office:value="0.03304781">
            <text:p>0,03</text:p>
          </table:table-cell>
          <table:table-cell office:value-type="float" office:value="6010.7421875">
            <text:p>6010,74</text:p>
          </table:table-cell>
          <table:table-cell office:value-type="float" office:value="-0.007797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4692871">
            <text:p>0,47</text:p>
          </table:table-cell>
          <table:table-cell office:value-type="float" office:value="0.1334527">
            <text:p>0,13</text:p>
          </table:table-cell>
          <table:table-cell/>
          <table:table-cell office:value-type="float" office:value="0.02937242">
            <text:p>0,03</text:p>
          </table:table-cell>
          <table:table-cell office:value-type="float" office:value="0.13420185">
            <text:p>0,13</text:p>
          </table:table-cell>
          <table:table-cell office:value-type="float" office:value="0.43140015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423829">
            <text:p>0,49</text:p>
          </table:table-cell>
          <table:table-cell office:value-type="float" office:value="-0.01683649">
            <text:p>-0,02</text:p>
          </table:table-cell>
          <table:table-cell office:value-type="float" office:value="-0.02979448">
            <text:p>-0,03</text:p>
          </table:table-cell>
          <table:table-cell office:value-type="float" office:value="-0.13418952">
            <text:p>-0,13</text:p>
          </table:table-cell>
          <table:table-cell office:value-type="float" office:value="-0.07719225">
            <text:p>-0,08</text:p>
          </table:table-cell>
          <table:table-cell office:value-type="float" office:value="-0.43127802">
            <text:p>-0,43</text:p>
          </table:table-cell>
          <table:table-cell office:value-type="float" office:value="-0.03036184">
            <text:p>-0,03</text:p>
          </table:table-cell>
          <table:table-cell office:value-type="float" office:value="0.03145589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38525">
            <text:p>-0,01</text:p>
          </table:table-cell>
          <table:table-cell office:value-type="float" office:value="0.0027873">
            <text:p>0</text:p>
          </table:table-cell>
          <table:table-cell office:value-type="float" office:value="6">
            <text:p>6</text:p>
          </table:table-cell>
          <table:table-cell office:value-type="float" office:value="0.49423829">
            <text:p>0,49</text:p>
          </table:table-cell>
          <table:table-cell office:value-type="float" office:value="0.12776214">
            <text:p>0,13</text:p>
          </table:table-cell>
          <table:table-cell/>
          <table:table-cell office:value-type="float" office:value="0.02979448">
            <text:p>0,03</text:p>
          </table:table-cell>
          <table:table-cell office:value-type="float" office:value="0.13418952">
            <text:p>0,13</text:p>
          </table:table-cell>
          <table:table-cell office:value-type="float" office:value="0.4312780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330078">
            <text:p>0,48</text:p>
          </table:table-cell>
          <table:table-cell office:value-type="float" office:value="-0.01542003">
            <text:p>-0,02</text:p>
          </table:table-cell>
          <table:table-cell office:value-type="float" office:value="-0.02632122">
            <text:p>-0,03</text:p>
          </table:table-cell>
          <table:table-cell office:value-type="float" office:value="-0.13422407">
            <text:p>-0,13</text:p>
          </table:table-cell>
          <table:table-cell office:value-type="float" office:value="-0.07679562">
            <text:p>-0,08</text:p>
          </table:table-cell>
          <table:table-cell office:value-type="float" office:value="-0.42087814">
            <text:p>-0,42</text:p>
          </table:table-cell>
          <table:table-cell office:value-type="float" office:value="-0.02290094">
            <text:p>-0,02</text:p>
          </table:table-cell>
          <table:table-cell office:value-type="float" office:value="0.029983">
            <text:p>0,03</text:p>
          </table:table-cell>
          <table:table-cell office:value-type="float" office:value="6186.5234375">
            <text:p>6186,52</text:p>
          </table:table-cell>
          <table:table-cell office:value-type="float" office:value="-0.00681152">
            <text:p>-0,01</text:p>
          </table:table-cell>
          <table:table-cell office:value-type="float" office:value="0.00412031">
            <text:p>0</text:p>
          </table:table-cell>
          <table:table-cell office:value-type="float" office:value="7">
            <text:p>7</text:p>
          </table:table-cell>
          <table:table-cell office:value-type="float" office:value="0.48330078">
            <text:p>0,48</text:p>
          </table:table-cell>
          <table:table-cell office:value-type="float" office:value="0.13527697">
            <text:p>0,14</text:p>
          </table:table-cell>
          <table:table-cell/>
          <table:table-cell office:value-type="float" office:value="0.02632122">
            <text:p>0,03</text:p>
          </table:table-cell>
          <table:table-cell office:value-type="float" office:value="0.13422407">
            <text:p>0,13</text:p>
          </table:table-cell>
          <table:table-cell office:value-type="float" office:value="0.42087814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022461">
            <text:p>0,48</text:p>
          </table:table-cell>
          <table:table-cell office:value-type="float" office:value="-0.01099981">
            <text:p>-0,01</text:p>
          </table:table-cell>
          <table:table-cell office:value-type="float" office:value="-0.02562111">
            <text:p>-0,03</text:p>
          </table:table-cell>
          <table:table-cell office:value-type="float" office:value="-0.1339501">
            <text:p>-0,13</text:p>
          </table:table-cell>
          <table:table-cell office:value-type="float" office:value="-0.07630747">
            <text:p>-0,08</text:p>
          </table:table-cell>
          <table:table-cell office:value-type="float" office:value="-0.42332795">
            <text:p>-0,42</text:p>
          </table:table-cell>
          <table:table-cell office:value-type="float" office:value="-0.01534859">
            <text:p>-0,02</text:p>
          </table:table-cell>
          <table:table-cell office:value-type="float" office:value="0.02803715">
            <text:p>0,03</text:p>
          </table:table-cell>
          <table:table-cell office:value-type="float" office:value="6191.40625">
            <text:p>6191,41</text:p>
          </table:table-cell>
          <table:table-cell office:value-type="float" office:value="-0.00697937">
            <text:p>-0,01</text:p>
          </table:table-cell>
          <table:table-cell office:value-type="float" office:value="0.00322676">
            <text:p>0</text:p>
          </table:table-cell>
          <table:table-cell office:value-type="float" office:value="8">
            <text:p>8</text:p>
          </table:table-cell>
          <table:table-cell office:value-type="float" office:value="0.48022461">
            <text:p>0,48</text:p>
          </table:table-cell>
          <table:table-cell office:value-type="float" office:value="0.14454602">
            <text:p>0,14</text:p>
          </table:table-cell>
          <table:table-cell/>
          <table:table-cell office:value-type="float" office:value="0.02562111">
            <text:p>0,03</text:p>
          </table:table-cell>
          <table:table-cell office:value-type="float" office:value="0.1339501">
            <text:p>0,13</text:p>
          </table:table-cell>
          <table:table-cell office:value-type="float" office:value="0.4233279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07527">
            <text:p>-0,01</text:p>
          </table:table-cell>
          <table:table-cell office:value-type="float" office:value="-0.02391304">
            <text:p>-0,02</text:p>
          </table:table-cell>
          <table:table-cell office:value-type="float" office:value="-0.13394269">
            <text:p>-0,13</text:p>
          </table:table-cell>
          <table:table-cell office:value-type="float" office:value="-0.07538963">
            <text:p>-0,08</text:p>
          </table:table-cell>
          <table:table-cell office:value-type="float" office:value="-0.42267498">
            <text:p>-0,42</text:p>
          </table:table-cell>
          <table:table-cell office:value-type="float" office:value="-0.00809976">
            <text:p>-0,01</text:p>
          </table:table-cell>
          <table:table-cell office:value-type="float" office:value="0.02577862">
            <text:p>0,03</text:p>
          </table:table-cell>
          <table:table-cell office:value-type="float" office:value="6049.8046875">
            <text:p>6049,8</text:p>
          </table:table-cell>
          <table:table-cell office:value-type="float" office:value="-0.00689697">
            <text:p>-0,01</text:p>
          </table:table-cell>
          <table:table-cell office:value-type="float" office:value="0.00321211">
            <text:p>0</text:p>
          </table:table-cell>
          <table:table-cell office:value-type="float" office:value="9">
            <text:p>9</text:p>
          </table:table-cell>
          <table:table-cell office:value-type="float" office:value="0.4600586">
            <text:p>0,46</text:p>
          </table:table-cell>
          <table:table-cell office:value-type="float" office:value="0.15150531">
            <text:p>0,15</text:p>
          </table:table-cell>
          <table:table-cell/>
          <table:table-cell office:value-type="float" office:value="0.02391304">
            <text:p>0,02</text:p>
          </table:table-cell>
          <table:table-cell office:value-type="float" office:value="0.13394269">
            <text:p>0,13</text:p>
          </table:table-cell>
          <table:table-cell office:value-type="float" office:value="0.4226749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33788">
            <text:p>0,47</text:p>
          </table:table-cell>
          <table:table-cell office:value-type="float" office:value="-0.00468767">
            <text:p>0</text:p>
          </table:table-cell>
          <table:table-cell office:value-type="float" office:value="-0.02192194">
            <text:p>-0,02</text:p>
          </table:table-cell>
          <table:table-cell office:value-type="float" office:value="-0.13418458">
            <text:p>-0,13</text:p>
          </table:table-cell>
          <table:table-cell office:value-type="float" office:value="-0.07558032">
            <text:p>-0,08</text:p>
          </table:table-cell>
          <table:table-cell office:value-type="float" office:value="-0.42089558">
            <text:p>-0,42</text:p>
          </table:table-cell>
          <table:table-cell office:value-type="float" office:value="-0.0005156">
            <text:p>0</text:p>
          </table:table-cell>
          <table:table-cell office:value-type="float" office:value="0.02321219">
            <text:p>0,02</text:p>
          </table:table-cell>
          <table:table-cell office:value-type="float" office:value="6123.046875">
            <text:p>6123,05</text:p>
          </table:table-cell>
          <table:table-cell office:value-type="float" office:value="-0.00669556">
            <text:p>-0,01</text:p>
          </table:table-cell>
          <table:table-cell office:value-type="float" office:value="0.00346846">
            <text:p>0</text:p>
          </table:table-cell>
          <table:table-cell office:value-type="float" office:value="10">
            <text:p>10</text:p>
          </table:table-cell>
          <table:table-cell office:value-type="float" office:value="0.47133788">
            <text:p>0,47</text:p>
          </table:table-cell>
          <table:table-cell office:value-type="float" office:value="0.15991101">
            <text:p>0,16</text:p>
          </table:table-cell>
          <table:table-cell/>
          <table:table-cell office:value-type="float" office:value="0.02192194">
            <text:p>0,02</text:p>
          </table:table-cell>
          <table:table-cell office:value-type="float" office:value="0.13418458">
            <text:p>0,13</text:p>
          </table:table-cell>
          <table:table-cell office:value-type="float" office:value="0.42089558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-0.00237231">
            <text:p>0</text:p>
          </table:table-cell>
          <table:table-cell office:value-type="float" office:value="-0.01939707">
            <text:p>-0,02</text:p>
          </table:table-cell>
          <table:table-cell office:value-type="float" office:value="-0.13438204">
            <text:p>-0,13</text:p>
          </table:table-cell>
          <table:table-cell office:value-type="float" office:value="-0.07594898">
            <text:p>-0,08</text:p>
          </table:table-cell>
          <table:table-cell office:value-type="float" office:value="-0.41610807">
            <text:p>-0,42</text:p>
          </table:table-cell>
          <table:table-cell office:value-type="float" office:value="0.00682071">
            <text:p>0,01</text:p>
          </table:table-cell>
          <table:table-cell office:value-type="float" office:value="0.02039816">
            <text:p>0,02</text:p>
          </table:table-cell>
          <table:table-cell office:value-type="float" office:value="6445.3125">
            <text:p>6445,31</text:p>
          </table:table-cell>
          <table:table-cell office:value-type="float" office:value="-0.00672607">
            <text:p>-0,01</text:p>
          </table:table-cell>
          <table:table-cell office:value-type="float" office:value="0.00293379">
            <text:p>0</text:p>
          </table:table-cell>
          <table:table-cell office:value-type="float" office:value="11">
            <text:p>11</text:p>
          </table:table-cell>
          <table:table-cell office:value-type="float" office:value="0.48295897">
            <text:p>0,48</text:p>
          </table:table-cell>
          <table:table-cell office:value-type="float" office:value="0.16764106">
            <text:p>0,17</text:p>
          </table:table-cell>
          <table:table-cell/>
          <table:table-cell office:value-type="float" office:value="0.01939707">
            <text:p>0,02</text:p>
          </table:table-cell>
          <table:table-cell office:value-type="float" office:value="0.13438204">
            <text:p>0,13</text:p>
          </table:table-cell>
          <table:table-cell office:value-type="float" office:value="0.41610807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0017829">
            <text:p>0</text:p>
          </table:table-cell>
          <table:table-cell office:value-type="float" office:value="-0.01617705">
            <text:p>-0,02</text:p>
          </table:table-cell>
          <table:table-cell office:value-type="float" office:value="-0.134424">
            <text:p>-0,13</text:p>
          </table:table-cell>
          <table:table-cell office:value-type="float" office:value="-0.07634561">
            <text:p>-0,08</text:p>
          </table:table-cell>
          <table:table-cell office:value-type="float" office:value="-0.41235486">
            <text:p>-0,41</text:p>
          </table:table-cell>
          <table:table-cell office:value-type="float" office:value="0.01490324">
            <text:p>0,01</text:p>
          </table:table-cell>
          <table:table-cell office:value-type="float" office:value="0.01737145">
            <text:p>0,02</text:p>
          </table:table-cell>
          <table:table-cell office:value-type="float" office:value="6308.59375">
            <text:p>6308,59</text:p>
          </table:table-cell>
          <table:table-cell office:value-type="float" office:value="-0.00624695">
            <text:p>-0,01</text:p>
          </table:table-cell>
          <table:table-cell office:value-type="float" office:value="0.00338057">
            <text:p>0</text:p>
          </table:table-cell>
          <table:table-cell office:value-type="float" office:value="12">
            <text:p>12</text:p>
          </table:table-cell>
          <table:table-cell office:value-type="float" office:value="0.45493165">
            <text:p>0,45</text:p>
          </table:table-cell>
          <table:table-cell office:value-type="float" office:value="0.17684753">
            <text:p>0,18</text:p>
          </table:table-cell>
          <table:table-cell/>
          <table:table-cell office:value-type="float" office:value="0.01617705">
            <text:p>0,02</text:p>
          </table:table-cell>
          <table:table-cell office:value-type="float" office:value="0.134424">
            <text:p>0,13</text:p>
          </table:table-cell>
          <table:table-cell office:value-type="float" office:value="0.4123548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17382">
            <text:p>0,48</text:p>
          </table:table-cell>
          <table:table-cell office:value-type="float" office:value="0.00192905">
            <text:p>0</text:p>
          </table:table-cell>
          <table:table-cell office:value-type="float" office:value="-0.01335923">
            <text:p>-0,01</text:p>
          </table:table-cell>
          <table:table-cell office:value-type="float" office:value="-0.13516942">
            <text:p>-0,14</text:p>
          </table:table-cell>
          <table:table-cell office:value-type="float" office:value="-0.07631256">
            <text:p>-0,08</text:p>
          </table:table-cell>
          <table:table-cell office:value-type="float" office:value="-0.40871626">
            <text:p>-0,41</text:p>
          </table:table-cell>
          <table:table-cell office:value-type="float" office:value="0.02235088">
            <text:p>0,02</text:p>
          </table:table-cell>
          <table:table-cell office:value-type="float" office:value="0.01399239">
            <text:p>0,01</text:p>
          </table:table-cell>
          <table:table-cell office:value-type="float" office:value="6113.28125">
            <text:p>6113,28</text:p>
          </table:table-cell>
          <table:table-cell office:value-type="float" office:value="-0.00688477">
            <text:p>-0,01</text:p>
          </table:table-cell>
          <table:table-cell office:value-type="float" office:value="0.0023332">
            <text:p>0</text:p>
          </table:table-cell>
          <table:table-cell office:value-type="float" office:value="13">
            <text:p>13</text:p>
          </table:table-cell>
          <table:table-cell office:value-type="float" office:value="0.47817382">
            <text:p>0,48</text:p>
          </table:table-cell>
          <table:table-cell office:value-type="float" office:value="0.1852182">
            <text:p>0,19</text:p>
          </table:table-cell>
          <table:table-cell/>
          <table:table-cell office:value-type="float" office:value="0.01335923">
            <text:p>0,01</text:p>
          </table:table-cell>
          <table:table-cell office:value-type="float" office:value="0.13516942">
            <text:p>0,14</text:p>
          </table:table-cell>
          <table:table-cell office:value-type="float" office:value="0.40871626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757811">
            <text:p>0,47</text:p>
          </table:table-cell>
          <table:table-cell office:value-type="float" office:value="0.00436327">
            <text:p>0</text:p>
          </table:table-cell>
          <table:table-cell office:value-type="float" office:value="-0.01061836">
            <text:p>-0,01</text:p>
          </table:table-cell>
          <table:table-cell office:value-type="float" office:value="-0.13583091">
            <text:p>-0,14</text:p>
          </table:table-cell>
          <table:table-cell office:value-type="float" office:value="-0.07629222">
            <text:p>-0,08</text:p>
          </table:table-cell>
          <table:table-cell office:value-type="float" office:value="-0.40416303">
            <text:p>-0,4</text:p>
          </table:table-cell>
          <table:table-cell office:value-type="float" office:value="0.03017628">
            <text:p>0,03</text:p>
          </table:table-cell>
          <table:table-cell office:value-type="float" office:value="0.01050223">
            <text:p>0,01</text:p>
          </table:table-cell>
          <table:table-cell office:value-type="float" office:value="6474.609375">
            <text:p>6474,61</text:p>
          </table:table-cell>
          <table:table-cell office:value-type="float" office:value="-0.00705261">
            <text:p>-0,01</text:p>
          </table:table-cell>
          <table:table-cell office:value-type="float" office:value="0.00424482">
            <text:p>0</text:p>
          </table:table-cell>
          <table:table-cell office:value-type="float" office:value="14">
            <text:p>14</text:p>
          </table:table-cell>
          <table:table-cell office:value-type="float" office:value="0.46757811">
            <text:p>0,47</text:p>
          </table:table-cell>
          <table:table-cell office:value-type="float" office:value="0.19325104">
            <text:p>0,19</text:p>
          </table:table-cell>
          <table:table-cell/>
          <table:table-cell office:value-type="float" office:value="0.01061836">
            <text:p>0,01</text:p>
          </table:table-cell>
          <table:table-cell office:value-type="float" office:value="0.13583091">
            <text:p>0,14</text:p>
          </table:table-cell>
          <table:table-cell office:value-type="float" office:value="0.4041630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55468">
            <text:p>0,49</text:p>
          </table:table-cell>
          <table:table-cell office:value-type="float" office:value="0.00584659">
            <text:p>0,01</text:p>
          </table:table-cell>
          <table:table-cell office:value-type="float" office:value="-0.00745793">
            <text:p>-0,01</text:p>
          </table:table-cell>
          <table:table-cell office:value-type="float" office:value="-0.13641095">
            <text:p>-0,14</text:p>
          </table:table-cell>
          <table:table-cell office:value-type="float" office:value="-0.07639392">
            <text:p>-0,08</text:p>
          </table:table-cell>
          <table:table-cell office:value-type="float" office:value="-0.40094811">
            <text:p>-0,4</text:p>
          </table:table-cell>
          <table:table-cell office:value-type="float" office:value="0.03731775">
            <text:p>0,04</text:p>
          </table:table-cell>
          <table:table-cell office:value-type="float" office:value="0.00673273">
            <text:p>0,01</text:p>
          </table:table-cell>
          <table:table-cell office:value-type="float" office:value="6069.3359375">
            <text:p>6069,34</text:p>
          </table:table-cell>
          <table:table-cell office:value-type="float" office:value="-0.00669861">
            <text:p>-0,01</text:p>
          </table:table-cell>
          <table:table-cell office:value-type="float" office:value="0.00349043">
            <text:p>0</text:p>
          </table:table-cell>
          <table:table-cell office:value-type="float" office:value="15">
            <text:p>15</text:p>
          </table:table-cell>
          <table:table-cell office:value-type="float" office:value="0.49355468">
            <text:p>0,49</text:p>
          </table:table-cell>
          <table:table-cell office:value-type="float" office:value="0.20186944">
            <text:p>0,2</text:p>
          </table:table-cell>
          <table:table-cell/>
          <table:table-cell office:value-type="float" office:value="0.00745793">
            <text:p>0,01</text:p>
          </table:table-cell>
          <table:table-cell office:value-type="float" office:value="0.13641095">
            <text:p>0,14</text:p>
          </table:table-cell>
          <table:table-cell office:value-type="float" office:value="0.40094811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92871">
            <text:p>0,47</text:p>
          </table:table-cell>
          <table:table-cell office:value-type="float" office:value="0.00762211">
            <text:p>0,01</text:p>
          </table:table-cell>
          <table:table-cell office:value-type="float" office:value="-0.0042106">
            <text:p>0</text:p>
          </table:table-cell>
          <table:table-cell office:value-type="float" office:value="-0.13664544">
            <text:p>-0,14</text:p>
          </table:table-cell>
          <table:table-cell office:value-type="float" office:value="-0.07658968">
            <text:p>-0,08</text:p>
          </table:table-cell>
          <table:table-cell office:value-type="float" office:value="-0.39612573">
            <text:p>-0,4</text:p>
          </table:table-cell>
          <table:table-cell office:value-type="float" office:value="0.04525183">
            <text:p>0,05</text:p>
          </table:table-cell>
          <table:table-cell office:value-type="float" office:value="0.00239502">
            <text:p>0</text:p>
          </table:table-cell>
          <table:table-cell office:value-type="float" office:value="6616.2109375">
            <text:p>6616,21</text:p>
          </table:table-cell>
          <table:table-cell office:value-type="float" office:value="-0.00740967">
            <text:p>-0,01</text:p>
          </table:table-cell>
          <table:table-cell office:value-type="float" office:value="0.00256025">
            <text:p>0</text:p>
          </table:table-cell>
          <table:table-cell office:value-type="float" office:value="16">
            <text:p>16</text:p>
          </table:table-cell>
          <table:table-cell office:value-type="float" office:value="0.4692871">
            <text:p>0,47</text:p>
          </table:table-cell>
          <table:table-cell office:value-type="float" office:value="0.21027014">
            <text:p>0,21</text:p>
          </table:table-cell>
          <table:table-cell/>
          <table:table-cell office:value-type="float" office:value="0.0042106">
            <text:p>0</text:p>
          </table:table-cell>
          <table:table-cell office:value-type="float" office:value="0.13664544">
            <text:p>0,14</text:p>
          </table:table-cell>
          <table:table-cell office:value-type="float" office:value="0.39612573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0.01154955">
            <text:p>0,01</text:p>
          </table:table-cell>
          <table:table-cell office:value-type="float" office:value="-0.00278555">
            <text:p>0</text:p>
          </table:table-cell>
          <table:table-cell office:value-type="float" office:value="-0.1374106">
            <text:p>-0,14</text:p>
          </table:table-cell>
          <table:table-cell office:value-type="float" office:value="-0.07606339">
            <text:p>-0,08</text:p>
          </table:table-cell>
          <table:table-cell office:value-type="float" office:value="-0.39186409">
            <text:p>-0,39</text:p>
          </table:table-cell>
          <table:table-cell office:value-type="float" office:value="0.05282804">
            <text:p>0,05</text:p>
          </table:table-cell>
          <table:table-cell office:value-type="float" office:value="-0.0018411">
            <text:p>0</text:p>
          </table:table-cell>
          <table:table-cell office:value-type="float" office:value="6347.65625">
            <text:p>6347,66</text:p>
          </table:table-cell>
          <table:table-cell office:value-type="float" office:value="-0.00731201">
            <text:p>-0,01</text:p>
          </table:table-cell>
          <table:table-cell office:value-type="float" office:value="0.00292646">
            <text:p>0</text:p>
          </table:table-cell>
          <table:table-cell office:value-type="float" office:value="17">
            <text:p>17</text:p>
          </table:table-cell>
          <table:table-cell office:value-type="float" office:value="0.47202149">
            <text:p>0,47</text:p>
          </table:table-cell>
          <table:table-cell office:value-type="float" office:value="0.21890357">
            <text:p>0,22</text:p>
          </table:table-cell>
          <table:table-cell/>
          <table:table-cell office:value-type="float" office:value="0.00278555">
            <text:p>0</text:p>
          </table:table-cell>
          <table:table-cell office:value-type="float" office:value="0.1374106">
            <text:p>0,14</text:p>
          </table:table-cell>
          <table:table-cell office:value-type="float" office:value="0.39186409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876953">
            <text:p>0,49</text:p>
          </table:table-cell>
          <table:table-cell office:value-type="float" office:value="0.01273571">
            <text:p>0,01</text:p>
          </table:table-cell>
          <table:table-cell office:value-type="float" office:value="0.00038481">
            <text:p>0</text:p>
          </table:table-cell>
          <table:table-cell office:value-type="float" office:value="-0.13841024">
            <text:p>-0,14</text:p>
          </table:table-cell>
          <table:table-cell office:value-type="float" office:value="-0.07671935">
            <text:p>-0,08</text:p>
          </table:table-cell>
          <table:table-cell office:value-type="float" office:value="-0.38529965">
            <text:p>-0,39</text:p>
          </table:table-cell>
          <table:table-cell office:value-type="float" office:value="0.06042546">
            <text:p>0,06</text:p>
          </table:table-cell>
          <table:table-cell office:value-type="float" office:value="-0.00666924">
            <text:p>-0,01</text:p>
          </table:table-cell>
          <table:table-cell office:value-type="float" office:value="6123.046875">
            <text:p>6123,05</text:p>
          </table:table-cell>
          <table:table-cell office:value-type="float" office:value="-0.00639648">
            <text:p>-0,01</text:p>
          </table:table-cell>
          <table:table-cell office:value-type="float" office:value="0.00366621">
            <text:p>0</text:p>
          </table:table-cell>
          <table:table-cell office:value-type="float" office:value="18">
            <text:p>18</text:p>
          </table:table-cell>
          <table:table-cell office:value-type="float" office:value="0.48876953">
            <text:p>0,49</text:p>
          </table:table-cell>
          <table:table-cell office:value-type="float" office:value="0.22692138">
            <text:p>0,23</text:p>
          </table:table-cell>
          <table:table-cell/>
          <table:table-cell office:value-type="float" office:value="-0.00038481">
            <text:p>0</text:p>
          </table:table-cell>
          <table:table-cell office:value-type="float" office:value="0.13841024">
            <text:p>0,14</text:p>
          </table:table-cell>
          <table:table-cell office:value-type="float" office:value="0.3852996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0.01517983">
            <text:p>0,02</text:p>
          </table:table-cell>
          <table:table-cell office:value-type="float" office:value="0.0029941">
            <text:p>0</text:p>
          </table:table-cell>
          <table:table-cell office:value-type="float" office:value="-0.13870643">
            <text:p>-0,14</text:p>
          </table:table-cell>
          <table:table-cell office:value-type="float" office:value="-0.07742871">
            <text:p>-0,08</text:p>
          </table:table-cell>
          <table:table-cell office:value-type="float" office:value="-0.37895456">
            <text:p>-0,38</text:p>
          </table:table-cell>
          <table:table-cell office:value-type="float" office:value="0.06798047">
            <text:p>0,07</text:p>
          </table:table-cell>
          <table:table-cell office:value-type="float" office:value="-0.01161165">
            <text:p>-0,01</text:p>
          </table:table-cell>
          <table:table-cell office:value-type="float" office:value="6064.453125">
            <text:p>6064,45</text:p>
          </table:table-cell>
          <table:table-cell office:value-type="float" office:value="-0.00737305">
            <text:p>-0,01</text:p>
          </table:table-cell>
          <table:table-cell office:value-type="float" office:value="0.00332197">
            <text:p>0</text:p>
          </table:table-cell>
          <table:table-cell office:value-type="float" office:value="19">
            <text:p>19</text:p>
          </table:table-cell>
          <table:table-cell office:value-type="float" office:value="0.47167969">
            <text:p>0,47</text:p>
          </table:table-cell>
          <table:table-cell office:value-type="float" office:value="0.23488666">
            <text:p>0,23</text:p>
          </table:table-cell>
          <table:table-cell/>
          <table:table-cell office:value-type="float" office:value="-0.0029941">
            <text:p>0</text:p>
          </table:table-cell>
          <table:table-cell office:value-type="float" office:value="0.13870643">
            <text:p>0,14</text:p>
          </table:table-cell>
          <table:table-cell office:value-type="float" office:value="0.37895456">
            <text:p>0,38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99608">
            <text:p>0,47</text:p>
          </table:table-cell>
          <table:table-cell office:value-type="float" office:value="0.01746795">
            <text:p>0,02</text:p>
          </table:table-cell>
          <table:table-cell office:value-type="float" office:value="0.00639535">
            <text:p>0,01</text:p>
          </table:table-cell>
          <table:table-cell office:value-type="float" office:value="-0.1392297">
            <text:p>-0,14</text:p>
          </table:table-cell>
          <table:table-cell office:value-type="float" office:value="-0.07804652">
            <text:p>-0,08</text:p>
          </table:table-cell>
          <table:table-cell office:value-type="float" office:value="-0.3738381">
            <text:p>-0,37</text:p>
          </table:table-cell>
          <table:table-cell office:value-type="float" office:value="0.07524255">
            <text:p>0,08</text:p>
          </table:table-cell>
          <table:table-cell office:value-type="float" office:value="-0.01683181">
            <text:p>-0,02</text:p>
          </table:table-cell>
          <table:table-cell office:value-type="float" office:value="6220.703125">
            <text:p>6220,7</text:p>
          </table:table-cell>
          <table:table-cell office:value-type="float" office:value="-0.00679932">
            <text:p>-0,01</text:p>
          </table:table-cell>
          <table:table-cell office:value-type="float" office:value="0.00425215">
            <text:p>0</text:p>
          </table:table-cell>
          <table:table-cell office:value-type="float" office:value="20">
            <text:p>20</text:p>
          </table:table-cell>
          <table:table-cell office:value-type="float" office:value="0.47099608">
            <text:p>0,47</text:p>
          </table:table-cell>
          <table:table-cell office:value-type="float" office:value="0.24266925">
            <text:p>0,24</text:p>
          </table:table-cell>
          <table:table-cell/>
          <table:table-cell office:value-type="float" office:value="-0.00639535">
            <text:p>-0,01</text:p>
          </table:table-cell>
          <table:table-cell office:value-type="float" office:value="0.1392297">
            <text:p>0,14</text:p>
          </table:table-cell>
          <table:table-cell office:value-type="float" office:value="0.373838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176758">
            <text:p>0,46</text:p>
          </table:table-cell>
          <table:table-cell office:value-type="float" office:value="0.01839162">
            <text:p>0,02</text:p>
          </table:table-cell>
          <table:table-cell office:value-type="float" office:value="0.00964764">
            <text:p>0,01</text:p>
          </table:table-cell>
          <table:table-cell office:value-type="float" office:value="-0.13951355">
            <text:p>-0,14</text:p>
          </table:table-cell>
          <table:table-cell office:value-type="float" office:value="-0.07765498">
            <text:p>-0,08</text:p>
          </table:table-cell>
          <table:table-cell office:value-type="float" office:value="-0.36926991">
            <text:p>-0,37</text:p>
          </table:table-cell>
          <table:table-cell office:value-type="float" office:value="0.08172262">
            <text:p>0,08</text:p>
          </table:table-cell>
          <table:table-cell office:value-type="float" office:value="-0.0215552">
            <text:p>-0,02</text:p>
          </table:table-cell>
          <table:table-cell office:value-type="float" office:value="6455.078125">
            <text:p>6455,08</text:p>
          </table:table-cell>
          <table:table-cell office:value-type="float" office:value="-0.00736694">
            <text:p>-0,01</text:p>
          </table:table-cell>
          <table:table-cell office:value-type="float" office:value="0.0032707">
            <text:p>0</text:p>
          </table:table-cell>
          <table:table-cell office:value-type="float" office:value="21">
            <text:p>21</text:p>
          </table:table-cell>
          <table:table-cell office:value-type="float" office:value="0.46176758">
            <text:p>0,46</text:p>
          </table:table-cell>
          <table:table-cell office:value-type="float" office:value="0.25120258">
            <text:p>0,25</text:p>
          </table:table-cell>
          <table:table-cell/>
          <table:table-cell office:value-type="float" office:value="-0.00964764">
            <text:p>-0,01</text:p>
          </table:table-cell>
          <table:table-cell office:value-type="float" office:value="0.13951355">
            <text:p>0,14</text:p>
          </table:table-cell>
          <table:table-cell office:value-type="float" office:value="0.36926991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95897">
            <text:p>0,48</text:p>
          </table:table-cell>
          <table:table-cell office:value-type="float" office:value="0.01993189">
            <text:p>0,02</text:p>
          </table:table-cell>
          <table:table-cell office:value-type="float" office:value="0.01165612">
            <text:p>0,01</text:p>
          </table:table-cell>
          <table:table-cell office:value-type="float" office:value="-0.14020221">
            <text:p>-0,14</text:p>
          </table:table-cell>
          <table:table-cell office:value-type="float" office:value="-0.078733">
            <text:p>-0,08</text:p>
          </table:table-cell>
          <table:table-cell office:value-type="float" office:value="-0.36216471">
            <text:p>-0,36</text:p>
          </table:table-cell>
          <table:table-cell office:value-type="float" office:value="0.08883625">
            <text:p>0,09</text:p>
          </table:table-cell>
          <table:table-cell office:value-type="float" office:value="-0.02714358">
            <text:p>-0,03</text:p>
          </table:table-cell>
          <table:table-cell office:value-type="float" office:value="5908.203125">
            <text:p>5908,2</text:p>
          </table:table-cell>
          <table:table-cell office:value-type="float" office:value="-0.00641479">
            <text:p>-0,01</text:p>
          </table:table-cell>
          <table:table-cell office:value-type="float" office:value="0.0035417">
            <text:p>0</text:p>
          </table:table-cell>
          <table:table-cell office:value-type="float" office:value="22">
            <text:p>22</text:p>
          </table:table-cell>
          <table:table-cell office:value-type="float" office:value="0.48295897">
            <text:p>0,48</text:p>
          </table:table-cell>
          <table:table-cell office:value-type="float" office:value="0.25969836">
            <text:p>0,26</text:p>
          </table:table-cell>
          <table:table-cell/>
          <table:table-cell office:value-type="float" office:value="-0.01165612">
            <text:p>-0,01</text:p>
          </table:table-cell>
          <table:table-cell office:value-type="float" office:value="0.14020221">
            <text:p>0,14</text:p>
          </table:table-cell>
          <table:table-cell office:value-type="float" office:value="0.36216471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124434">
            <text:p>0,02</text:p>
          </table:table-cell>
          <table:table-cell office:value-type="float" office:value="0.01521129">
            <text:p>0,02</text:p>
          </table:table-cell>
          <table:table-cell office:value-type="float" office:value="-0.14106609">
            <text:p>-0,14</text:p>
          </table:table-cell>
          <table:table-cell office:value-type="float" office:value="-0.07910928">
            <text:p>-0,08</text:p>
          </table:table-cell>
          <table:table-cell office:value-type="float" office:value="-0.35532114">
            <text:p>-0,36</text:p>
          </table:table-cell>
          <table:table-cell office:value-type="float" office:value="0.09561057">
            <text:p>0,1</text:p>
          </table:table-cell>
          <table:table-cell office:value-type="float" office:value="-0.03328747">
            <text:p>-0,03</text:p>
          </table:table-cell>
          <table:table-cell office:value-type="float" office:value="6064.453125">
            <text:p>6064,45</text:p>
          </table:table-cell>
          <table:table-cell office:value-type="float" office:value="-0.00693359">
            <text:p>-0,01</text:p>
          </table:table-cell>
          <table:table-cell office:value-type="float" office:value="0.00352705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703802">
            <text:p>0,27</text:p>
          </table:table-cell>
          <table:table-cell/>
          <table:table-cell office:value-type="float" office:value="-0.01521129">
            <text:p>-0,02</text:p>
          </table:table-cell>
          <table:table-cell office:value-type="float" office:value="0.14106609">
            <text:p>0,14</text:p>
          </table:table-cell>
          <table:table-cell office:value-type="float" office:value="0.35532114">
            <text:p>0,3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2404505">
            <text:p>0,02</text:p>
          </table:table-cell>
          <table:table-cell office:value-type="float" office:value="0.01676544">
            <text:p>0,02</text:p>
          </table:table-cell>
          <table:table-cell office:value-type="float" office:value="-0.14205094">
            <text:p>-0,14</text:p>
          </table:table-cell>
          <table:table-cell office:value-type="float" office:value="-0.0798466">
            <text:p>-0,08</text:p>
          </table:table-cell>
          <table:table-cell office:value-type="float" office:value="-0.34797916">
            <text:p>-0,35</text:p>
          </table:table-cell>
          <table:table-cell office:value-type="float" office:value="0.1026924">
            <text:p>0,1</text:p>
          </table:table-cell>
          <table:table-cell office:value-type="float" office:value="-0.03940596">
            <text:p>-0,04</text:p>
          </table:table-cell>
          <table:table-cell office:value-type="float" office:value="6147.4609375">
            <text:p>6147,46</text:p>
          </table:table-cell>
          <table:table-cell office:value-type="float" office:value="-0.00706787">
            <text:p>-0,01</text:p>
          </table:table-cell>
          <table:table-cell office:value-type="float" office:value="0.00362227">
            <text:p>0</text:p>
          </table:table-cell>
          <table:table-cell office:value-type="float" office:value="24">
            <text:p>24</text:p>
          </table:table-cell>
          <table:table-cell office:value-type="float" office:value="0.45664063">
            <text:p>0,46</text:p>
          </table:table-cell>
          <table:table-cell office:value-type="float" office:value="0.27454284">
            <text:p>0,27</text:p>
          </table:table-cell>
          <table:table-cell/>
          <table:table-cell office:value-type="float" office:value="-0.01676544">
            <text:p>-0,02</text:p>
          </table:table-cell>
          <table:table-cell office:value-type="float" office:value="0.14205094">
            <text:p>0,14</text:p>
          </table:table-cell>
          <table:table-cell office:value-type="float" office:value="0.34797916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988281">
            <text:p>0,48</text:p>
          </table:table-cell>
          <table:table-cell office:value-type="float" office:value="0.02590229">
            <text:p>0,03</text:p>
          </table:table-cell>
          <table:table-cell office:value-type="float" office:value="0.01936728">
            <text:p>0,02</text:p>
          </table:table-cell>
          <table:table-cell office:value-type="float" office:value="-0.14325792">
            <text:p>-0,14</text:p>
          </table:table-cell>
          <table:table-cell office:value-type="float" office:value="-0.07990508">
            <text:p>-0,08</text:p>
          </table:table-cell>
          <table:table-cell office:value-type="float" office:value="-0.34074932">
            <text:p>-0,34</text:p>
          </table:table-cell>
          <table:table-cell office:value-type="float" office:value="0.10996509">
            <text:p>0,11</text:p>
          </table:table-cell>
          <table:table-cell office:value-type="float" office:value="-0.04583396">
            <text:p>-0,05</text:p>
          </table:table-cell>
          <table:table-cell office:value-type="float" office:value="6118.1640625">
            <text:p>6118,16</text:p>
          </table:table-cell>
          <table:table-cell office:value-type="float" office:value="-0.0072052">
            <text:p>-0,01</text:p>
          </table:table-cell>
          <table:table-cell office:value-type="float" office:value="0.00318281">
            <text:p>0</text:p>
          </table:table-cell>
          <table:table-cell office:value-type="float" office:value="25">
            <text:p>25</text:p>
          </table:table-cell>
          <table:table-cell office:value-type="float" office:value="0.47988281">
            <text:p>0,48</text:p>
          </table:table-cell>
          <table:table-cell office:value-type="float" office:value="0.28183496">
            <text:p>0,28</text:p>
          </table:table-cell>
          <table:table-cell/>
          <table:table-cell office:value-type="float" office:value="-0.01936728">
            <text:p>-0,02</text:p>
          </table:table-cell>
          <table:table-cell office:value-type="float" office:value="0.14325792">
            <text:p>0,14</text:p>
          </table:table-cell>
          <table:table-cell office:value-type="float" office:value="0.34074932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2806907">
            <text:p>0,03</text:p>
          </table:table-cell>
          <table:table-cell office:value-type="float" office:value="0.02175312">
            <text:p>0,02</text:p>
          </table:table-cell>
          <table:table-cell office:value-type="float" office:value="-0.14492151">
            <text:p>-0,14</text:p>
          </table:table-cell>
          <table:table-cell office:value-type="float" office:value="-0.08082291">
            <text:p>-0,08</text:p>
          </table:table-cell>
          <table:table-cell office:value-type="float" office:value="-0.33189207">
            <text:p>-0,33</text:p>
          </table:table-cell>
          <table:table-cell office:value-type="float" office:value="0.11764998">
            <text:p>0,12</text:p>
          </table:table-cell>
          <table:table-cell office:value-type="float" office:value="-0.05253335">
            <text:p>-0,05</text:p>
          </table:table-cell>
          <table:table-cell office:value-type="float" office:value="6582.03125">
            <text:p>6582,03</text:p>
          </table:table-cell>
          <table:table-cell office:value-type="float" office:value="-0.00726929">
            <text:p>-0,01</text:p>
          </table:table-cell>
          <table:table-cell office:value-type="float" office:value="0.00387129">
            <text:p>0</text:p>
          </table:table-cell>
          <table:table-cell office:value-type="float" office:value="26">
            <text:p>26</text:p>
          </table:table-cell>
          <table:table-cell office:value-type="float" office:value="0.45629883">
            <text:p>0,46</text:p>
          </table:table-cell>
          <table:table-cell office:value-type="float" office:value="0.28856653">
            <text:p>0,29</text:p>
          </table:table-cell>
          <table:table-cell/>
          <table:table-cell office:value-type="float" office:value="-0.02175312">
            <text:p>-0,02</text:p>
          </table:table-cell>
          <table:table-cell office:value-type="float" office:value="0.14492151">
            <text:p>0,14</text:p>
          </table:table-cell>
          <table:table-cell office:value-type="float" office:value="0.33189207">
            <text:p>0,3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318826">
            <text:p>0,03</text:p>
          </table:table-cell>
          <table:table-cell office:value-type="float" office:value="0.02325017">
            <text:p>0,02</text:p>
          </table:table-cell>
          <table:table-cell office:value-type="float" office:value="-0.14645678">
            <text:p>-0,15</text:p>
          </table:table-cell>
          <table:table-cell office:value-type="float" office:value="-0.08138225">
            <text:p>-0,08</text:p>
          </table:table-cell>
          <table:table-cell office:value-type="float" office:value="-0.32250154">
            <text:p>-0,32</text:p>
          </table:table-cell>
          <table:table-cell office:value-type="float" office:value="0.12618317">
            <text:p>0,13</text:p>
          </table:table-cell>
          <table:table-cell office:value-type="float" office:value="-0.05992633">
            <text:p>-0,06</text:p>
          </table:table-cell>
          <table:table-cell office:value-type="float" office:value="6337.890625">
            <text:p>6337,89</text:p>
          </table:table-cell>
          <table:table-cell office:value-type="float" office:value="-0.00747681">
            <text:p>-0,01</text:p>
          </table:table-cell>
          <table:table-cell office:value-type="float" office:value="0.00330732">
            <text:p>0</text:p>
          </table:table-cell>
          <table:table-cell office:value-type="float" office:value="27">
            <text:p>27</text:p>
          </table:table-cell>
          <table:table-cell office:value-type="float" office:value="0.45629883">
            <text:p>0,46</text:p>
          </table:table-cell>
          <table:table-cell office:value-type="float" office:value="0.29483265">
            <text:p>0,29</text:p>
          </table:table-cell>
          <table:table-cell/>
          <table:table-cell office:value-type="float" office:value="-0.02325017">
            <text:p>-0,02</text:p>
          </table:table-cell>
          <table:table-cell office:value-type="float" office:value="0.14645678">
            <text:p>0,15</text:p>
          </table:table-cell>
          <table:table-cell office:value-type="float" office:value="0.32250154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46289">
            <text:p>0,45</text:p>
          </table:table-cell>
          <table:table-cell office:value-type="float" office:value="0.03559707">
            <text:p>0,04</text:p>
          </table:table-cell>
          <table:table-cell office:value-type="float" office:value="0.02485893">
            <text:p>0,02</text:p>
          </table:table-cell>
          <table:table-cell office:value-type="float" office:value="-0.14869055">
            <text:p>-0,15</text:p>
          </table:table-cell>
          <table:table-cell office:value-type="float" office:value="-0.08141785">
            <text:p>-0,08</text:p>
          </table:table-cell>
          <table:table-cell office:value-type="float" office:value="-0.31438947">
            <text:p>-0,31</text:p>
          </table:table-cell>
          <table:table-cell office:value-type="float" office:value="0.13359237">
            <text:p>0,13</text:p>
          </table:table-cell>
          <table:table-cell office:value-type="float" office:value="-0.06705108">
            <text:p>-0,07</text:p>
          </table:table-cell>
          <table:table-cell office:value-type="float" office:value="6401.3671875">
            <text:p>6401,37</text:p>
          </table:table-cell>
          <table:table-cell office:value-type="float" office:value="-0.00806274">
            <text:p>-0,01</text:p>
          </table:table-cell>
          <table:table-cell office:value-type="float" office:value="0.00333662">
            <text:p>0</text:p>
          </table:table-cell>
          <table:table-cell office:value-type="float" office:value="28">
            <text:p>28</text:p>
          </table:table-cell>
          <table:table-cell office:value-type="float" office:value="0.44946289">
            <text:p>0,45</text:p>
          </table:table-cell>
          <table:table-cell office:value-type="float" office:value="0.30060828">
            <text:p>0,3</text:p>
          </table:table-cell>
          <table:table-cell/>
          <table:table-cell office:value-type="float" office:value="-0.02485893">
            <text:p>-0,02</text:p>
          </table:table-cell>
          <table:table-cell office:value-type="float" office:value="0.14869055">
            <text:p>0,15</text:p>
          </table:table-cell>
          <table:table-cell office:value-type="float" office:value="0.31438947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18457">
            <text:p>0,49</text:p>
          </table:table-cell>
          <table:table-cell office:value-type="float" office:value="0.03701353">
            <text:p>0,04</text:p>
          </table:table-cell>
          <table:table-cell office:value-type="float" office:value="0.0275278">
            <text:p>0,03</text:p>
          </table:table-cell>
          <table:table-cell office:value-type="float" office:value="-0.15022334">
            <text:p>-0,15</text:p>
          </table:table-cell>
          <table:table-cell office:value-type="float" office:value="-0.08237128">
            <text:p>-0,08</text:p>
          </table:table-cell>
          <table:table-cell office:value-type="float" office:value="-0.30553222">
            <text:p>-0,31</text:p>
          </table:table-cell>
          <table:table-cell office:value-type="float" office:value="0.13030395">
            <text:p>0,13</text:p>
          </table:table-cell>
          <table:table-cell office:value-type="float" office:value="-0.07652483">
            <text:p>-0,08</text:p>
          </table:table-cell>
          <table:table-cell office:value-type="float" office:value="5966.796875">
            <text:p>5966,8</text:p>
          </table:table-cell>
          <table:table-cell office:value-type="float" office:value="-0.00768127">
            <text:p>-0,01</text:p>
          </table:table-cell>
          <table:table-cell office:value-type="float" office:value="0.00351973">
            <text:p>0</text:p>
          </table:table-cell>
          <table:table-cell office:value-type="float" office:value="29">
            <text:p>29</text:p>
          </table:table-cell>
          <table:table-cell office:value-type="float" office:value="0.4918457">
            <text:p>0,49</text:p>
          </table:table-cell>
          <table:table-cell office:value-type="float" office:value="0.30760011">
            <text:p>0,31</text:p>
          </table:table-cell>
          <table:table-cell/>
          <table:table-cell office:value-type="float" office:value="-0.0275278">
            <text:p>-0,03</text:p>
          </table:table-cell>
          <table:table-cell office:value-type="float" office:value="0.15022334">
            <text:p>0,15</text:p>
          </table:table-cell>
          <table:table-cell office:value-type="float" office:value="0.30553222">
            <text:p>0,3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65431">
            <text:p>0,47</text:p>
          </table:table-cell>
          <table:table-cell office:value-type="float" office:value="0.03945766">
            <text:p>0,04</text:p>
          </table:table-cell>
          <table:table-cell office:value-type="float" office:value="0.03023391">
            <text:p>0,03</text:p>
          </table:table-cell>
          <table:table-cell office:value-type="float" office:value="-0.15162779">
            <text:p>-0,15</text:p>
          </table:table-cell>
          <table:table-cell office:value-type="float" office:value="-0.08352557">
            <text:p>-0,08</text:p>
          </table:table-cell>
          <table:table-cell office:value-type="float" office:value="-0.28955233">
            <text:p>-0,29</text:p>
          </table:table-cell>
          <table:table-cell office:value-type="float" office:value="0.11580364">
            <text:p>0,12</text:p>
          </table:table-cell>
          <table:table-cell office:value-type="float" office:value="-0.07823896">
            <text:p>-0,08</text:p>
          </table:table-cell>
          <table:table-cell office:value-type="float" office:value="6103.515625">
            <text:p>6103,52</text:p>
          </table:table-cell>
          <table:table-cell office:value-type="float" office:value="-0.00682068">
            <text:p>-0,01</text:p>
          </table:table-cell>
          <table:table-cell office:value-type="float" office:value="0.00229658">
            <text:p>0</text:p>
          </table:table-cell>
          <table:table-cell office:value-type="float" office:value="30">
            <text:p>30</text:p>
          </table:table-cell>
          <table:table-cell office:value-type="float" office:value="0.47065431">
            <text:p>0,47</text:p>
          </table:table-cell>
          <table:table-cell office:value-type="float" office:value="0.32340053">
            <text:p>0,32</text:p>
          </table:table-cell>
          <table:table-cell/>
          <table:table-cell office:value-type="float" office:value="-0.03023391">
            <text:p>-0,03</text:p>
          </table:table-cell>
          <table:table-cell office:value-type="float" office:value="0.15162779">
            <text:p>0,15</text:p>
          </table:table-cell>
          <table:table-cell office:value-type="float" office:value="0.28955233">
            <text:p>0,29</text:p>
          </table:table-cell>
          <table:table-cell table:number-columns-repeated="237"/>
        </table:table-row>
      </table:table>
      <table:table table:name="pgach030V 5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35:56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5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5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2797832">
            <text:p>15,63</text:p>
          </table:table-cell>
          <table:table-cell office:value-type="float" office:value="-0.03077427">
            <text:p>-0,03</text:p>
          </table:table-cell>
          <table:table-cell office:value-type="float" office:value="-0.05307652">
            <text:p>-0,05</text:p>
          </table:table-cell>
          <table:table-cell office:value-type="float" office:value="-0.12527391">
            <text:p>-0,13</text:p>
          </table:table-cell>
          <table:table-cell office:value-type="float" office:value="-0.07202677">
            <text:p>-0,07</text:p>
          </table:table-cell>
          <table:table-cell office:value-type="float" office:value="-0.32822952">
            <text:p>-0,33</text:p>
          </table:table-cell>
          <table:table-cell office:value-type="float" office:value="-0.11010691">
            <text:p>-0,11</text:p>
          </table:table-cell>
          <table:table-cell office:value-type="float" office:value="0.20269915">
            <text:p>0,2</text:p>
          </table:table-cell>
          <table:table-cell office:value-type="float" office:value="6137.6953125">
            <text:p>6137,7</text:p>
          </table:table-cell>
          <table:table-cell office:value-type="float" office:value="-0.00924988">
            <text:p>-0,01</text:p>
          </table:table-cell>
          <table:table-cell office:value-type="float" office:value="0.00436934">
            <text:p>0</text:p>
          </table:table-cell>
          <table:table-cell office:value-type="float" office:value="-5">
            <text:p>-5</text:p>
          </table:table-cell>
          <table:table-cell office:value-type="float" office:value="15.62797832">
            <text:p>15,63</text:p>
          </table:table-cell>
          <table:table-cell office:value-type="float" office:value="0.02240436">
            <text:p>0,02</text:p>
          </table:table-cell>
          <table:table-cell/>
          <table:table-cell office:value-type="float" office:value="0.3282295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4594707">
            <text:p>15,55</text:p>
          </table:table-cell>
          <table:table-cell office:value-type="float" office:value="-0.02849348">
            <text:p>-0,03</text:p>
          </table:table-cell>
          <table:table-cell office:value-type="float" office:value="-0.05079766">
            <text:p>-0,05</text:p>
          </table:table-cell>
          <table:table-cell office:value-type="float" office:value="-0.12431623">
            <text:p>-0,12</text:p>
          </table:table-cell>
          <table:table-cell office:value-type="float" office:value="-0.07095178">
            <text:p>-0,07</text:p>
          </table:table-cell>
          <table:table-cell office:value-type="float" office:value="-0.32974082">
            <text:p>-0,33</text:p>
          </table:table-cell>
          <table:table-cell office:value-type="float" office:value="-0.10743614">
            <text:p>-0,11</text:p>
          </table:table-cell>
          <table:table-cell office:value-type="float" office:value="0.20443867">
            <text:p>0,2</text:p>
          </table:table-cell>
          <table:table-cell office:value-type="float" office:value="6030.2734375">
            <text:p>6030,27</text:p>
          </table:table-cell>
          <table:table-cell office:value-type="float" office:value="-0.0087677">
            <text:p>-0,01</text:p>
          </table:table-cell>
          <table:table-cell office:value-type="float" office:value="0.00319746">
            <text:p>0</text:p>
          </table:table-cell>
          <table:table-cell office:value-type="float" office:value="-4">
            <text:p>-4</text:p>
          </table:table-cell>
          <table:table-cell office:value-type="float" office:value="15.54594707">
            <text:p>15,55</text:p>
          </table:table-cell>
          <table:table-cell office:value-type="float" office:value="0.03143817">
            <text:p>0,03</text:p>
          </table:table-cell>
          <table:table-cell/>
          <table:table-cell office:value-type="float" office:value="0.32974082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959023">
            <text:p>15,68</text:p>
          </table:table-cell>
          <table:table-cell office:value-type="float" office:value="-0.02682124">
            <text:p>-0,03</text:p>
          </table:table-cell>
          <table:table-cell office:value-type="float" office:value="-0.04699285">
            <text:p>-0,05</text:p>
          </table:table-cell>
          <table:table-cell office:value-type="float" office:value="-0.12371737">
            <text:p>-0,12</text:p>
          </table:table-cell>
          <table:table-cell office:value-type="float" office:value="-0.06996487">
            <text:p>-0,07</text:p>
          </table:table-cell>
          <table:table-cell office:value-type="float" office:value="-0.33232084">
            <text:p>-0,33</text:p>
          </table:table-cell>
          <table:table-cell office:value-type="float" office:value="-0.10107801">
            <text:p>-0,1</text:p>
          </table:table-cell>
          <table:table-cell office:value-type="float" office:value="0.20480849">
            <text:p>0,2</text:p>
          </table:table-cell>
          <table:table-cell office:value-type="float" office:value="5976.5625">
            <text:p>5976,56</text:p>
          </table:table-cell>
          <table:table-cell office:value-type="float" office:value="-0.00917969">
            <text:p>-0,01</text:p>
          </table:table-cell>
          <table:table-cell office:value-type="float" office:value="0.00401045">
            <text:p>0</text:p>
          </table:table-cell>
          <table:table-cell office:value-type="float" office:value="-3">
            <text:p>-3</text:p>
          </table:table-cell>
          <table:table-cell office:value-type="float" office:value="15.67959023">
            <text:p>15,68</text:p>
          </table:table-cell>
          <table:table-cell office:value-type="float" office:value="0.04050452">
            <text:p>0,04</text:p>
          </table:table-cell>
          <table:table-cell/>
          <table:table-cell office:value-type="float" office:value="0.33232084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813515">
            <text:p>15,69</text:p>
          </table:table-cell>
          <table:table-cell office:value-type="float" office:value="-0.0245656">
            <text:p>-0,02</text:p>
          </table:table-cell>
          <table:table-cell office:value-type="float" office:value="-0.04406396">
            <text:p>-0,04</text:p>
          </table:table-cell>
          <table:table-cell office:value-type="float" office:value="-0.12301996">
            <text:p>-0,12</text:p>
          </table:table-cell>
          <table:table-cell office:value-type="float" office:value="-0.06853241">
            <text:p>-0,07</text:p>
          </table:table-cell>
          <table:table-cell office:value-type="float" office:value="-0.33500397">
            <text:p>-0,34</text:p>
          </table:table-cell>
          <table:table-cell office:value-type="float" office:value="-0.09673587">
            <text:p>-0,1</text:p>
          </table:table-cell>
          <table:table-cell office:value-type="float" office:value="0.20406887">
            <text:p>0,2</text:p>
          </table:table-cell>
          <table:table-cell office:value-type="float" office:value="5693.359375">
            <text:p>5693,36</text:p>
          </table:table-cell>
          <table:table-cell office:value-type="float" office:value="-0.00973206">
            <text:p>-0,01</text:p>
          </table:table-cell>
          <table:table-cell office:value-type="float" office:value="0.00261152">
            <text:p>0</text:p>
          </table:table-cell>
          <table:table-cell office:value-type="float" office:value="-2">
            <text:p>-2</text:p>
          </table:table-cell>
          <table:table-cell office:value-type="float" office:value="15.68813515">
            <text:p>15,69</text:p>
          </table:table-cell>
          <table:table-cell office:value-type="float" office:value="0.05027154">
            <text:p>0,05</text:p>
          </table:table-cell>
          <table:table-cell/>
          <table:table-cell office:value-type="float" office:value="0.3350039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5805626">
            <text:p>15,66</text:p>
          </table:table-cell>
          <table:table-cell office:value-type="float" office:value="-0.02122112">
            <text:p>-0,02</text:p>
          </table:table-cell>
          <table:table-cell office:value-type="float" office:value="-0.04100455">
            <text:p>-0,04</text:p>
          </table:table-cell>
          <table:table-cell office:value-type="float" office:value="-0.12293909">
            <text:p>-0,12</text:p>
          </table:table-cell>
          <table:table-cell office:value-type="float" office:value="-0.06734863">
            <text:p>-0,07</text:p>
          </table:table-cell>
          <table:table-cell office:value-type="float" office:value="-0.33584639">
            <text:p>-0,34</text:p>
          </table:table-cell>
          <table:table-cell office:value-type="float" office:value="-0.0925952">
            <text:p>-0,09</text:p>
          </table:table-cell>
          <table:table-cell office:value-type="float" office:value="0.20440853">
            <text:p>0,2</text:p>
          </table:table-cell>
          <table:table-cell office:value-type="float" office:value="6010.7421875">
            <text:p>6010,74</text:p>
          </table:table-cell>
          <table:table-cell office:value-type="float" office:value="-0.00987244">
            <text:p>-0,01</text:p>
          </table:table-cell>
          <table:table-cell office:value-type="float" office:value="0.0033">
            <text:p>0</text:p>
          </table:table-cell>
          <table:table-cell office:value-type="float" office:value="-1">
            <text:p>-1</text:p>
          </table:table-cell>
          <table:table-cell office:value-type="float" office:value="15.65805626">
            <text:p>15,66</text:p>
          </table:table-cell>
          <table:table-cell office:value-type="float" office:value="0.06081183">
            <text:p>0,06</text:p>
          </table:table-cell>
          <table:table-cell/>
          <table:table-cell office:value-type="float" office:value="0.33584639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419884">
            <text:p>15,7</text:p>
          </table:table-cell>
          <table:table-cell office:value-type="float" office:value="-0.01803757">
            <text:p>-0,02</text:p>
          </table:table-cell>
          <table:table-cell office:value-type="float" office:value="-0.03877337">
            <text:p>-0,04</text:p>
          </table:table-cell>
          <table:table-cell office:value-type="float" office:value="-0.12201679">
            <text:p>-0,12</text:p>
          </table:table-cell>
          <table:table-cell office:value-type="float" office:value="-0.06672436">
            <text:p>-0,07</text:p>
          </table:table-cell>
          <table:table-cell office:value-type="float" office:value="-0.33711123">
            <text:p>-0,34</text:p>
          </table:table-cell>
          <table:table-cell office:value-type="float" office:value="-0.08643588">
            <text:p>-0,09</text:p>
          </table:table-cell>
          <table:table-cell office:value-type="float" office:value="0.20459422">
            <text:p>0,2</text:p>
          </table:table-cell>
          <table:table-cell office:value-type="float" office:value="6025.390625">
            <text:p>6025,39</text:p>
          </table:table-cell>
          <table:table-cell office:value-type="float" office:value="-0.00914307">
            <text:p>-0,01</text:p>
          </table:table-cell>
          <table:table-cell office:value-type="float" office:value="0.00452314">
            <text:p>0</text:p>
          </table:table-cell>
          <table:table-cell office:value-type="float" office:value="0">
            <text:p>0</text:p>
          </table:table-cell>
          <table:table-cell office:value-type="float" office:value="15.70419884">
            <text:p>15,7</text:p>
          </table:table-cell>
          <table:table-cell office:value-type="float" office:value="0.06862946">
            <text:p>0,07</text:p>
          </table:table-cell>
          <table:table-cell/>
          <table:table-cell office:value-type="float" office:value="0.3371112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035194">
            <text:p>15,71</text:p>
          </table:table-cell>
          <table:table-cell office:value-type="float" office:value="-0.01667966">
            <text:p>-0,02</text:p>
          </table:table-cell>
          <table:table-cell office:value-type="float" office:value="-0.03610549">
            <text:p>-0,04</text:p>
          </table:table-cell>
          <table:table-cell office:value-type="float" office:value="-0.12113997">
            <text:p>-0,12</text:p>
          </table:table-cell>
          <table:table-cell office:value-type="float" office:value="-0.06571672">
            <text:p>-0,07</text:p>
          </table:table-cell>
          <table:table-cell office:value-type="float" office:value="-0.33834845">
            <text:p>-0,34</text:p>
          </table:table-cell>
          <table:table-cell office:value-type="float" office:value="-0.08236148">
            <text:p>-0,08</text:p>
          </table:table-cell>
          <table:table-cell office:value-type="float" office:value="0.20471802">
            <text:p>0,2</text:p>
          </table:table-cell>
          <table:table-cell office:value-type="float" office:value="6083.984375">
            <text:p>6083,98</text:p>
          </table:table-cell>
          <table:table-cell office:value-type="float" office:value="-0.00860596">
            <text:p>-0,01</text:p>
          </table:table-cell>
          <table:table-cell office:value-type="float" office:value="0.00373213">
            <text:p>0</text:p>
          </table:table-cell>
          <table:table-cell office:value-type="float" office:value="1">
            <text:p>1</text:p>
          </table:table-cell>
          <table:table-cell office:value-type="float" office:value="15.71035194">
            <text:p>15,71</text:p>
          </table:table-cell>
          <table:table-cell office:value-type="float" office:value="0.07700513">
            <text:p>0,08</text:p>
          </table:table-cell>
          <table:table-cell/>
          <table:table-cell office:value-type="float" office:value="0.3383484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027306">
            <text:p>15,68</text:p>
          </table:table-cell>
          <table:table-cell office:value-type="float" office:value="-0.01470315">
            <text:p>-0,01</text:p>
          </table:table-cell>
          <table:table-cell office:value-type="float" office:value="-0.0331264">
            <text:p>-0,03</text:p>
          </table:table-cell>
          <table:table-cell office:value-type="float" office:value="-0.12064977">
            <text:p>-0,12</text:p>
          </table:table-cell>
          <table:table-cell office:value-type="float" office:value="-0.06528932">
            <text:p>-0,07</text:p>
          </table:table-cell>
          <table:table-cell office:value-type="float" office:value="-0.33865523">
            <text:p>-0,34</text:p>
          </table:table-cell>
          <table:table-cell office:value-type="float" office:value="-0.0789498">
            <text:p>-0,08</text:p>
          </table:table-cell>
          <table:table-cell office:value-type="float" office:value="0.20446883">
            <text:p>0,2</text:p>
          </table:table-cell>
          <table:table-cell office:value-type="float" office:value="5722.65625">
            <text:p>5722,66</text:p>
          </table:table-cell>
          <table:table-cell office:value-type="float" office:value="-0.00901489">
            <text:p>-0,01</text:p>
          </table:table-cell>
          <table:table-cell office:value-type="float" office:value="0.00302168">
            <text:p>0</text:p>
          </table:table-cell>
          <table:table-cell office:value-type="float" office:value="2">
            <text:p>2</text:p>
          </table:table-cell>
          <table:table-cell office:value-type="float" office:value="15.68027306">
            <text:p>15,68</text:p>
          </table:table-cell>
          <table:table-cell office:value-type="float" office:value="0.08457752">
            <text:p>0,08</text:p>
          </table:table-cell>
          <table:table-cell/>
          <table:table-cell office:value-type="float" office:value="0.3386552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924786">
            <text:p>15,68</text:p>
          </table:table-cell>
          <table:table-cell office:value-type="float" office:value="-0.01224131">
            <text:p>-0,01</text:p>
          </table:table-cell>
          <table:table-cell office:value-type="float" office:value="-0.02965037">
            <text:p>-0,03</text:p>
          </table:table-cell>
          <table:table-cell office:value-type="float" office:value="-0.12023031">
            <text:p>-0,12</text:p>
          </table:table-cell>
          <table:table-cell office:value-type="float" office:value="-0.06379469">
            <text:p>-0,06</text:p>
          </table:table-cell>
          <table:table-cell office:value-type="float" office:value="-0.3385773">
            <text:p>-0,34</text:p>
          </table:table-cell>
          <table:table-cell office:value-type="float" office:value="-0.07491384">
            <text:p>-0,07</text:p>
          </table:table-cell>
          <table:table-cell office:value-type="float" office:value="0.20395777">
            <text:p>0,2</text:p>
          </table:table-cell>
          <table:table-cell office:value-type="float" office:value="6005.859375">
            <text:p>6005,86</text:p>
          </table:table-cell>
          <table:table-cell office:value-type="float" office:value="-0.00908203">
            <text:p>-0,01</text:p>
          </table:table-cell>
          <table:table-cell office:value-type="float" office:value="0.00323408">
            <text:p>0</text:p>
          </table:table-cell>
          <table:table-cell office:value-type="float" office:value="3">
            <text:p>3</text:p>
          </table:table-cell>
          <table:table-cell office:value-type="float" office:value="15.67924786">
            <text:p>15,68</text:p>
          </table:table-cell>
          <table:table-cell office:value-type="float" office:value="0.09218994">
            <text:p>0,09</text:p>
          </table:table-cell>
          <table:table-cell/>
          <table:table-cell office:value-type="float" office:value="0.3385773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6250038">
            <text:p>15,66</text:p>
          </table:table-cell>
          <table:table-cell office:value-type="float" office:value="-0.00974929">
            <text:p>-0,01</text:p>
          </table:table-cell>
          <table:table-cell office:value-type="float" office:value="-0.02591584">
            <text:p>-0,03</text:p>
          </table:table-cell>
          <table:table-cell office:value-type="float" office:value="-0.12016714">
            <text:p>-0,12</text:p>
          </table:table-cell>
          <table:table-cell office:value-type="float" office:value="-0.06306163">
            <text:p>-0,06</text:p>
          </table:table-cell>
          <table:table-cell office:value-type="float" office:value="-0.33851191">
            <text:p>-0,34</text:p>
          </table:table-cell>
          <table:table-cell office:value-type="float" office:value="-0.07294688">
            <text:p>-0,07</text:p>
          </table:table-cell>
          <table:table-cell office:value-type="float" office:value="0.20298801">
            <text:p>0,2</text:p>
          </table:table-cell>
          <table:table-cell office:value-type="float" office:value="6103.515625">
            <text:p>6103,52</text:p>
          </table:table-cell>
          <table:table-cell office:value-type="float" office:value="-0.00952148">
            <text:p>-0,01</text:p>
          </table:table-cell>
          <table:table-cell office:value-type="float" office:value="0.00434736">
            <text:p>0</text:p>
          </table:table-cell>
          <table:table-cell office:value-type="float" office:value="4">
            <text:p>4</text:p>
          </table:table-cell>
          <table:table-cell office:value-type="float" office:value="15.66250038">
            <text:p>15,66</text:p>
          </table:table-cell>
          <table:table-cell office:value-type="float" office:value="0.1006557">
            <text:p>0,1</text:p>
          </table:table-cell>
          <table:table-cell/>
          <table:table-cell office:value-type="float" office:value="0.33851191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9394493">
            <text:p>15,69</text:p>
          </table:table-cell>
          <table:table-cell office:value-type="float" office:value="-0.00714915">
            <text:p>-0,01</text:p>
          </table:table-cell>
          <table:table-cell office:value-type="float" office:value="-0.02321282">
            <text:p>-0,02</text:p>
          </table:table-cell>
          <table:table-cell office:value-type="float" office:value="-0.12000542">
            <text:p>-0,12</text:p>
          </table:table-cell>
          <table:table-cell office:value-type="float" office:value="-0.06215502">
            <text:p>-0,06</text:p>
          </table:table-cell>
          <table:table-cell office:value-type="float" office:value="-0.3382026">
            <text:p>-0,34</text:p>
          </table:table-cell>
          <table:table-cell office:value-type="float" office:value="-0.06596315">
            <text:p>-0,07</text:p>
          </table:table-cell>
          <table:table-cell office:value-type="float" office:value="0.20085487">
            <text:p>0,2</text:p>
          </table:table-cell>
          <table:table-cell office:value-type="float" office:value="5922.8515625">
            <text:p>5922,85</text:p>
          </table:table-cell>
          <table:table-cell office:value-type="float" office:value="-0.00934448">
            <text:p>-0,01</text:p>
          </table:table-cell>
          <table:table-cell office:value-type="float" office:value="0.00349043">
            <text:p>0</text:p>
          </table:table-cell>
          <table:table-cell office:value-type="float" office:value="5">
            <text:p>5</text:p>
          </table:table-cell>
          <table:table-cell office:value-type="float" office:value="15.69394493">
            <text:p>15,69</text:p>
          </table:table-cell>
          <table:table-cell office:value-type="float" office:value="0.10964698">
            <text:p>0,11</text:p>
          </table:table-cell>
          <table:table-cell/>
          <table:table-cell office:value-type="float" office:value="0.338202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283222">
            <text:p>15,7</text:p>
          </table:table-cell>
          <table:table-cell office:value-type="float" office:value="-0.00506953">
            <text:p>-0,01</text:p>
          </table:table-cell>
          <table:table-cell office:value-type="float" office:value="-0.01999028">
            <text:p>-0,02</text:p>
          </table:table-cell>
          <table:table-cell office:value-type="float" office:value="-0.12035665">
            <text:p>-0,12</text:p>
          </table:table-cell>
          <table:table-cell office:value-type="float" office:value="-0.06194779">
            <text:p>-0,06</text:p>
          </table:table-cell>
          <table:table-cell office:value-type="float" office:value="-0.33717915">
            <text:p>-0,34</text:p>
          </table:table-cell>
          <table:table-cell office:value-type="float" office:value="-0.0623553">
            <text:p>-0,06</text:p>
          </table:table-cell>
          <table:table-cell office:value-type="float" office:value="0.19854714">
            <text:p>0,2</text:p>
          </table:table-cell>
          <table:table-cell office:value-type="float" office:value="5683.59375">
            <text:p>5683,59</text:p>
          </table:table-cell>
          <table:table-cell office:value-type="float" office:value="-0.00888672">
            <text:p>-0,01</text:p>
          </table:table-cell>
          <table:table-cell office:value-type="float" office:value="0.00273604">
            <text:p>0</text:p>
          </table:table-cell>
          <table:table-cell office:value-type="float" office:value="6">
            <text:p>6</text:p>
          </table:table-cell>
          <table:table-cell office:value-type="float" office:value="15.70283222">
            <text:p>15,7</text:p>
          </table:table-cell>
          <table:table-cell office:value-type="float" office:value="0.11757971">
            <text:p>0,12</text:p>
          </table:table-cell>
          <table:table-cell/>
          <table:table-cell office:value-type="float" office:value="0.33717915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7089806">
            <text:p>15,57</text:p>
          </table:table-cell>
          <table:table-cell office:value-type="float" office:value="-0.00378203">
            <text:p>0</text:p>
          </table:table-cell>
          <table:table-cell office:value-type="float" office:value="-0.01583411">
            <text:p>-0,02</text:p>
          </table:table-cell>
          <table:table-cell office:value-type="float" office:value="-0.12040466">
            <text:p>-0,12</text:p>
          </table:table-cell>
          <table:table-cell office:value-type="float" office:value="-0.06190376">
            <text:p>-0,06</text:p>
          </table:table-cell>
          <table:table-cell office:value-type="float" office:value="-0.3360551">
            <text:p>-0,34</text:p>
          </table:table-cell>
          <table:table-cell office:value-type="float" office:value="-0.04519351">
            <text:p>-0,05</text:p>
          </table:table-cell>
          <table:table-cell office:value-type="float" office:value="0.19557439">
            <text:p>0,2</text:p>
          </table:table-cell>
          <table:table-cell office:value-type="float" office:value="5937.5">
            <text:p>5937,5</text:p>
          </table:table-cell>
          <table:table-cell office:value-type="float" office:value="-0.00896301">
            <text:p>-0,01</text:p>
          </table:table-cell>
          <table:table-cell office:value-type="float" office:value="0.0032707">
            <text:p>0</text:p>
          </table:table-cell>
          <table:table-cell office:value-type="float" office:value="7">
            <text:p>7</text:p>
          </table:table-cell>
          <table:table-cell office:value-type="float" office:value="15.57089806">
            <text:p>15,57</text:p>
          </table:table-cell>
          <table:table-cell office:value-type="float" office:value="0.12581024">
            <text:p>0,13</text:p>
          </table:table-cell>
          <table:table-cell/>
          <table:table-cell office:value-type="float" office:value="0.3360551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376991">
            <text:p>15,71</text:p>
          </table:table-cell>
          <table:table-cell office:value-type="float" office:value="-0.00109387">
            <text:p>0</text:p>
          </table:table-cell>
          <table:table-cell office:value-type="float" office:value="-0.01267934">
            <text:p>-0,01</text:p>
          </table:table-cell>
          <table:table-cell office:value-type="float" office:value="-0.12055627">
            <text:p>-0,12</text:p>
          </table:table-cell>
          <table:table-cell office:value-type="float" office:value="-0.06188044">
            <text:p>-0,06</text:p>
          </table:table-cell>
          <table:table-cell office:value-type="float" office:value="-0.33392018">
            <text:p>-0,33</text:p>
          </table:table-cell>
          <table:table-cell office:value-type="float" office:value="-0.03745559">
            <text:p>-0,04</text:p>
          </table:table-cell>
          <table:table-cell office:value-type="float" office:value="0.19307779">
            <text:p>0,19</text:p>
          </table:table-cell>
          <table:table-cell office:value-type="float" office:value="6044.921875">
            <text:p>6044,92</text:p>
          </table:table-cell>
          <table:table-cell office:value-type="float" office:value="-0.0086853">
            <text:p>-0,01</text:p>
          </table:table-cell>
          <table:table-cell office:value-type="float" office:value="0.00409834">
            <text:p>0</text:p>
          </table:table-cell>
          <table:table-cell office:value-type="float" office:value="8">
            <text:p>8</text:p>
          </table:table-cell>
          <table:table-cell office:value-type="float" office:value="15.71376991">
            <text:p>15,71</text:p>
          </table:table-cell>
          <table:table-cell office:value-type="float" office:value="0.13325">
            <text:p>0,13</text:p>
          </table:table-cell>
          <table:table-cell/>
          <table:table-cell office:value-type="float" office:value="0.33392018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035194">
            <text:p>15,71</text:p>
          </table:table-cell>
          <table:table-cell office:value-type="float" office:value="0.00083235">
            <text:p>0</text:p>
          </table:table-cell>
          <table:table-cell office:value-type="float" office:value="-0.00941915">
            <text:p>-0,01</text:p>
          </table:table-cell>
          <table:table-cell office:value-type="float" office:value="-0.12062702">
            <text:p>-0,12</text:p>
          </table:table-cell>
          <table:table-cell office:value-type="float" office:value="-0.06158773">
            <text:p>-0,06</text:p>
          </table:table-cell>
          <table:table-cell office:value-type="float" office:value="-0.33211967">
            <text:p>-0,33</text:p>
          </table:table-cell>
          <table:table-cell office:value-type="float" office:value="-0.02995493">
            <text:p>-0,03</text:p>
          </table:table-cell>
          <table:table-cell office:value-type="float" office:value="0.19026694">
            <text:p>0,19</text:p>
          </table:table-cell>
          <table:table-cell office:value-type="float" office:value="5903.3203125">
            <text:p>5903,32</text:p>
          </table:table-cell>
          <table:table-cell office:value-type="float" office:value="-0.0092865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15.71035194">
            <text:p>15,71</text:p>
          </table:table-cell>
          <table:table-cell office:value-type="float" office:value="0.14229383">
            <text:p>0,14</text:p>
          </table:table-cell>
          <table:table-cell/>
          <table:table-cell office:value-type="float" office:value="0.3321196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5790997">
            <text:p>15,56</text:p>
          </table:table-cell>
          <table:table-cell office:value-type="float" office:value="0.00297734">
            <text:p>0</text:p>
          </table:table-cell>
          <table:table-cell office:value-type="float" office:value="-0.00683911">
            <text:p>-0,01</text:p>
          </table:table-cell>
          <table:table-cell office:value-type="float" office:value="-0.12078875">
            <text:p>-0,12</text:p>
          </table:table-cell>
          <table:table-cell office:value-type="float" office:value="-0.06168617">
            <text:p>-0,06</text:p>
          </table:table-cell>
          <table:table-cell office:value-type="float" office:value="-0.32932591">
            <text:p>-0,33</text:p>
          </table:table-cell>
          <table:table-cell office:value-type="float" office:value="-0.02388972">
            <text:p>-0,02</text:p>
          </table:table-cell>
          <table:table-cell office:value-type="float" office:value="0.18790048">
            <text:p>0,19</text:p>
          </table:table-cell>
          <table:table-cell office:value-type="float" office:value="5722.65625">
            <text:p>5722,66</text:p>
          </table:table-cell>
          <table:table-cell office:value-type="float" office:value="-0.00947876">
            <text:p>-0,01</text:p>
          </table:table-cell>
          <table:table-cell office:value-type="float" office:value="0.00327803">
            <text:p>0</text:p>
          </table:table-cell>
          <table:table-cell office:value-type="float" office:value="10">
            <text:p>10</text:p>
          </table:table-cell>
          <table:table-cell office:value-type="float" office:value="15.55790997">
            <text:p>15,56</text:p>
          </table:table-cell>
          <table:table-cell office:value-type="float" office:value="0.14993878">
            <text:p>0,15</text:p>
          </table:table-cell>
          <table:table-cell/>
          <table:table-cell office:value-type="float" office:value="0.3293259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1586914">
            <text:p>15,52</text:p>
          </table:table-cell>
          <table:table-cell office:value-type="float" office:value="0.00508965">
            <text:p>0,01</text:p>
          </table:table-cell>
          <table:table-cell office:value-type="float" office:value="-0.00402315">
            <text:p>0</text:p>
          </table:table-cell>
          <table:table-cell office:value-type="float" office:value="-0.12138003">
            <text:p>-0,12</text:p>
          </table:table-cell>
          <table:table-cell office:value-type="float" office:value="-0.06137015">
            <text:p>-0,06</text:p>
          </table:table-cell>
          <table:table-cell office:value-type="float" office:value="-0.32564697">
            <text:p>-0,33</text:p>
          </table:table-cell>
          <table:table-cell office:value-type="float" office:value="-0.01553945">
            <text:p>-0,02</text:p>
          </table:table-cell>
          <table:table-cell office:value-type="float" office:value="0.18503566">
            <text:p>0,19</text:p>
          </table:table-cell>
          <table:table-cell office:value-type="float" office:value="5722.65625">
            <text:p>5722,66</text:p>
          </table:table-cell>
          <table:table-cell office:value-type="float" office:value="-0.00961914">
            <text:p>-0,01</text:p>
          </table:table-cell>
          <table:table-cell office:value-type="float" office:value="0.00264814">
            <text:p>0</text:p>
          </table:table-cell>
          <table:table-cell office:value-type="float" office:value="11">
            <text:p>11</text:p>
          </table:table-cell>
          <table:table-cell office:value-type="float" office:value="15.51586914">
            <text:p>15,52</text:p>
          </table:table-cell>
          <table:table-cell office:value-type="float" office:value="0.15778144">
            <text:p>0,16</text:p>
          </table:table-cell>
          <table:table-cell/>
          <table:table-cell office:value-type="float" office:value="0.32564697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2968731">
            <text:p>15,63</text:p>
          </table:table-cell>
          <table:table-cell office:value-type="float" office:value="0.00727488">
            <text:p>0,01</text:p>
          </table:table-cell>
          <table:table-cell office:value-type="float" office:value="-0.00071779">
            <text:p>0</text:p>
          </table:table-cell>
          <table:table-cell office:value-type="float" office:value="-0.12139519">
            <text:p>-0,12</text:p>
          </table:table-cell>
          <table:table-cell office:value-type="float" office:value="-0.06092461">
            <text:p>-0,06</text:p>
          </table:table-cell>
          <table:table-cell office:value-type="float" office:value="-0.32245338">
            <text:p>-0,32</text:p>
          </table:table-cell>
          <table:table-cell office:value-type="float" office:value="-0.01049615">
            <text:p>-0,01</text:p>
          </table:table-cell>
          <table:table-cell office:value-type="float" office:value="0.18174073">
            <text:p>0,18</text:p>
          </table:table-cell>
          <table:table-cell office:value-type="float" office:value="6074.21875">
            <text:p>6074,22</text:p>
          </table:table-cell>
          <table:table-cell office:value-type="float" office:value="-0.00959473">
            <text:p>-0,01</text:p>
          </table:table-cell>
          <table:table-cell office:value-type="float" office:value="0.00443525">
            <text:p>0</text:p>
          </table:table-cell>
          <table:table-cell office:value-type="float" office:value="12">
            <text:p>12</text:p>
          </table:table-cell>
          <table:table-cell office:value-type="float" office:value="15.62968731">
            <text:p>15,63</text:p>
          </table:table-cell>
          <table:table-cell office:value-type="float" office:value="0.16654998">
            <text:p>0,17</text:p>
          </table:table-cell>
          <table:table-cell/>
          <table:table-cell office:value-type="float" office:value="0.3224533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163578">
            <text:p>15,62</text:p>
          </table:table-cell>
          <table:table-cell office:value-type="float" office:value="0.00975181">
            <text:p>0,01</text:p>
          </table:table-cell>
          <table:table-cell office:value-type="float" office:value="0.00231149">
            <text:p>0</text:p>
          </table:table-cell>
          <table:table-cell office:value-type="float" office:value="-0.12163018">
            <text:p>-0,12</text:p>
          </table:table-cell>
          <table:table-cell office:value-type="float" office:value="-0.06126394">
            <text:p>-0,06</text:p>
          </table:table-cell>
          <table:table-cell office:value-type="float" office:value="-0.31877443">
            <text:p>-0,32</text:p>
          </table:table-cell>
          <table:table-cell office:value-type="float" office:value="-0.00229036">
            <text:p>0</text:p>
          </table:table-cell>
          <table:table-cell office:value-type="float" office:value="0.17782202">
            <text:p>0,18</text:p>
          </table:table-cell>
          <table:table-cell office:value-type="float" office:value="5703.125">
            <text:p>5703,13</text:p>
          </table:table-cell>
          <table:table-cell office:value-type="float" office:value="-0.00961304">
            <text:p>-0,01</text:p>
          </table:table-cell>
          <table:table-cell office:value-type="float" office:value="0.00299238">
            <text:p>0</text:p>
          </table:table-cell>
          <table:table-cell office:value-type="float" office:value="13">
            <text:p>13</text:p>
          </table:table-cell>
          <table:table-cell office:value-type="float" office:value="15.6163578">
            <text:p>15,62</text:p>
          </table:table-cell>
          <table:table-cell office:value-type="float" office:value="0.17509082">
            <text:p>0,18</text:p>
          </table:table-cell>
          <table:table-cell/>
          <table:table-cell office:value-type="float" office:value="0.31877443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5341797">
            <text:p>15,75</text:p>
          </table:table-cell>
          <table:table-cell office:value-type="float" office:value="0.01217593">
            <text:p>0,01</text:p>
          </table:table-cell>
          <table:table-cell office:value-type="float" office:value="0.00505467">
            <text:p>0,01</text:p>
          </table:table-cell>
          <table:table-cell office:value-type="float" office:value="-0.12190308">
            <text:p>-0,12</text:p>
          </table:table-cell>
          <table:table-cell office:value-type="float" office:value="-0.06184677">
            <text:p>-0,06</text:p>
          </table:table-cell>
          <table:table-cell office:value-type="float" office:value="-0.31491947">
            <text:p>-0,31</text:p>
          </table:table-cell>
          <table:table-cell office:value-type="float" office:value="0.01489794">
            <text:p>0,01</text:p>
          </table:table-cell>
          <table:table-cell office:value-type="float" office:value="0.17369859">
            <text:p>0,17</text:p>
          </table:table-cell>
          <table:table-cell office:value-type="float" office:value="5854.4921875">
            <text:p>5854,49</text:p>
          </table:table-cell>
          <table:table-cell office:value-type="float" office:value="-0.00908813">
            <text:p>-0,01</text:p>
          </table:table-cell>
          <table:table-cell office:value-type="float" office:value="0.00394453">
            <text:p>0</text:p>
          </table:table-cell>
          <table:table-cell office:value-type="float" office:value="14">
            <text:p>14</text:p>
          </table:table-cell>
          <table:table-cell office:value-type="float" office:value="15.75341797">
            <text:p>15,75</text:p>
          </table:table-cell>
          <table:table-cell office:value-type="float" office:value="0.18373676">
            <text:p>0,18</text:p>
          </table:table-cell>
          <table:table-cell/>
          <table:table-cell office:value-type="float" office:value="0.31491947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1889687">
            <text:p>15,72</text:p>
          </table:table-cell>
          <table:table-cell office:value-type="float" office:value="0.01465034">
            <text:p>0,01</text:p>
          </table:table-cell>
          <table:table-cell office:value-type="float" office:value="0.00780788">
            <text:p>0,01</text:p>
          </table:table-cell>
          <table:table-cell office:value-type="float" office:value="-0.12213556">
            <text:p>-0,12</text:p>
          </table:table-cell>
          <table:table-cell office:value-type="float" office:value="-0.0617043">
            <text:p>-0,06</text:p>
          </table:table-cell>
          <table:table-cell office:value-type="float" office:value="-0.31008634">
            <text:p>-0,31</text:p>
          </table:table-cell>
          <table:table-cell office:value-type="float" office:value="0.02205664">
            <text:p>0,02</text:p>
          </table:table-cell>
          <table:table-cell office:value-type="float" office:value="0.16935612">
            <text:p>0,17</text:p>
          </table:table-cell>
          <table:table-cell office:value-type="float" office:value="5776.3671875">
            <text:p>5776,37</text:p>
          </table:table-cell>
          <table:table-cell office:value-type="float" office:value="-0.009021">
            <text:p>-0,01</text:p>
          </table:table-cell>
          <table:table-cell office:value-type="float" office:value="0.00333662">
            <text:p>0</text:p>
          </table:table-cell>
          <table:table-cell office:value-type="float" office:value="15">
            <text:p>15</text:p>
          </table:table-cell>
          <table:table-cell office:value-type="float" office:value="15.71889687">
            <text:p>15,72</text:p>
          </table:table-cell>
          <table:table-cell office:value-type="float" office:value="0.19195978">
            <text:p>0,19</text:p>
          </table:table-cell>
          <table:table-cell/>
          <table:table-cell office:value-type="float" office:value="0.31008634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6777363">
            <text:p>15,77</text:p>
          </table:table-cell>
          <table:table-cell office:value-type="float" office:value="0.01754219">
            <text:p>0,02</text:p>
          </table:table-cell>
          <table:table-cell office:value-type="float" office:value="0.01034776">
            <text:p>0,01</text:p>
          </table:table-cell>
          <table:table-cell office:value-type="float" office:value="-0.12304523">
            <text:p>-0,12</text:p>
          </table:table-cell>
          <table:table-cell office:value-type="float" office:value="-0.06201255">
            <text:p>-0,06</text:p>
          </table:table-cell>
          <table:table-cell office:value-type="float" office:value="-0.30627412">
            <text:p>-0,31</text:p>
          </table:table-cell>
          <table:table-cell office:value-type="float" office:value="0.02537289">
            <text:p>0,03</text:p>
          </table:table-cell>
          <table:table-cell office:value-type="float" office:value="0.16466449">
            <text:p>0,16</text:p>
          </table:table-cell>
          <table:table-cell office:value-type="float" office:value="5952.1484375">
            <text:p>5952,15</text:p>
          </table:table-cell>
          <table:table-cell office:value-type="float" office:value="-0.00927124">
            <text:p>-0,01</text:p>
          </table:table-cell>
          <table:table-cell office:value-type="float" office:value="0.00369551">
            <text:p>0</text:p>
          </table:table-cell>
          <table:table-cell office:value-type="float" office:value="16">
            <text:p>16</text:p>
          </table:table-cell>
          <table:table-cell office:value-type="float" office:value="15.76777363">
            <text:p>15,77</text:p>
          </table:table-cell>
          <table:table-cell office:value-type="float" office:value="0.20041302">
            <text:p>0,2</text:p>
          </table:table-cell>
          <table:table-cell/>
          <table:table-cell office:value-type="float" office:value="0.3062741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7446327">
            <text:p>15,67</text:p>
          </table:table-cell>
          <table:table-cell office:value-type="float" office:value="0.01962432">
            <text:p>0,02</text:p>
          </table:table-cell>
          <table:table-cell office:value-type="float" office:value="0.01329172">
            <text:p>0,01</text:p>
          </table:table-cell>
          <table:table-cell office:value-type="float" office:value="-0.12353038">
            <text:p>-0,12</text:p>
          </table:table-cell>
          <table:table-cell office:value-type="float" office:value="-0.06227676">
            <text:p>-0,06</text:p>
          </table:table-cell>
          <table:table-cell office:value-type="float" office:value="-0.30152646">
            <text:p>-0,3</text:p>
          </table:table-cell>
          <table:table-cell office:value-type="float" office:value="0.02873818">
            <text:p>0,03</text:p>
          </table:table-cell>
          <table:table-cell office:value-type="float" office:value="0.1593491">
            <text:p>0,16</text:p>
          </table:table-cell>
          <table:table-cell office:value-type="float" office:value="5957.03125">
            <text:p>5957,03</text:p>
          </table:table-cell>
          <table:table-cell office:value-type="float" office:value="-0.0091217">
            <text:p>-0,01</text:p>
          </table:table-cell>
          <table:table-cell office:value-type="float" office:value="0.00331465">
            <text:p>0</text:p>
          </table:table-cell>
          <table:table-cell office:value-type="float" office:value="17">
            <text:p>17</text:p>
          </table:table-cell>
          <table:table-cell office:value-type="float" office:value="15.67446327">
            <text:p>15,67</text:p>
          </table:table-cell>
          <table:table-cell office:value-type="float" office:value="0.20897387">
            <text:p>0,21</text:p>
          </table:table-cell>
          <table:table-cell/>
          <table:table-cell office:value-type="float" office:value="0.30152646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637207">
            <text:p>15,56</text:p>
          </table:table-cell>
          <table:table-cell office:value-type="float" office:value="0.02184978">
            <text:p>0,02</text:p>
          </table:table-cell>
          <table:table-cell office:value-type="float" office:value="0.01653183">
            <text:p>0,02</text:p>
          </table:table-cell>
          <table:table-cell office:value-type="float" office:value="-0.12364409">
            <text:p>-0,12</text:p>
          </table:table-cell>
          <table:table-cell office:value-type="float" office:value="-0.06281296">
            <text:p>-0,06</text:p>
          </table:table-cell>
          <table:table-cell office:value-type="float" office:value="-0.2957654">
            <text:p>-0,3</text:p>
          </table:table-cell>
          <table:table-cell office:value-type="float" office:value="0.03319165">
            <text:p>0,03</text:p>
          </table:table-cell>
          <table:table-cell office:value-type="float" office:value="0.15395911">
            <text:p>0,15</text:p>
          </table:table-cell>
          <table:table-cell office:value-type="float" office:value="5888.671875">
            <text:p>5888,67</text:p>
          </table:table-cell>
          <table:table-cell office:value-type="float" office:value="-0.00899658">
            <text:p>-0,01</text:p>
          </table:table-cell>
          <table:table-cell office:value-type="float" office:value="0.00390791">
            <text:p>0</text:p>
          </table:table-cell>
          <table:table-cell office:value-type="float" office:value="18">
            <text:p>18</text:p>
          </table:table-cell>
          <table:table-cell office:value-type="float" office:value="15.5637207">
            <text:p>15,56</text:p>
          </table:table-cell>
          <table:table-cell office:value-type="float" office:value="0.21735956">
            <text:p>0,22</text:p>
          </table:table-cell>
          <table:table-cell/>
          <table:table-cell office:value-type="float" office:value="0.2957654">
            <text:p>0,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8608379">
            <text:p>15,69</text:p>
          </table:table-cell>
          <table:table-cell office:value-type="float" office:value="0.022574">
            <text:p>0,02</text:p>
          </table:table-cell>
          <table:table-cell office:value-type="float" office:value="0.02073819">
            <text:p>0,02</text:p>
          </table:table-cell>
          <table:table-cell office:value-type="float" office:value="-0.12458408">
            <text:p>-0,12</text:p>
          </table:table-cell>
          <table:table-cell office:value-type="float" office:value="-0.06455884">
            <text:p>-0,06</text:p>
          </table:table-cell>
          <table:table-cell office:value-type="float" office:value="-0.28893059">
            <text:p>-0,29</text:p>
          </table:table-cell>
          <table:table-cell office:value-type="float" office:value="0.04910355">
            <text:p>0,05</text:p>
          </table:table-cell>
          <table:table-cell office:value-type="float" office:value="0.1480644">
            <text:p>0,15</text:p>
          </table:table-cell>
          <table:table-cell office:value-type="float" office:value="5922.8515625">
            <text:p>5922,85</text:p>
          </table:table-cell>
          <table:table-cell office:value-type="float" office:value="-0.00899658">
            <text:p>-0,01</text:p>
          </table:table-cell>
          <table:table-cell office:value-type="float" office:value="0.00351973">
            <text:p>0</text:p>
          </table:table-cell>
          <table:table-cell office:value-type="float" office:value="19">
            <text:p>19</text:p>
          </table:table-cell>
          <table:table-cell office:value-type="float" office:value="15.68608379">
            <text:p>15,69</text:p>
          </table:table-cell>
          <table:table-cell office:value-type="float" office:value="0.22590789">
            <text:p>0,23</text:p>
          </table:table-cell>
          <table:table-cell/>
          <table:table-cell office:value-type="float" office:value="0.28893059">
            <text:p>0,2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7665997">
            <text:p>15,78</text:p>
          </table:table-cell>
          <table:table-cell office:value-type="float" office:value="0.02517666">
            <text:p>0,03</text:p>
          </table:table-cell>
          <table:table-cell office:value-type="float" office:value="0.02307729">
            <text:p>0,02</text:p>
          </table:table-cell>
          <table:table-cell office:value-type="float" office:value="-0.12538762">
            <text:p>-0,13</text:p>
          </table:table-cell>
          <table:table-cell office:value-type="float" office:value="-0.06481529">
            <text:p>-0,06</text:p>
          </table:table-cell>
          <table:table-cell office:value-type="float" office:value="-0.28246543">
            <text:p>-0,28</text:p>
          </table:table-cell>
          <table:table-cell office:value-type="float" office:value="0.0547274">
            <text:p>0,05</text:p>
          </table:table-cell>
          <table:table-cell office:value-type="float" office:value="0.14261569">
            <text:p>0,14</text:p>
          </table:table-cell>
          <table:table-cell office:value-type="float" office:value="6059.5703125">
            <text:p>6059,57</text:p>
          </table:table-cell>
          <table:table-cell office:value-type="float" office:value="-0.00939941">
            <text:p>-0,01</text:p>
          </table:table-cell>
          <table:table-cell office:value-type="float" office:value="0.0037834">
            <text:p>0</text:p>
          </table:table-cell>
          <table:table-cell office:value-type="float" office:value="20">
            <text:p>20</text:p>
          </table:table-cell>
          <table:table-cell office:value-type="float" office:value="15.77665997">
            <text:p>15,78</text:p>
          </table:table-cell>
          <table:table-cell office:value-type="float" office:value="0.23351783">
            <text:p>0,23</text:p>
          </table:table-cell>
          <table:table-cell/>
          <table:table-cell office:value-type="float" office:value="0.28246543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7460957">
            <text:p>15,77</text:p>
          </table:table-cell>
          <table:table-cell office:value-type="float" office:value="0.02561421">
            <text:p>0,03</text:p>
          </table:table-cell>
          <table:table-cell office:value-type="float" office:value="0.02655583">
            <text:p>0,03</text:p>
          </table:table-cell>
          <table:table-cell office:value-type="float" office:value="-0.12594353">
            <text:p>-0,13</text:p>
          </table:table-cell>
          <table:table-cell office:value-type="float" office:value="-0.06516498">
            <text:p>-0,07</text:p>
          </table:table-cell>
          <table:table-cell office:value-type="float" office:value="-0.27673706">
            <text:p>-0,28</text:p>
          </table:table-cell>
          <table:table-cell office:value-type="float" office:value="0.0611624">
            <text:p>0,06</text:p>
          </table:table-cell>
          <table:table-cell office:value-type="float" office:value="0.13794309">
            <text:p>0,14</text:p>
          </table:table-cell>
          <table:table-cell office:value-type="float" office:value="5805.6640625">
            <text:p>5805,66</text:p>
          </table:table-cell>
          <table:table-cell office:value-type="float" office:value="-0.00915527">
            <text:p>-0,01</text:p>
          </table:table-cell>
          <table:table-cell office:value-type="float" office:value="0.00288252">
            <text:p>0</text:p>
          </table:table-cell>
          <table:table-cell office:value-type="float" office:value="21">
            <text:p>21</text:p>
          </table:table-cell>
          <table:table-cell office:value-type="float" office:value="15.77460957">
            <text:p>15,77</text:p>
          </table:table-cell>
          <table:table-cell office:value-type="float" office:value="0.23980646">
            <text:p>0,24</text:p>
          </table:table-cell>
          <table:table-cell/>
          <table:table-cell office:value-type="float" office:value="0.27673706">
            <text:p>0,2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6850624">
            <text:p>15,57</text:p>
          </table:table-cell>
          <table:table-cell office:value-type="float" office:value="0.02868208">
            <text:p>0,03</text:p>
          </table:table-cell>
          <table:table-cell office:value-type="float" office:value="0.02893258">
            <text:p>0,03</text:p>
          </table:table-cell>
          <table:table-cell office:value-type="float" office:value="-0.12682793">
            <text:p>-0,13</text:p>
          </table:table-cell>
          <table:table-cell office:value-type="float" office:value="-0.06686683">
            <text:p>-0,07</text:p>
          </table:table-cell>
          <table:table-cell office:value-type="float" office:value="-0.27018136">
            <text:p>-0,27</text:p>
          </table:table-cell>
          <table:table-cell office:value-type="float" office:value="0.05916894">
            <text:p>0,06</text:p>
          </table:table-cell>
          <table:table-cell office:value-type="float" office:value="0.1310088">
            <text:p>0,13</text:p>
          </table:table-cell>
          <table:table-cell office:value-type="float" office:value="5776.3671875">
            <text:p>5776,37</text:p>
          </table:table-cell>
          <table:table-cell office:value-type="float" office:value="-0.00846252">
            <text:p>-0,01</text:p>
          </table:table-cell>
          <table:table-cell office:value-type="float" office:value="0.00346113">
            <text:p>0</text:p>
          </table:table-cell>
          <table:table-cell office:value-type="float" office:value="22">
            <text:p>22</text:p>
          </table:table-cell>
          <table:table-cell office:value-type="float" office:value="15.56850624">
            <text:p>15,57</text:p>
          </table:table-cell>
          <table:table-cell office:value-type="float" office:value="0.24850245">
            <text:p>0,25</text:p>
          </table:table-cell>
          <table:table-cell/>
          <table:table-cell office:value-type="float" office:value="0.27018136">
            <text:p>0,2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3994122">
            <text:p>15,64</text:p>
          </table:table-cell>
          <table:table-cell office:value-type="float" office:value="0.03083713">
            <text:p>0,03</text:p>
          </table:table-cell>
          <table:table-cell office:value-type="float" office:value="0.03198947">
            <text:p>0,03</text:p>
          </table:table-cell>
          <table:table-cell office:value-type="float" office:value="-0.12779066">
            <text:p>-0,13</text:p>
          </table:table-cell>
          <table:table-cell office:value-type="float" office:value="-0.06732014">
            <text:p>-0,07</text:p>
          </table:table-cell>
          <table:table-cell office:value-type="float" office:value="-0.26401293">
            <text:p>-0,26</text:p>
          </table:table-cell>
          <table:table-cell office:value-type="float" office:value="0.06254351">
            <text:p>0,06</text:p>
          </table:table-cell>
          <table:table-cell office:value-type="float" office:value="0.12393484">
            <text:p>0,12</text:p>
          </table:table-cell>
          <table:table-cell office:value-type="float" office:value="6123.046875">
            <text:p>6123,05</text:p>
          </table:table-cell>
          <table:table-cell office:value-type="float" office:value="-0.00873718">
            <text:p>-0,01</text:p>
          </table:table-cell>
          <table:table-cell office:value-type="float" office:value="0.00338057">
            <text:p>0</text:p>
          </table:table-cell>
          <table:table-cell office:value-type="float" office:value="23">
            <text:p>23</text:p>
          </table:table-cell>
          <table:table-cell office:value-type="float" office:value="15.63994122">
            <text:p>15,64</text:p>
          </table:table-cell>
          <table:table-cell office:value-type="float" office:value="0.25744367">
            <text:p>0,26</text:p>
          </table:table-cell>
          <table:table-cell/>
          <table:table-cell office:value-type="float" office:value="0.26401293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0283222">
            <text:p>15,7</text:p>
          </table:table-cell>
          <table:table-cell office:value-type="float" office:value="0.03276587">
            <text:p>0,03</text:p>
          </table:table-cell>
          <table:table-cell office:value-type="float" office:value="0.03506143">
            <text:p>0,04</text:p>
          </table:table-cell>
          <table:table-cell office:value-type="float" office:value="-0.12884183">
            <text:p>-0,13</text:p>
          </table:table-cell>
          <table:table-cell office:value-type="float" office:value="-0.06814645">
            <text:p>-0,07</text:p>
          </table:table-cell>
          <table:table-cell office:value-type="float" office:value="-0.25615719">
            <text:p>-0,26</text:p>
          </table:table-cell>
          <table:table-cell office:value-type="float" office:value="0.06321551">
            <text:p>0,06</text:p>
          </table:table-cell>
          <table:table-cell office:value-type="float" office:value="0.11709736">
            <text:p>0,12</text:p>
          </table:table-cell>
          <table:table-cell office:value-type="float" office:value="5756.8359375">
            <text:p>5756,84</text:p>
          </table:table-cell>
          <table:table-cell office:value-type="float" office:value="-0.00878601">
            <text:p>-0,01</text:p>
          </table:table-cell>
          <table:table-cell office:value-type="float" office:value="0.00367354">
            <text:p>0</text:p>
          </table:table-cell>
          <table:table-cell office:value-type="float" office:value="24">
            <text:p>24</text:p>
          </table:table-cell>
          <table:table-cell office:value-type="float" office:value="15.70283222">
            <text:p>15,7</text:p>
          </table:table-cell>
          <table:table-cell office:value-type="float" office:value="0.26557159">
            <text:p>0,27</text:p>
          </table:table-cell>
          <table:table-cell/>
          <table:table-cell office:value-type="float" office:value="0.25615719">
            <text:p>0,2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60952187">
            <text:p>15,61</text:p>
          </table:table-cell>
          <table:table-cell office:value-type="float" office:value="0.03573064">
            <text:p>0,04</text:p>
          </table:table-cell>
          <table:table-cell office:value-type="float" office:value="0.03734782">
            <text:p>0,04</text:p>
          </table:table-cell>
          <table:table-cell office:value-type="float" office:value="-0.12950891">
            <text:p>-0,13</text:p>
          </table:table-cell>
          <table:table-cell office:value-type="float" office:value="-0.06849874">
            <text:p>-0,07</text:p>
          </table:table-cell>
          <table:table-cell office:value-type="float" office:value="-0.24933997">
            <text:p>-0,25</text:p>
          </table:table-cell>
          <table:table-cell office:value-type="float" office:value="0.06891357">
            <text:p>0,07</text:p>
          </table:table-cell>
          <table:table-cell office:value-type="float" office:value="0.10927584">
            <text:p>0,11</text:p>
          </table:table-cell>
          <table:table-cell office:value-type="float" office:value="6235.3515625">
            <text:p>6235,35</text:p>
          </table:table-cell>
          <table:table-cell office:value-type="float" office:value="-0.00964966">
            <text:p>-0,01</text:p>
          </table:table-cell>
          <table:table-cell office:value-type="float" office:value="0.00355635">
            <text:p>0</text:p>
          </table:table-cell>
          <table:table-cell office:value-type="float" office:value="25">
            <text:p>25</text:p>
          </table:table-cell>
          <table:table-cell office:value-type="float" office:value="15.60952187">
            <text:p>15,61</text:p>
          </table:table-cell>
          <table:table-cell office:value-type="float" office:value="0.27393225">
            <text:p>0,27</text:p>
          </table:table-cell>
          <table:table-cell/>
          <table:table-cell office:value-type="float" office:value="0.24933997">
            <text:p>0,2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48032188">
            <text:p>15,48</text:p>
          </table:table-cell>
          <table:table-cell office:value-type="float" office:value="0.03767698">
            <text:p>0,04</text:p>
          </table:table-cell>
          <table:table-cell office:value-type="float" office:value="0.04011358">
            <text:p>0,04</text:p>
          </table:table-cell>
          <table:table-cell office:value-type="float" office:value="-0.13096187">
            <text:p>-0,13</text:p>
          </table:table-cell>
          <table:table-cell office:value-type="float" office:value="-0.0692862">
            <text:p>-0,07</text:p>
          </table:table-cell>
          <table:table-cell office:value-type="float" office:value="-0.24251772">
            <text:p>-0,24</text:p>
          </table:table-cell>
          <table:table-cell office:value-type="float" office:value="0.07695103">
            <text:p>0,08</text:p>
          </table:table-cell>
          <table:table-cell office:value-type="float" office:value="0.10123054">
            <text:p>0,1</text:p>
          </table:table-cell>
          <table:table-cell office:value-type="float" office:value="5830.078125">
            <text:p>5830,08</text:p>
          </table:table-cell>
          <table:table-cell office:value-type="float" office:value="-0.00884705">
            <text:p>-0,01</text:p>
          </table:table-cell>
          <table:table-cell office:value-type="float" office:value="0.00347578">
            <text:p>0</text:p>
          </table:table-cell>
          <table:table-cell office:value-type="float" office:value="26">
            <text:p>26</text:p>
          </table:table-cell>
          <table:table-cell office:value-type="float" office:value="15.48032188">
            <text:p>15,48</text:p>
          </table:table-cell>
          <table:table-cell office:value-type="float" office:value="0.28110424">
            <text:p>0,28</text:p>
          </table:table-cell>
          <table:table-cell/>
          <table:table-cell office:value-type="float" office:value="0.24251772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47246075">
            <text:p>15,47</text:p>
          </table:table-cell>
          <table:table-cell office:value-type="float" office:value="0.0395177">
            <text:p>0,04</text:p>
          </table:table-cell>
          <table:table-cell office:value-type="float" office:value="0.04242759">
            <text:p>0,04</text:p>
          </table:table-cell>
          <table:table-cell office:value-type="float" office:value="-0.13168707">
            <text:p>-0,13</text:p>
          </table:table-cell>
          <table:table-cell office:value-type="float" office:value="-0.06988715">
            <text:p>-0,07</text:p>
          </table:table-cell>
          <table:table-cell office:value-type="float" office:value="-0.23629397">
            <text:p>-0,24</text:p>
          </table:table-cell>
          <table:table-cell office:value-type="float" office:value="0.08002473">
            <text:p>0,08</text:p>
          </table:table-cell>
          <table:table-cell office:value-type="float" office:value="0.09292335">
            <text:p>0,09</text:p>
          </table:table-cell>
          <table:table-cell office:value-type="float" office:value="5991.2109375">
            <text:p>5991,21</text:p>
          </table:table-cell>
          <table:table-cell office:value-type="float" office:value="-0.00874939">
            <text:p>-0,01</text:p>
          </table:table-cell>
          <table:table-cell office:value-type="float" office:value="0.00374678">
            <text:p>0</text:p>
          </table:table-cell>
          <table:table-cell office:value-type="float" office:value="27">
            <text:p>27</text:p>
          </table:table-cell>
          <table:table-cell office:value-type="float" office:value="15.47246075">
            <text:p>15,47</text:p>
          </table:table-cell>
          <table:table-cell office:value-type="float" office:value="0.28801599">
            <text:p>0,29</text:p>
          </table:table-cell>
          <table:table-cell/>
          <table:table-cell office:value-type="float" office:value="0.23629397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9926796">
            <text:p>15,6</text:p>
          </table:table-cell>
          <table:table-cell office:value-type="float" office:value="0.04185884">
            <text:p>0,04</text:p>
          </table:table-cell>
          <table:table-cell office:value-type="float" office:value="0.04491226">
            <text:p>0,04</text:p>
          </table:table-cell>
          <table:table-cell office:value-type="float" office:value="-0.13337249">
            <text:p>-0,13</text:p>
          </table:table-cell>
          <table:table-cell office:value-type="float" office:value="-0.07097251">
            <text:p>-0,07</text:p>
          </table:table-cell>
          <table:table-cell office:value-type="float" office:value="-0.22808616">
            <text:p>-0,23</text:p>
          </table:table-cell>
          <table:table-cell office:value-type="float" office:value="0.08997878">
            <text:p>0,09</text:p>
          </table:table-cell>
          <table:table-cell office:value-type="float" office:value="0.08258937">
            <text:p>0,08</text:p>
          </table:table-cell>
          <table:table-cell office:value-type="float" office:value="5869.140625">
            <text:p>5869,14</text:p>
          </table:table-cell>
          <table:table-cell office:value-type="float" office:value="-0.00859985">
            <text:p>-0,01</text:p>
          </table:table-cell>
          <table:table-cell office:value-type="float" office:value="0.00361494">
            <text:p>0</text:p>
          </table:table-cell>
          <table:table-cell office:value-type="float" office:value="28">
            <text:p>28</text:p>
          </table:table-cell>
          <table:table-cell office:value-type="float" office:value="15.59926796">
            <text:p>15,6</text:p>
          </table:table-cell>
          <table:table-cell office:value-type="float" office:value="0.29675701">
            <text:p>0,3</text:p>
          </table:table-cell>
          <table:table-cell/>
          <table:table-cell office:value-type="float" office:value="0.22808616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5756855">
            <text:p>15,56</text:p>
          </table:table-cell>
          <table:table-cell office:value-type="float" office:value="0.04329722">
            <text:p>0,04</text:p>
          </table:table-cell>
          <table:table-cell office:value-type="float" office:value="0.0480344">
            <text:p>0,05</text:p>
          </table:table-cell>
          <table:table-cell office:value-type="float" office:value="-0.13502">
            <text:p>-0,14</text:p>
          </table:table-cell>
          <table:table-cell office:value-type="float" office:value="-0.07216147">
            <text:p>-0,07</text:p>
          </table:table-cell>
          <table:table-cell office:value-type="float" office:value="-0.21947852">
            <text:p>-0,22</text:p>
          </table:table-cell>
          <table:table-cell office:value-type="float" office:value="0.09700096">
            <text:p>0,1</text:p>
          </table:table-cell>
          <table:table-cell office:value-type="float" office:value="0.07318545">
            <text:p>0,07</text:p>
          </table:table-cell>
          <table:table-cell office:value-type="float" office:value="6435.546875">
            <text:p>6435,55</text:p>
          </table:table-cell>
          <table:table-cell office:value-type="float" office:value="-0.00870666">
            <text:p>-0,01</text:p>
          </table:table-cell>
          <table:table-cell office:value-type="float" office:value="0.00414961">
            <text:p>0</text:p>
          </table:table-cell>
          <table:table-cell office:value-type="float" office:value="29">
            <text:p>29</text:p>
          </table:table-cell>
          <table:table-cell office:value-type="float" office:value="15.55756855">
            <text:p>15,56</text:p>
          </table:table-cell>
          <table:table-cell office:value-type="float" office:value="0.30451459">
            <text:p>0,3</text:p>
          </table:table-cell>
          <table:table-cell/>
          <table:table-cell office:value-type="float" office:value="0.21947852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54526329">
            <text:p>15,55</text:p>
          </table:table-cell>
          <table:table-cell office:value-type="float" office:value="0.04586216">
            <text:p>0,05</text:p>
          </table:table-cell>
          <table:table-cell office:value-type="float" office:value="0.05048896">
            <text:p>0,05</text:p>
          </table:table-cell>
          <table:table-cell office:value-type="float" office:value="-0.13688987">
            <text:p>-0,14</text:p>
          </table:table-cell>
          <table:table-cell office:value-type="float" office:value="-0.07353693">
            <text:p>-0,07</text:p>
          </table:table-cell>
          <table:table-cell office:value-type="float" office:value="-0.21109216">
            <text:p>-0,21</text:p>
          </table:table-cell>
          <table:table-cell office:value-type="float" office:value="0.10277458">
            <text:p>0,1</text:p>
          </table:table-cell>
          <table:table-cell office:value-type="float" office:value="0.06238484">
            <text:p>0,06</text:p>
          </table:table-cell>
          <table:table-cell office:value-type="float" office:value="6152.34375">
            <text:p>6152,34</text:p>
          </table:table-cell>
          <table:table-cell office:value-type="float" office:value="-0.00880127">
            <text:p>-0,01</text:p>
          </table:table-cell>
          <table:table-cell office:value-type="float" office:value="0.00407637">
            <text:p>0</text:p>
          </table:table-cell>
          <table:table-cell office:value-type="float" office:value="30">
            <text:p>30</text:p>
          </table:table-cell>
          <table:table-cell office:value-type="float" office:value="15.54526329">
            <text:p>15,55</text:p>
          </table:table-cell>
          <table:table-cell office:value-type="float" office:value="0.31236225">
            <text:p>0,31</text:p>
          </table:table-cell>
          <table:table-cell/>
          <table:table-cell office:value-type="float" office:value="0.21109216">
            <text:p>0,21</text:p>
          </table:table-cell>
          <table:table-cell table:number-columns-repeated="239"/>
        </table:table-row>
      </table:table>
      <table:table table:name="pgach03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0:25:28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03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0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3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03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0893557">
            <text:p>0,51</text:p>
          </table:table-cell>
          <table:table-cell office:value-type="float" office:value="-0.05492747">
            <text:p>-0,05</text:p>
          </table:table-cell>
          <table:table-cell office:value-type="float" office:value="-0.05369393">
            <text:p>-0,05</text:p>
          </table:table-cell>
          <table:table-cell office:value-type="float" office:value="-0.12526886">
            <text:p>-0,13</text:p>
          </table:table-cell>
          <table:table-cell office:value-type="float" office:value="-0.070198">
            <text:p>-0,07</text:p>
          </table:table-cell>
          <table:table-cell office:value-type="float" office:value="-0.45586303">
            <text:p>-0,46</text:p>
          </table:table-cell>
          <table:table-cell office:value-type="float" office:value="-0.11511574">
            <text:p>-0,12</text:p>
          </table:table-cell>
          <table:table-cell office:value-type="float" office:value="0.03321287">
            <text:p>0,03</text:p>
          </table:table-cell>
          <table:table-cell office:value-type="float" office:value="6015.625">
            <text:p>6015,63</text:p>
          </table:table-cell>
          <table:table-cell office:value-type="float" office:value="-0.00840454">
            <text:p>-0,01</text:p>
          </table:table-cell>
          <table:table-cell office:value-type="float" office:value="0.00368818">
            <text:p>0</text:p>
          </table:table-cell>
          <table:table-cell office:value-type="float" office:value="-5">
            <text:p>-5</text:p>
          </table:table-cell>
          <table:table-cell office:value-type="float" office:value="0.50893557">
            <text:p>0,51</text:p>
          </table:table-cell>
          <table:table-cell office:value-type="float" office:value="0.01459174">
            <text:p>0,01</text:p>
          </table:table-cell>
          <table:table-cell/>
          <table:table-cell office:value-type="float" office:value="0.4558630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93165">
            <text:p>0,45</text:p>
          </table:table-cell>
          <table:table-cell office:value-type="float" office:value="-0.05057209">
            <text:p>-0,05</text:p>
          </table:table-cell>
          <table:table-cell office:value-type="float" office:value="-0.05144267">
            <text:p>-0,05</text:p>
          </table:table-cell>
          <table:table-cell office:value-type="float" office:value="-0.12432887">
            <text:p>-0,12</text:p>
          </table:table-cell>
          <table:table-cell office:value-type="float" office:value="-0.06944939">
            <text:p>-0,07</text:p>
          </table:table-cell>
          <table:table-cell office:value-type="float" office:value="-0.43754378">
            <text:p>-0,44</text:p>
          </table:table-cell>
          <table:table-cell office:value-type="float" office:value="-0.10731155">
            <text:p>-0,11</text:p>
          </table:table-cell>
          <table:table-cell office:value-type="float" office:value="0.03459053">
            <text:p>0,03</text:p>
          </table:table-cell>
          <table:table-cell office:value-type="float" office:value="5957.03125">
            <text:p>5957,03</text:p>
          </table:table-cell>
          <table:table-cell office:value-type="float" office:value="-0.0075531">
            <text:p>-0,01</text:p>
          </table:table-cell>
          <table:table-cell office:value-type="float" office:value="0.00400312">
            <text:p>0</text:p>
          </table:table-cell>
          <table:table-cell office:value-type="float" office:value="-4">
            <text:p>-4</text:p>
          </table:table-cell>
          <table:table-cell office:value-type="float" office:value="0.45493165">
            <text:p>0,45</text:p>
          </table:table-cell>
          <table:table-cell office:value-type="float" office:value="0.0726784">
            <text:p>0,07</text:p>
          </table:table-cell>
          <table:table-cell/>
          <table:table-cell office:value-type="float" office:value="0.4375437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80664">
            <text:p>0,48</text:p>
          </table:table-cell>
          <table:table-cell office:value-type="float" office:value="-0.04708679">
            <text:p>-0,05</text:p>
          </table:table-cell>
          <table:table-cell office:value-type="float" office:value="-0.05081272">
            <text:p>-0,05</text:p>
          </table:table-cell>
          <table:table-cell office:value-type="float" office:value="-0.12314883">
            <text:p>-0,12</text:p>
          </table:table-cell>
          <table:table-cell office:value-type="float" office:value="-0.06847025">
            <text:p>-0,07</text:p>
          </table:table-cell>
          <table:table-cell office:value-type="float" office:value="-0.44853783">
            <text:p>-0,45</text:p>
          </table:table-cell>
          <table:table-cell office:value-type="float" office:value="-0.09962003">
            <text:p>-0,1</text:p>
          </table:table-cell>
          <table:table-cell office:value-type="float" office:value="0.03577296">
            <text:p>0,04</text:p>
          </table:table-cell>
          <table:table-cell office:value-type="float" office:value="6250">
            <text:p>6250</text:p>
          </table:table-cell>
          <table:table-cell office:value-type="float" office:value="-0.00731506">
            <text:p>-0,01</text:p>
          </table:table-cell>
          <table:table-cell office:value-type="float" office:value="0.00410566">
            <text:p>0</text:p>
          </table:table-cell>
          <table:table-cell office:value-type="float" office:value="-3">
            <text:p>-3</text:p>
          </table:table-cell>
          <table:table-cell office:value-type="float" office:value="0.47680664">
            <text:p>0,48</text:p>
          </table:table-cell>
          <table:table-cell office:value-type="float" office:value="0.0471485">
            <text:p>0,05</text:p>
          </table:table-cell>
          <table:table-cell/>
          <table:table-cell office:value-type="float" office:value="0.4485378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26172">
            <text:p>0,48</text:p>
          </table:table-cell>
          <table:table-cell office:value-type="float" office:value="-0.04523852">
            <text:p>-0,05</text:p>
          </table:table-cell>
          <table:table-cell office:value-type="float" office:value="-0.04798923">
            <text:p>-0,05</text:p>
          </table:table-cell>
          <table:table-cell office:value-type="float" office:value="-0.12223158">
            <text:p>-0,12</text:p>
          </table:table-cell>
          <table:table-cell office:value-type="float" office:value="-0.06718285">
            <text:p>-0,07</text:p>
          </table:table-cell>
          <table:table-cell office:value-type="float" office:value="-0.41843498">
            <text:p>-0,42</text:p>
          </table:table-cell>
          <table:table-cell office:value-type="float" office:value="-0.09227444">
            <text:p>-0,09</text:p>
          </table:table-cell>
          <table:table-cell office:value-type="float" office:value="0.03647289">
            <text:p>0,04</text:p>
          </table:table-cell>
          <table:table-cell office:value-type="float" office:value="6230.46875">
            <text:p>6230,47</text:p>
          </table:table-cell>
          <table:table-cell office:value-type="float" office:value="-0.00782165">
            <text:p>-0,01</text:p>
          </table:table-cell>
          <table:table-cell office:value-type="float" office:value="0.003571">
            <text:p>0</text:p>
          </table:table-cell>
          <table:table-cell office:value-type="float" office:value="-2">
            <text:p>-2</text:p>
          </table:table-cell>
          <table:table-cell office:value-type="float" office:value="0.4826172">
            <text:p>0,48</text:p>
          </table:table-cell>
          <table:table-cell office:value-type="float" office:value="0.04628766">
            <text:p>0,05</text:p>
          </table:table-cell>
          <table:table-cell/>
          <table:table-cell office:value-type="float" office:value="0.4184349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167969">
            <text:p>0,47</text:p>
          </table:table-cell>
          <table:table-cell office:value-type="float" office:value="-0.04569368">
            <text:p>-0,05</text:p>
          </table:table-cell>
          <table:table-cell office:value-type="float" office:value="-0.04298726">
            <text:p>-0,04</text:p>
          </table:table-cell>
          <table:table-cell office:value-type="float" office:value="-0.1212739">
            <text:p>-0,12</text:p>
          </table:table-cell>
          <table:table-cell office:value-type="float" office:value="-0.066499">
            <text:p>-0,07</text:p>
          </table:table-cell>
          <table:table-cell office:value-type="float" office:value="-0.42983642">
            <text:p>-0,43</text:p>
          </table:table-cell>
          <table:table-cell office:value-type="float" office:value="-0.08482812">
            <text:p>-0,08</text:p>
          </table:table-cell>
          <table:table-cell office:value-type="float" office:value="0.03689032">
            <text:p>0,04</text:p>
          </table:table-cell>
          <table:table-cell office:value-type="float" office:value="6059.5703125">
            <text:p>6059,57</text:p>
          </table:table-cell>
          <table:table-cell office:value-type="float" office:value="-0.00854187">
            <text:p>-0,01</text:p>
          </table:table-cell>
          <table:table-cell office:value-type="float" office:value="0.00401045">
            <text:p>0</text:p>
          </table:table-cell>
          <table:table-cell office:value-type="float" office:value="-1">
            <text:p>-1</text:p>
          </table:table-cell>
          <table:table-cell office:value-type="float" office:value="0.47167969">
            <text:p>0,47</text:p>
          </table:table-cell>
          <table:table-cell office:value-type="float" office:value="0.02563251">
            <text:p>0,03</text:p>
          </table:table-cell>
          <table:table-cell/>
          <table:table-cell office:value-type="float" office:value="0.429836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-0.04272388">
            <text:p>-0,04</text:p>
          </table:table-cell>
          <table:table-cell office:value-type="float" office:value="-0.03932803">
            <text:p>-0,04</text:p>
          </table:table-cell>
          <table:table-cell office:value-type="float" office:value="-0.12001047">
            <text:p>-0,12</text:p>
          </table:table-cell>
          <table:table-cell office:value-type="float" office:value="-0.06527637">
            <text:p>-0,07</text:p>
          </table:table-cell>
          <table:table-cell office:value-type="float" office:value="-0.43409371">
            <text:p>-0,43</text:p>
          </table:table-cell>
          <table:table-cell office:value-type="float" office:value="-0.07658654">
            <text:p>-0,08</text:p>
          </table:table-cell>
          <table:table-cell office:value-type="float" office:value="0.0377823">
            <text:p>0,04</text:p>
          </table:table-cell>
          <table:table-cell office:value-type="float" office:value="6103.515625">
            <text:p>6103,52</text:p>
          </table:table-cell>
          <table:table-cell office:value-type="float" office:value="-0.00782165">
            <text:p>-0,01</text:p>
          </table:table-cell>
          <table:table-cell office:value-type="float" office:value="0.00373213">
            <text:p>0</text:p>
          </table:table-cell>
          <table:table-cell office:value-type="float" office:value="0">
            <text:p>0</text:p>
          </table:table-cell>
          <table:table-cell office:value-type="float" office:value="0.47475585">
            <text:p>0,47</text:p>
          </table:table-cell>
          <table:table-cell office:value-type="float" office:value="0.10192194">
            <text:p>0,1</text:p>
          </table:table-cell>
          <table:table-cell/>
          <table:table-cell office:value-type="float" office:value="0.4340937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-0.04031987">
            <text:p>-0,04</text:p>
          </table:table-cell>
          <table:table-cell office:value-type="float" office:value="-0.03451931">
            <text:p>-0,03</text:p>
          </table:table-cell>
          <table:table-cell office:value-type="float" office:value="-0.11965419">
            <text:p>-0,12</text:p>
          </table:table-cell>
          <table:table-cell office:value-type="float" office:value="-0.06459252">
            <text:p>-0,06</text:p>
          </table:table-cell>
          <table:table-cell office:value-type="float" office:value="-0.43432003">
            <text:p>-0,43</text:p>
          </table:table-cell>
          <table:table-cell office:value-type="float" office:value="-0.06910046">
            <text:p>-0,07</text:p>
          </table:table-cell>
          <table:table-cell office:value-type="float" office:value="0.03793943">
            <text:p>0,04</text:p>
          </table:table-cell>
          <table:table-cell office:value-type="float" office:value="6000.9765625">
            <text:p>6000,98</text:p>
          </table:table-cell>
          <table:table-cell office:value-type="float" office:value="-0.00817261">
            <text:p>-0,01</text:p>
          </table:table-cell>
          <table:table-cell office:value-type="float" office:value="0.0039958">
            <text:p>0</text:p>
          </table:table-cell>
          <table:table-cell office:value-type="float" office:value="1">
            <text:p>1</text:p>
          </table:table-cell>
          <table:table-cell office:value-type="float" office:value="0.45937499">
            <text:p>0,46</text:p>
          </table:table-cell>
          <table:table-cell office:value-type="float" office:value="0.13270947">
            <text:p>0,13</text:p>
          </table:table-cell>
          <table:table-cell/>
          <table:table-cell office:value-type="float" office:value="0.43432003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117188">
            <text:p>0,45</text:p>
          </table:table-cell>
          <table:table-cell office:value-type="float" office:value="-0.03629141">
            <text:p>-0,04</text:p>
          </table:table-cell>
          <table:table-cell office:value-type="float" office:value="-0.03273487">
            <text:p>-0,03</text:p>
          </table:table-cell>
          <table:table-cell office:value-type="float" office:value="-0.11936107">
            <text:p>-0,12</text:p>
          </table:table-cell>
          <table:table-cell office:value-type="float" office:value="-0.06425319">
            <text:p>-0,06</text:p>
          </table:table-cell>
          <table:table-cell office:value-type="float" office:value="-0.45070043">
            <text:p>-0,45</text:p>
          </table:table-cell>
          <table:table-cell office:value-type="float" office:value="-0.06168463">
            <text:p>-0,06</text:p>
          </table:table-cell>
          <table:table-cell office:value-type="float" office:value="0.03747757">
            <text:p>0,04</text:p>
          </table:table-cell>
          <table:table-cell office:value-type="float" office:value="6137.6953125">
            <text:p>6137,7</text:p>
          </table:table-cell>
          <table:table-cell office:value-type="float" office:value="-0.00799561">
            <text:p>-0,01</text:p>
          </table:table-cell>
          <table:table-cell office:value-type="float" office:value="0.00376143">
            <text:p>0</text:p>
          </table:table-cell>
          <table:table-cell office:value-type="float" office:value="2">
            <text:p>2</text:p>
          </table:table-cell>
          <table:table-cell office:value-type="float" office:value="0.45117188">
            <text:p>0,45</text:p>
          </table:table-cell>
          <table:table-cell office:value-type="float" office:value="0.1118291">
            <text:p>0,11</text:p>
          </table:table-cell>
          <table:table-cell/>
          <table:table-cell office:value-type="float" office:value="0.45070043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02149">
            <text:p>0,47</text:p>
          </table:table-cell>
          <table:table-cell office:value-type="float" office:value="-0.03037695">
            <text:p>-0,03</text:p>
          </table:table-cell>
          <table:table-cell office:value-type="float" office:value="-0.03512919">
            <text:p>-0,04</text:p>
          </table:table-cell>
          <table:table-cell office:value-type="float" office:value="-0.11900731">
            <text:p>-0,12</text:p>
          </table:table-cell>
          <table:table-cell office:value-type="float" office:value="-0.06420138">
            <text:p>-0,06</text:p>
          </table:table-cell>
          <table:table-cell office:value-type="float" office:value="-0.45524693">
            <text:p>-0,46</text:p>
          </table:table-cell>
          <table:table-cell office:value-type="float" office:value="-0.0543682">
            <text:p>-0,05</text:p>
          </table:table-cell>
          <table:table-cell office:value-type="float" office:value="0.03677922">
            <text:p>0,04</text:p>
          </table:table-cell>
          <table:table-cell office:value-type="float" office:value="6127.9296875">
            <text:p>6127,93</text:p>
          </table:table-cell>
          <table:table-cell office:value-type="float" office:value="-0.00787048">
            <text:p>-0,01</text:p>
          </table:table-cell>
          <table:table-cell office:value-type="float" office:value="0.003029">
            <text:p>0</text:p>
          </table:table-cell>
          <table:table-cell office:value-type="float" office:value="3">
            <text:p>3</text:p>
          </table:table-cell>
          <table:table-cell office:value-type="float" office:value="0.47202149">
            <text:p>0,47</text:p>
          </table:table-cell>
          <table:table-cell office:value-type="float" office:value="0.09839349">
            <text:p>0,1</text:p>
          </table:table-cell>
          <table:table-cell/>
          <table:table-cell office:value-type="float" office:value="0.45524693">
            <text:p>0,4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2492268">
            <text:p>-0,02</text:p>
          </table:table-cell>
          <table:table-cell office:value-type="float" office:value="-0.03293063">
            <text:p>-0,03</text:p>
          </table:table-cell>
          <table:table-cell office:value-type="float" office:value="-0.11856764">
            <text:p>-0,12</text:p>
          </table:table-cell>
          <table:table-cell office:value-type="float" office:value="-0.0635253">
            <text:p>-0,06</text:p>
          </table:table-cell>
          <table:table-cell office:value-type="float" office:value="-0.4509016">
            <text:p>-0,45</text:p>
          </table:table-cell>
          <table:table-cell office:value-type="float" office:value="-0.04669391">
            <text:p>-0,05</text:p>
          </table:table-cell>
          <table:table-cell office:value-type="float" office:value="0.03593643">
            <text:p>0,04</text:p>
          </table:table-cell>
          <table:table-cell office:value-type="float" office:value="5878.90625">
            <text:p>5878,91</text:p>
          </table:table-cell>
          <table:table-cell office:value-type="float" office:value="-0.00709228">
            <text:p>-0,01</text:p>
          </table:table-cell>
          <table:table-cell office:value-type="float" office:value="0.00335127">
            <text:p>0</text:p>
          </table:table-cell>
          <table:table-cell office:value-type="float" office:value="4">
            <text:p>4</text:p>
          </table:table-cell>
          <table:table-cell office:value-type="float" office:value="0.4600586">
            <text:p>0,46</text:p>
          </table:table-cell>
          <table:table-cell office:value-type="float" office:value="0.10714203">
            <text:p>0,11</text:p>
          </table:table-cell>
          <table:table-cell/>
          <table:table-cell office:value-type="float" office:value="0.4509016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031251">
            <text:p>0,47</text:p>
          </table:table-cell>
          <table:table-cell office:value-type="float" office:value="-0.01830161">
            <text:p>-0,02</text:p>
          </table:table-cell>
          <table:table-cell office:value-type="float" office:value="-0.0336158">
            <text:p>-0,03</text:p>
          </table:table-cell>
          <table:table-cell office:value-type="float" office:value="-0.1183377">
            <text:p>-0,12</text:p>
          </table:table-cell>
          <table:table-cell office:value-type="float" office:value="-0.06244254">
            <text:p>-0,06</text:p>
          </table:table-cell>
          <table:table-cell office:value-type="float" office:value="-0.44746408">
            <text:p>-0,45</text:p>
          </table:table-cell>
          <table:table-cell office:value-type="float" office:value="-0.03951268">
            <text:p>-0,04</text:p>
          </table:table-cell>
          <table:table-cell office:value-type="float" office:value="0.03467623">
            <text:p>0,03</text:p>
          </table:table-cell>
          <table:table-cell office:value-type="float" office:value="6079.1015625">
            <text:p>6079,1</text:p>
          </table:table-cell>
          <table:table-cell office:value-type="float" office:value="-0.00789795">
            <text:p>-0,01</text:p>
          </table:table-cell>
          <table:table-cell office:value-type="float" office:value="0.00268477">
            <text:p>0</text:p>
          </table:table-cell>
          <table:table-cell office:value-type="float" office:value="5">
            <text:p>5</text:p>
          </table:table-cell>
          <table:table-cell office:value-type="float" office:value="0.47031251">
            <text:p>0,47</text:p>
          </table:table-cell>
          <table:table-cell office:value-type="float" office:value="0.11352826">
            <text:p>0,11</text:p>
          </table:table-cell>
          <table:table-cell/>
          <table:table-cell office:value-type="float" office:value="0.44746408">
            <text:p>0,4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8159179">
            <text:p>0,48</text:p>
          </table:table-cell>
          <table:table-cell office:value-type="float" office:value="-0.01292781">
            <text:p>-0,01</text:p>
          </table:table-cell>
          <table:table-cell office:value-type="float" office:value="-0.03316153">
            <text:p>-0,03</text:p>
          </table:table-cell>
          <table:table-cell office:value-type="float" office:value="-0.11871672">
            <text:p>-0,12</text:p>
          </table:table-cell>
          <table:table-cell office:value-type="float" office:value="-0.06218869">
            <text:p>-0,06</text:p>
          </table:table-cell>
          <table:table-cell office:value-type="float" office:value="-0.44423527">
            <text:p>-0,44</text:p>
          </table:table-cell>
          <table:table-cell office:value-type="float" office:value="-0.03195502">
            <text:p>-0,03</text:p>
          </table:table-cell>
          <table:table-cell office:value-type="float" office:value="0.03324303">
            <text:p>0,03</text:p>
          </table:table-cell>
          <table:table-cell office:value-type="float" office:value="6030.2734375">
            <text:p>6030,27</text:p>
          </table:table-cell>
          <table:table-cell office:value-type="float" office:value="-0.0080719">
            <text:p>-0,01</text:p>
          </table:table-cell>
          <table:table-cell office:value-type="float" office:value="0.00392988">
            <text:p>0</text:p>
          </table:table-cell>
          <table:table-cell office:value-type="float" office:value="6">
            <text:p>6</text:p>
          </table:table-cell>
          <table:table-cell office:value-type="float" office:value="0.48159179">
            <text:p>0,48</text:p>
          </table:table-cell>
          <table:table-cell office:value-type="float" office:value="0.12286987">
            <text:p>0,12</text:p>
          </table:table-cell>
          <table:table-cell/>
          <table:table-cell office:value-type="float" office:value="0.44423527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3579102">
            <text:p>0,44</text:p>
          </table:table-cell>
          <table:table-cell office:value-type="float" office:value="-0.01070234">
            <text:p>-0,01</text:p>
          </table:table-cell>
          <table:table-cell office:value-type="float" office:value="-0.03043091">
            <text:p>-0,03</text:p>
          </table:table-cell>
          <table:table-cell office:value-type="float" office:value="-0.11842361">
            <text:p>-0,12</text:p>
          </table:table-cell>
          <table:table-cell office:value-type="float" office:value="-0.06130539">
            <text:p>-0,06</text:p>
          </table:table-cell>
          <table:table-cell office:value-type="float" office:value="-0.44352111">
            <text:p>-0,44</text:p>
          </table:table-cell>
          <table:table-cell office:value-type="float" office:value="-0.02411107">
            <text:p>-0,02</text:p>
          </table:table-cell>
          <table:table-cell office:value-type="float" office:value="0.03157334">
            <text:p>0,03</text:p>
          </table:table-cell>
          <table:table-cell office:value-type="float" office:value="5917.96875">
            <text:p>5917,97</text:p>
          </table:table-cell>
          <table:table-cell office:value-type="float" office:value="-0.0072052">
            <text:p>-0,01</text:p>
          </table:table-cell>
          <table:table-cell office:value-type="float" office:value="0.00316084">
            <text:p>0</text:p>
          </table:table-cell>
          <table:table-cell office:value-type="float" office:value="7">
            <text:p>7</text:p>
          </table:table-cell>
          <table:table-cell office:value-type="float" office:value="0.43579102">
            <text:p>0,44</text:p>
          </table:table-cell>
          <table:table-cell office:value-type="float" office:value="0.13199878">
            <text:p>0,13</text:p>
          </table:table-cell>
          <table:table-cell/>
          <table:table-cell office:value-type="float" office:value="0.4435211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00586">
            <text:p>0,46</text:p>
          </table:table-cell>
          <table:table-cell office:value-type="float" office:value="-0.00816003">
            <text:p>-0,01</text:p>
          </table:table-cell>
          <table:table-cell office:value-type="float" office:value="-0.0271381">
            <text:p>-0,03</text:p>
          </table:table-cell>
          <table:table-cell office:value-type="float" office:value="-0.11856006">
            <text:p>-0,12</text:p>
          </table:table-cell>
          <table:table-cell office:value-type="float" office:value="-0.06064485">
            <text:p>-0,06</text:p>
          </table:table-cell>
          <table:table-cell office:value-type="float" office:value="-0.44156221">
            <text:p>-0,44</text:p>
          </table:table-cell>
          <table:table-cell office:value-type="float" office:value="-0.0166515">
            <text:p>-0,02</text:p>
          </table:table-cell>
          <table:table-cell office:value-type="float" office:value="0.02972112">
            <text:p>0,03</text:p>
          </table:table-cell>
          <table:table-cell office:value-type="float" office:value="6264.6484375">
            <text:p>6264,65</text:p>
          </table:table-cell>
          <table:table-cell office:value-type="float" office:value="-0.00812683">
            <text:p>-0,01</text:p>
          </table:table-cell>
          <table:table-cell office:value-type="float" office:value="0.0032707">
            <text:p>0</text:p>
          </table:table-cell>
          <table:table-cell office:value-type="float" office:value="8">
            <text:p>8</text:p>
          </table:table-cell>
          <table:table-cell office:value-type="float" office:value="0.4600586">
            <text:p>0,46</text:p>
          </table:table-cell>
          <table:table-cell office:value-type="float" office:value="0.14041699">
            <text:p>0,14</text:p>
          </table:table-cell>
          <table:table-cell/>
          <table:table-cell office:value-type="float" office:value="0.4415622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381837">
            <text:p>0,46</text:p>
          </table:table-cell>
          <table:table-cell office:value-type="float" office:value="-0.00660598">
            <text:p>-0,01</text:p>
          </table:table-cell>
          <table:table-cell office:value-type="float" office:value="-0.02378756">
            <text:p>-0,02</text:p>
          </table:table-cell>
          <table:table-cell office:value-type="float" office:value="-0.1187142">
            <text:p>-0,12</text:p>
          </table:table-cell>
          <table:table-cell office:value-type="float" office:value="-0.06002576">
            <text:p>-0,06</text:p>
          </table:table-cell>
          <table:table-cell office:value-type="float" office:value="-0.43963096">
            <text:p>-0,44</text:p>
          </table:table-cell>
          <table:table-cell office:value-type="float" office:value="-0.00923169">
            <text:p>-0,01</text:p>
          </table:table-cell>
          <table:table-cell office:value-type="float" office:value="0.02739435">
            <text:p>0,03</text:p>
          </table:table-cell>
          <table:table-cell office:value-type="float" office:value="6220.703125">
            <text:p>6220,7</text:p>
          </table:table-cell>
          <table:table-cell office:value-type="float" office:value="-0.00801392">
            <text:p>-0,01</text:p>
          </table:table-cell>
          <table:table-cell office:value-type="float" office:value="0.003029">
            <text:p>0</text:p>
          </table:table-cell>
          <table:table-cell office:value-type="float" office:value="9">
            <text:p>9</text:p>
          </table:table-cell>
          <table:table-cell office:value-type="float" office:value="0.46381837">
            <text:p>0,46</text:p>
          </table:table-cell>
          <table:table-cell office:value-type="float" office:value="0.14913049">
            <text:p>0,15</text:p>
          </table:table-cell>
          <table:table-cell/>
          <table:table-cell office:value-type="float" office:value="0.4396309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79296">
            <text:p>0,46</text:p>
          </table:table-cell>
          <table:table-cell office:value-type="float" office:value="-0.00521538">
            <text:p>-0,01</text:p>
          </table:table-cell>
          <table:table-cell office:value-type="float" office:value="-0.02050478">
            <text:p>-0,02</text:p>
          </table:table-cell>
          <table:table-cell office:value-type="float" office:value="-0.11883043">
            <text:p>-0,12</text:p>
          </table:table-cell>
          <table:table-cell office:value-type="float" office:value="-0.06061118">
            <text:p>-0,06</text:p>
          </table:table-cell>
          <table:table-cell office:value-type="float" office:value="-0.4357383">
            <text:p>-0,44</text:p>
          </table:table-cell>
          <table:table-cell office:value-type="float" office:value="-0.00155341">
            <text:p>0</text:p>
          </table:table-cell>
          <table:table-cell office:value-type="float" office:value="0.02487712">
            <text:p>0,02</text:p>
          </table:table-cell>
          <table:table-cell office:value-type="float" office:value="6269.53125">
            <text:p>6269,53</text:p>
          </table:table-cell>
          <table:table-cell office:value-type="float" office:value="-0.00831909">
            <text:p>-0,01</text:p>
          </table:table-cell>
          <table:table-cell office:value-type="float" office:value="0.00346113">
            <text:p>0</text:p>
          </table:table-cell>
          <table:table-cell office:value-type="float" office:value="10">
            <text:p>10</text:p>
          </table:table-cell>
          <table:table-cell office:value-type="float" office:value="0.46279296">
            <text:p>0,46</text:p>
          </table:table-cell>
          <table:table-cell office:value-type="float" office:value="0.15824689">
            <text:p>0,16</text:p>
          </table:table-cell>
          <table:table-cell/>
          <table:table-cell office:value-type="float" office:value="0.4357383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552736">
            <text:p>0,47</text:p>
          </table:table-cell>
          <table:table-cell office:value-type="float" office:value="-0.00246687">
            <text:p>0</text:p>
          </table:table-cell>
          <table:table-cell office:value-type="float" office:value="-0.01727472">
            <text:p>-0,02</text:p>
          </table:table-cell>
          <table:table-cell office:value-type="float" office:value="-0.11916651">
            <text:p>-0,12</text:p>
          </table:table-cell>
          <table:table-cell office:value-type="float" office:value="-0.06112666">
            <text:p>-0,06</text:p>
          </table:table-cell>
          <table:table-cell office:value-type="float" office:value="-0.43225801">
            <text:p>-0,43</text:p>
          </table:table-cell>
          <table:table-cell office:value-type="float" office:value="0.00649068">
            <text:p>0,01</text:p>
          </table:table-cell>
          <table:table-cell office:value-type="float" office:value="0.02218688">
            <text:p>0,02</text:p>
          </table:table-cell>
          <table:table-cell office:value-type="float" office:value="6284.1796875">
            <text:p>6284,18</text:p>
          </table:table-cell>
          <table:table-cell office:value-type="float" office:value="-0.00849609">
            <text:p>-0,01</text:p>
          </table:table-cell>
          <table:table-cell office:value-type="float" office:value="0.00289717">
            <text:p>0</text:p>
          </table:table-cell>
          <table:table-cell office:value-type="float" office:value="11">
            <text:p>11</text:p>
          </table:table-cell>
          <table:table-cell office:value-type="float" office:value="0.46552736">
            <text:p>0,47</text:p>
          </table:table-cell>
          <table:table-cell office:value-type="float" office:value="0.16741082">
            <text:p>0,17</text:p>
          </table:table-cell>
          <table:table-cell/>
          <table:table-cell office:value-type="float" office:value="0.43225801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98243">
            <text:p>0,46</text:p>
          </table:table-cell>
          <table:table-cell office:value-type="float" office:value="0.00052305">
            <text:p>0</text:p>
          </table:table-cell>
          <table:table-cell office:value-type="float" office:value="-0.01402206">
            <text:p>-0,01</text:p>
          </table:table-cell>
          <table:table-cell office:value-type="float" office:value="-0.11965419">
            <text:p>-0,12</text:p>
          </table:table-cell>
          <table:table-cell office:value-type="float" office:value="-0.06134165">
            <text:p>-0,06</text:p>
          </table:table-cell>
          <table:table-cell office:value-type="float" office:value="-0.42831254">
            <text:p>-0,43</text:p>
          </table:table-cell>
          <table:table-cell office:value-type="float" office:value="0.01401255">
            <text:p>0,01</text:p>
          </table:table-cell>
          <table:table-cell office:value-type="float" office:value="0.01873799">
            <text:p>0,02</text:p>
          </table:table-cell>
          <table:table-cell office:value-type="float" office:value="5986.328125">
            <text:p>5986,33</text:p>
          </table:table-cell>
          <table:table-cell office:value-type="float" office:value="-0.00772095">
            <text:p>-0,01</text:p>
          </table:table-cell>
          <table:table-cell office:value-type="float" office:value="0.00339521">
            <text:p>0</text:p>
          </table:table-cell>
          <table:table-cell office:value-type="float" office:value="12">
            <text:p>12</text:p>
          </table:table-cell>
          <table:table-cell office:value-type="float" office:value="0.45698243">
            <text:p>0,46</text:p>
          </table:table-cell>
          <table:table-cell office:value-type="float" office:value="0.17553376">
            <text:p>0,18</text:p>
          </table:table-cell>
          <table:table-cell/>
          <table:table-cell office:value-type="float" office:value="0.4283125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561522">
            <text:p>0,46</text:p>
          </table:table-cell>
          <table:table-cell office:value-type="float" office:value="0.002404">
            <text:p>0</text:p>
          </table:table-cell>
          <table:table-cell office:value-type="float" office:value="-0.01119606">
            <text:p>-0,01</text:p>
          </table:table-cell>
          <table:table-cell office:value-type="float" office:value="-0.11993467">
            <text:p>-0,12</text:p>
          </table:table-cell>
          <table:table-cell office:value-type="float" office:value="-0.06166803">
            <text:p>-0,06</text:p>
          </table:table-cell>
          <table:table-cell office:value-type="float" office:value="-0.42524967">
            <text:p>-0,43</text:p>
          </table:table-cell>
          <table:table-cell office:value-type="float" office:value="0.02166431">
            <text:p>0,02</text:p>
          </table:table-cell>
          <table:table-cell office:value-type="float" office:value="0.01544305">
            <text:p>0,02</text:p>
          </table:table-cell>
          <table:table-cell office:value-type="float" office:value="6386.71875">
            <text:p>6386,72</text:p>
          </table:table-cell>
          <table:table-cell office:value-type="float" office:value="-0.0087616">
            <text:p>-0,01</text:p>
          </table:table-cell>
          <table:table-cell office:value-type="float" office:value="0.0042375">
            <text:p>0</text:p>
          </table:table-cell>
          <table:table-cell office:value-type="float" office:value="13">
            <text:p>13</text:p>
          </table:table-cell>
          <table:table-cell office:value-type="float" office:value="0.45561522">
            <text:p>0,46</text:p>
          </table:table-cell>
          <table:table-cell office:value-type="float" office:value="0.18447247">
            <text:p>0,18</text:p>
          </table:table-cell>
          <table:table-cell/>
          <table:table-cell office:value-type="float" office:value="0.42524967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851563">
            <text:p>0,48</text:p>
          </table:table-cell>
          <table:table-cell office:value-type="float" office:value="0.0046521">
            <text:p>0</text:p>
          </table:table-cell>
          <table:table-cell office:value-type="float" office:value="-0.00888457">
            <text:p>-0,01</text:p>
          </table:table-cell>
          <table:table-cell office:value-type="float" office:value="-0.12027074">
            <text:p>-0,12</text:p>
          </table:table-cell>
          <table:table-cell office:value-type="float" office:value="-0.06163695">
            <text:p>-0,06</text:p>
          </table:table-cell>
          <table:table-cell office:value-type="float" office:value="-0.42129415">
            <text:p>-0,42</text:p>
          </table:table-cell>
          <table:table-cell office:value-type="float" office:value="0.02915304">
            <text:p>0,03</text:p>
          </table:table-cell>
          <table:table-cell office:value-type="float" office:value="0.01200685">
            <text:p>0,01</text:p>
          </table:table-cell>
          <table:table-cell office:value-type="float" office:value="6181.640625">
            <text:p>6181,64</text:p>
          </table:table-cell>
          <table:table-cell office:value-type="float" office:value="-0.00749512">
            <text:p>-0,01</text:p>
          </table:table-cell>
          <table:table-cell office:value-type="float" office:value="0.00261885">
            <text:p>0</text:p>
          </table:table-cell>
          <table:table-cell office:value-type="float" office:value="14">
            <text:p>14</text:p>
          </table:table-cell>
          <table:table-cell office:value-type="float" office:value="0.47851563">
            <text:p>0,48</text:p>
          </table:table-cell>
          <table:table-cell office:value-type="float" office:value="0.19225506">
            <text:p>0,19</text:p>
          </table:table-cell>
          <table:table-cell/>
          <table:table-cell office:value-type="float" office:value="0.421294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458984">
            <text:p>0,45</text:p>
          </table:table-cell>
          <table:table-cell office:value-type="float" office:value="0.00756658">
            <text:p>0,01</text:p>
          </table:table-cell>
          <table:table-cell office:value-type="float" office:value="-0.00635724">
            <text:p>-0,01</text:p>
          </table:table-cell>
          <table:table-cell office:value-type="float" office:value="-0.1207559">
            <text:p>-0,12</text:p>
          </table:table-cell>
          <table:table-cell office:value-type="float" office:value="-0.06161105">
            <text:p>-0,06</text:p>
          </table:table-cell>
          <table:table-cell office:value-type="float" office:value="-0.4172883">
            <text:p>-0,42</text:p>
          </table:table-cell>
          <table:table-cell office:value-type="float" office:value="0.0368724">
            <text:p>0,04</text:p>
          </table:table-cell>
          <table:table-cell office:value-type="float" office:value="0.00799452">
            <text:p>0,01</text:p>
          </table:table-cell>
          <table:table-cell office:value-type="float" office:value="6074.21875">
            <text:p>6074,22</text:p>
          </table:table-cell>
          <table:table-cell office:value-type="float" office:value="-0.00840759">
            <text:p>-0,01</text:p>
          </table:table-cell>
          <table:table-cell office:value-type="float" office:value="0.00371016">
            <text:p>0</text:p>
          </table:table-cell>
          <table:table-cell office:value-type="float" office:value="15">
            <text:p>15</text:p>
          </table:table-cell>
          <table:table-cell office:value-type="float" office:value="0.45458984">
            <text:p>0,45</text:p>
          </table:table-cell>
          <table:table-cell office:value-type="float" office:value="0.20147656">
            <text:p>0,2</text:p>
          </table:table-cell>
          <table:table-cell/>
          <table:table-cell office:value-type="float" office:value="0.417288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322266">
            <text:p>0,45</text:p>
          </table:table-cell>
          <table:table-cell office:value-type="float" office:value="0.01020947">
            <text:p>0,01</text:p>
          </table:table-cell>
          <table:table-cell office:value-type="float" office:value="-0.00355383">
            <text:p>0</text:p>
          </table:table-cell>
          <table:table-cell office:value-type="float" office:value="-0.12164787">
            <text:p>-0,12</text:p>
          </table:table-cell>
          <table:table-cell office:value-type="float" office:value="-0.06131575">
            <text:p>-0,06</text:p>
          </table:table-cell>
          <table:table-cell office:value-type="float" office:value="-0.41275689">
            <text:p>-0,41</text:p>
          </table:table-cell>
          <table:table-cell office:value-type="float" office:value="0.04435318">
            <text:p>0,04</text:p>
          </table:table-cell>
          <table:table-cell office:value-type="float" office:value="0.00360126">
            <text:p>0</text:p>
          </table:table-cell>
          <table:table-cell office:value-type="float" office:value="6123.046875">
            <text:p>6123,05</text:p>
          </table:table-cell>
          <table:table-cell office:value-type="float" office:value="-0.0088562">
            <text:p>-0,01</text:p>
          </table:table-cell>
          <table:table-cell office:value-type="float" office:value="0.0035417">
            <text:p>0</text:p>
          </table:table-cell>
          <table:table-cell office:value-type="float" office:value="16">
            <text:p>16</text:p>
          </table:table-cell>
          <table:table-cell office:value-type="float" office:value="0.45322266">
            <text:p>0,45</text:p>
          </table:table-cell>
          <table:table-cell office:value-type="float" office:value="0.20878869">
            <text:p>0,21</text:p>
          </table:table-cell>
          <table:table-cell/>
          <table:table-cell office:value-type="float" office:value="0.4127568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70507">
            <text:p>0,47</text:p>
          </table:table-cell>
          <table:table-cell office:value-type="float" office:value="0.01194458">
            <text:p>0,01</text:p>
          </table:table-cell>
          <table:table-cell office:value-type="float" office:value="-0.00020078">
            <text:p>0</text:p>
          </table:table-cell>
          <table:table-cell office:value-type="float" office:value="-0.12243373">
            <text:p>-0,12</text:p>
          </table:table-cell>
          <table:table-cell office:value-type="float" office:value="-0.06253839">
            <text:p>-0,06</text:p>
          </table:table-cell>
          <table:table-cell office:value-type="float" office:value="-0.40698829">
            <text:p>-0,41</text:p>
          </table:table-cell>
          <table:table-cell office:value-type="float" office:value="0.05190554">
            <text:p>0,05</text:p>
          </table:table-cell>
          <table:table-cell office:value-type="float" office:value="-0.00093166">
            <text:p>0</text:p>
          </table:table-cell>
          <table:table-cell office:value-type="float" office:value="6474.609375">
            <text:p>6474,61</text:p>
          </table:table-cell>
          <table:table-cell office:value-type="float" office:value="-0.00820007">
            <text:p>-0,01</text:p>
          </table:table-cell>
          <table:table-cell office:value-type="float" office:value="0.00318281">
            <text:p>0</text:p>
          </table:table-cell>
          <table:table-cell office:value-type="float" office:value="17">
            <text:p>17</text:p>
          </table:table-cell>
          <table:table-cell office:value-type="float" office:value="0.47270507">
            <text:p>0,47</text:p>
          </table:table-cell>
          <table:table-cell office:value-type="float" office:value="0.21778747">
            <text:p>0,22</text:p>
          </table:table-cell>
          <table:table-cell/>
          <table:table-cell office:value-type="float" office:value="0.4069882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484375">
            <text:p>0,46</text:p>
          </table:table-cell>
          <table:table-cell office:value-type="float" office:value="0.01436367">
            <text:p>0,01</text:p>
          </table:table-cell>
          <table:table-cell office:value-type="float" office:value="0.00275572">
            <text:p>0</text:p>
          </table:table-cell>
          <table:table-cell office:value-type="float" office:value="-0.12331054">
            <text:p>-0,12</text:p>
          </table:table-cell>
          <table:table-cell office:value-type="float" office:value="-0.06315748">
            <text:p>-0,06</text:p>
          </table:table-cell>
          <table:table-cell office:value-type="float" office:value="-0.40152901">
            <text:p>-0,4</text:p>
          </table:table-cell>
          <table:table-cell office:value-type="float" office:value="0.05958513">
            <text:p>0,06</text:p>
          </table:table-cell>
          <table:table-cell office:value-type="float" office:value="-0.00549633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0862427">
            <text:p>-0,01</text:p>
          </table:table-cell>
          <table:table-cell office:value-type="float" office:value="0.00409834">
            <text:p>0</text:p>
          </table:table-cell>
          <table:table-cell office:value-type="float" office:value="18">
            <text:p>18</text:p>
          </table:table-cell>
          <table:table-cell office:value-type="float" office:value="0.46484375">
            <text:p>0,46</text:p>
          </table:table-cell>
          <table:table-cell office:value-type="float" office:value="0.22588037">
            <text:p>0,23</text:p>
          </table:table-cell>
          <table:table-cell/>
          <table:table-cell office:value-type="float" office:value="0.40152901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980469">
            <text:p>0,45</text:p>
          </table:table-cell>
          <table:table-cell office:value-type="float" office:value="0.01647598">
            <text:p>0,02</text:p>
          </table:table-cell>
          <table:table-cell office:value-type="float" office:value="0.00530313">
            <text:p>0,01</text:p>
          </table:table-cell>
          <table:table-cell office:value-type="float" office:value="-0.12397258">
            <text:p>-0,12</text:p>
          </table:table-cell>
          <table:table-cell office:value-type="float" office:value="-0.06370404">
            <text:p>-0,06</text:p>
          </table:table-cell>
          <table:table-cell office:value-type="float" office:value="-0.3952449">
            <text:p>-0,4</text:p>
          </table:table-cell>
          <table:table-cell office:value-type="float" office:value="0.06725413">
            <text:p>0,07</text:p>
          </table:table-cell>
          <table:table-cell office:value-type="float" office:value="-0.01037843">
            <text:p>-0,01</text:p>
          </table:table-cell>
          <table:table-cell office:value-type="float" office:value="6127.9296875">
            <text:p>6127,93</text:p>
          </table:table-cell>
          <table:table-cell office:value-type="float" office:value="-0.00789185">
            <text:p>-0,01</text:p>
          </table:table-cell>
          <table:table-cell office:value-type="float" office:value="0.00408369">
            <text:p>0</text:p>
          </table:table-cell>
          <table:table-cell office:value-type="float" office:value="19">
            <text:p>19</text:p>
          </table:table-cell>
          <table:table-cell office:value-type="float" office:value="0.44980469">
            <text:p>0,45</text:p>
          </table:table-cell>
          <table:table-cell office:value-type="float" office:value="0.23381811">
            <text:p>0,23</text:p>
          </table:table-cell>
          <table:table-cell/>
          <table:table-cell office:value-type="float" office:value="0.3952449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29883">
            <text:p>0,46</text:p>
          </table:table-cell>
          <table:table-cell office:value-type="float" office:value="0.01805769">
            <text:p>0,02</text:p>
          </table:table-cell>
          <table:table-cell office:value-type="float" office:value="0.00848552">
            <text:p>0,01</text:p>
          </table:table-cell>
          <table:table-cell office:value-type="float" office:value="-0.12445015">
            <text:p>-0,12</text:p>
          </table:table-cell>
          <table:table-cell office:value-type="float" office:value="-0.06415217">
            <text:p>-0,06</text:p>
          </table:table-cell>
          <table:table-cell office:value-type="float" office:value="-0.3893581">
            <text:p>-0,39</text:p>
          </table:table-cell>
          <table:table-cell office:value-type="float" office:value="0.0741146">
            <text:p>0,07</text:p>
          </table:table-cell>
          <table:table-cell office:value-type="float" office:value="-0.01555415">
            <text:p>-0,02</text:p>
          </table:table-cell>
          <table:table-cell office:value-type="float" office:value="6459.9609375">
            <text:p>6459,96</text:p>
          </table:table-cell>
          <table:table-cell office:value-type="float" office:value="-0.00847778">
            <text:p>-0,01</text:p>
          </table:table-cell>
          <table:table-cell office:value-type="float" office:value="0.00373945">
            <text:p>0</text:p>
          </table:table-cell>
          <table:table-cell office:value-type="float" office:value="20">
            <text:p>20</text:p>
          </table:table-cell>
          <table:table-cell office:value-type="float" office:value="0.45629883">
            <text:p>0,46</text:p>
          </table:table-cell>
          <table:table-cell office:value-type="float" office:value="0.24278937">
            <text:p>0,24</text:p>
          </table:table-cell>
          <table:table-cell/>
          <table:table-cell office:value-type="float" office:value="0.389358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9389648">
            <text:p>0,49</text:p>
          </table:table-cell>
          <table:table-cell office:value-type="float" office:value="0.01965701">
            <text:p>0,02</text:p>
          </table:table-cell>
          <table:table-cell office:value-type="float" office:value="0.01119355">
            <text:p>0,01</text:p>
          </table:table-cell>
          <table:table-cell office:value-type="float" office:value="-0.12479634">
            <text:p>-0,12</text:p>
          </table:table-cell>
          <table:table-cell office:value-type="float" office:value="-0.06411331">
            <text:p>-0,06</text:p>
          </table:table-cell>
          <table:table-cell office:value-type="float" office:value="-0.38467333">
            <text:p>-0,38</text:p>
          </table:table-cell>
          <table:table-cell office:value-type="float" office:value="0.08067288">
            <text:p>0,08</text:p>
          </table:table-cell>
          <table:table-cell office:value-type="float" office:value="-0.02035848">
            <text:p>-0,02</text:p>
          </table:table-cell>
          <table:table-cell office:value-type="float" office:value="6186.5234375">
            <text:p>6186,52</text:p>
          </table:table-cell>
          <table:table-cell office:value-type="float" office:value="-0.00777893">
            <text:p>-0,01</text:p>
          </table:table-cell>
          <table:table-cell office:value-type="float" office:value="0.00371748">
            <text:p>0</text:p>
          </table:table-cell>
          <table:table-cell office:value-type="float" office:value="21">
            <text:p>21</text:p>
          </table:table-cell>
          <table:table-cell office:value-type="float" office:value="0.49389648">
            <text:p>0,49</text:p>
          </table:table-cell>
          <table:table-cell office:value-type="float" office:value="0.25069958">
            <text:p>0,25</text:p>
          </table:table-cell>
          <table:table-cell/>
          <table:table-cell office:value-type="float" office:value="0.38467333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7168">
            <text:p>0,46</text:p>
          </table:table-cell>
          <table:table-cell office:value-type="float" office:value="0.02308196">
            <text:p>0,02</text:p>
          </table:table-cell>
          <table:table-cell office:value-type="float" office:value="0.01334442">
            <text:p>0,01</text:p>
          </table:table-cell>
          <table:table-cell office:value-type="float" office:value="-0.12599154">
            <text:p>-0,13</text:p>
          </table:table-cell>
          <table:table-cell office:value-type="float" office:value="-0.06462102">
            <text:p>-0,06</text:p>
          </table:table-cell>
          <table:table-cell office:value-type="float" office:value="-0.37795669">
            <text:p>-0,38</text:p>
          </table:table-cell>
          <table:table-cell office:value-type="float" office:value="0.0877759">
            <text:p>0,09</text:p>
          </table:table-cell>
          <table:table-cell office:value-type="float" office:value="-0.02618494">
            <text:p>-0,03</text:p>
          </table:table-cell>
          <table:table-cell office:value-type="float" office:value="6074.21875">
            <text:p>6074,22</text:p>
          </table:table-cell>
          <table:table-cell office:value-type="float" office:value="-0.00816345">
            <text:p>-0,01</text:p>
          </table:table-cell>
          <table:table-cell office:value-type="float" office:value="0.00346846">
            <text:p>0</text:p>
          </table:table-cell>
          <table:table-cell office:value-type="float" office:value="22">
            <text:p>22</text:p>
          </table:table-cell>
          <table:table-cell office:value-type="float" office:value="0.4597168">
            <text:p>0,46</text:p>
          </table:table-cell>
          <table:table-cell office:value-type="float" office:value="0.25809181">
            <text:p>0,26</text:p>
          </table:table-cell>
          <table:table-cell/>
          <table:table-cell office:value-type="float" office:value="0.3779566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373047">
            <text:p>0,47</text:p>
          </table:table-cell>
          <table:table-cell office:value-type="float" office:value="0.02571479">
            <text:p>0,03</text:p>
          </table:table-cell>
          <table:table-cell office:value-type="float" office:value="0.01623065">
            <text:p>0,02</text:p>
          </table:table-cell>
          <table:table-cell office:value-type="float" office:value="-0.12729539">
            <text:p>-0,13</text:p>
          </table:table-cell>
          <table:table-cell office:value-type="float" office:value="-0.06513908">
            <text:p>-0,07</text:p>
          </table:table-cell>
          <table:table-cell office:value-type="float" office:value="-0.37059882">
            <text:p>-0,37</text:p>
          </table:table-cell>
          <table:table-cell office:value-type="float" office:value="0.09515727">
            <text:p>0,1</text:p>
          </table:table-cell>
          <table:table-cell office:value-type="float" office:value="-0.03244786">
            <text:p>-0,03</text:p>
          </table:table-cell>
          <table:table-cell office:value-type="float" office:value="6259.765625">
            <text:p>6259,77</text:p>
          </table:table-cell>
          <table:table-cell office:value-type="float" office:value="-0.0080658">
            <text:p>-0,01</text:p>
          </table:table-cell>
          <table:table-cell office:value-type="float" office:value="0.00340986">
            <text:p>0</text:p>
          </table:table-cell>
          <table:table-cell office:value-type="float" office:value="23">
            <text:p>23</text:p>
          </table:table-cell>
          <table:table-cell office:value-type="float" office:value="0.47373047">
            <text:p>0,47</text:p>
          </table:table-cell>
          <table:table-cell office:value-type="float" office:value="0.2653864">
            <text:p>0,27</text:p>
          </table:table-cell>
          <table:table-cell/>
          <table:table-cell office:value-type="float" office:value="0.37059882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749025">
            <text:p>0,48</text:p>
          </table:table-cell>
          <table:table-cell office:value-type="float" office:value="0.02878769">
            <text:p>0,03</text:p>
          </table:table-cell>
          <table:table-cell office:value-type="float" office:value="0.01870528">
            <text:p>0,02</text:p>
          </table:table-cell>
          <table:table-cell office:value-type="float" office:value="-0.12873571">
            <text:p>-0,13</text:p>
          </table:table-cell>
          <table:table-cell office:value-type="float" office:value="-0.06523751">
            <text:p>-0,07</text:p>
          </table:table-cell>
          <table:table-cell office:value-type="float" office:value="-0.36277324">
            <text:p>-0,36</text:p>
          </table:table-cell>
          <table:table-cell office:value-type="float" office:value="0.10237959">
            <text:p>0,1</text:p>
          </table:table-cell>
          <table:table-cell office:value-type="float" office:value="-0.03903139">
            <text:p>-0,04</text:p>
          </table:table-cell>
          <table:table-cell office:value-type="float" office:value="6430.6640625">
            <text:p>6430,66</text:p>
          </table:table-cell>
          <table:table-cell office:value-type="float" office:value="-0.00874634">
            <text:p>-0,01</text:p>
          </table:table-cell>
          <table:table-cell office:value-type="float" office:value="0.0039958">
            <text:p>0</text:p>
          </table:table-cell>
          <table:table-cell office:value-type="float" office:value="24">
            <text:p>24</text:p>
          </table:table-cell>
          <table:table-cell office:value-type="float" office:value="0.47749025">
            <text:p>0,48</text:p>
          </table:table-cell>
          <table:table-cell office:value-type="float" office:value="0.27267352">
            <text:p>0,27</text:p>
          </table:table-cell>
          <table:table-cell/>
          <table:table-cell office:value-type="float" office:value="0.3627732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4638672">
            <text:p>0,45</text:p>
          </table:table-cell>
          <table:table-cell office:value-type="float" office:value="0.03164434">
            <text:p>0,03</text:p>
          </table:table-cell>
          <table:table-cell office:value-type="float" office:value="0.02082353">
            <text:p>0,02</text:p>
          </table:table-cell>
          <table:table-cell office:value-type="float" office:value="-0.13039838">
            <text:p>-0,13</text:p>
          </table:table-cell>
          <table:table-cell office:value-type="float" office:value="-0.06567527">
            <text:p>-0,07</text:p>
          </table:table-cell>
          <table:table-cell office:value-type="float" office:value="-0.35547322">
            <text:p>-0,36</text:p>
          </table:table-cell>
          <table:table-cell office:value-type="float" office:value="0.10981266">
            <text:p>0,11</text:p>
          </table:table-cell>
          <table:table-cell office:value-type="float" office:value="-0.04547049">
            <text:p>-0,05</text:p>
          </table:table-cell>
          <table:table-cell office:value-type="float" office:value="6523.4375">
            <text:p>6523,44</text:p>
          </table:table-cell>
          <table:table-cell office:value-type="float" office:value="-0.00819092">
            <text:p>-0,01</text:p>
          </table:table-cell>
          <table:table-cell office:value-type="float" office:value="0.00313154">
            <text:p>0</text:p>
          </table:table-cell>
          <table:table-cell office:value-type="float" office:value="25">
            <text:p>25</text:p>
          </table:table-cell>
          <table:table-cell office:value-type="float" office:value="0.44638672">
            <text:p>0,45</text:p>
          </table:table-cell>
          <table:table-cell office:value-type="float" office:value="0.2795102">
            <text:p>0,28</text:p>
          </table:table-cell>
          <table:table-cell/>
          <table:table-cell office:value-type="float" office:value="0.35547322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664063">
            <text:p>0,46</text:p>
          </table:table-cell>
          <table:table-cell office:value-type="float" office:value="0.03323359">
            <text:p>0,03</text:p>
          </table:table-cell>
          <table:table-cell office:value-type="float" office:value="0.02332074">
            <text:p>0,02</text:p>
          </table:table-cell>
          <table:table-cell office:value-type="float" office:value="-0.13174267">
            <text:p>-0,13</text:p>
          </table:table-cell>
          <table:table-cell office:value-type="float" office:value="-0.0663669">
            <text:p>-0,07</text:p>
          </table:table-cell>
          <table:table-cell office:value-type="float" office:value="-0.34741378">
            <text:p>-0,35</text:p>
          </table:table-cell>
          <table:table-cell office:value-type="float" office:value="0.11742201">
            <text:p>0,12</text:p>
          </table:table-cell>
          <table:table-cell office:value-type="float" office:value="-0.05189214">
            <text:p>-0,05</text:p>
          </table:table-cell>
          <table:table-cell office:value-type="float" office:value="6040.0390625">
            <text:p>6040,04</text:p>
          </table:table-cell>
          <table:table-cell office:value-type="float" office:value="-0.00804748">
            <text:p>-0,01</text:p>
          </table:table-cell>
          <table:table-cell office:value-type="float" office:value="0.00325605">
            <text:p>0</text:p>
          </table:table-cell>
          <table:table-cell office:value-type="float" office:value="26">
            <text:p>26</text:p>
          </table:table-cell>
          <table:table-cell office:value-type="float" office:value="0.45664063">
            <text:p>0,46</text:p>
          </table:table-cell>
          <table:table-cell office:value-type="float" office:value="0.28652453">
            <text:p>0,29</text:p>
          </table:table-cell>
          <table:table-cell/>
          <table:table-cell office:value-type="float" office:value="0.34741378">
            <text:p>0,3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210939">
            <text:p>0,46</text:p>
          </table:table-cell>
          <table:table-cell office:value-type="float" office:value="0.03502654">
            <text:p>0,04</text:p>
          </table:table-cell>
          <table:table-cell office:value-type="float" office:value="0.02619442">
            <text:p>0,03</text:p>
          </table:table-cell>
          <table:table-cell office:value-type="float" office:value="-0.13290754">
            <text:p>-0,13</text:p>
          </table:table-cell>
          <table:table-cell office:value-type="float" office:value="-0.0675429">
            <text:p>-0,07</text:p>
          </table:table-cell>
          <table:table-cell office:value-type="float" office:value="-0.33842137">
            <text:p>-0,34</text:p>
          </table:table-cell>
          <table:table-cell office:value-type="float" office:value="0.1245648">
            <text:p>0,12</text:p>
          </table:table-cell>
          <table:table-cell office:value-type="float" office:value="-0.05872168">
            <text:p>-0,06</text:p>
          </table:table-cell>
          <table:table-cell office:value-type="float" office:value="6040.0390625">
            <text:p>6040,04</text:p>
          </table:table-cell>
          <table:table-cell office:value-type="float" office:value="-0.00833435">
            <text:p>-0,01</text:p>
          </table:table-cell>
          <table:table-cell office:value-type="float" office:value="0.00266279">
            <text:p>0</text:p>
          </table:table-cell>
          <table:table-cell office:value-type="float" office:value="27">
            <text:p>27</text:p>
          </table:table-cell>
          <table:table-cell office:value-type="float" office:value="0.46210939">
            <text:p>0,46</text:p>
          </table:table-cell>
          <table:table-cell office:value-type="float" office:value="0.2937516">
            <text:p>0,29</text:p>
          </table:table-cell>
          <table:table-cell/>
          <table:table-cell office:value-type="float" office:value="0.33842137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5937499">
            <text:p>0,46</text:p>
          </table:table-cell>
          <table:table-cell office:value-type="float" office:value="0.03801897">
            <text:p>0,04</text:p>
          </table:table-cell>
          <table:table-cell office:value-type="float" office:value="0.02832271">
            <text:p>0,03</text:p>
          </table:table-cell>
          <table:table-cell office:value-type="float" office:value="-0.13498715">
            <text:p>-0,13</text:p>
          </table:table-cell>
          <table:table-cell office:value-type="float" office:value="-0.06889765">
            <text:p>-0,07</text:p>
          </table:table-cell>
          <table:table-cell office:value-type="float" office:value="-0.32893866">
            <text:p>-0,33</text:p>
          </table:table-cell>
          <table:table-cell office:value-type="float" office:value="0.13175663">
            <text:p>0,13</text:p>
          </table:table-cell>
          <table:table-cell office:value-type="float" office:value="-0.06629718">
            <text:p>-0,07</text:p>
          </table:table-cell>
          <table:table-cell office:value-type="float" office:value="5942.3828125">
            <text:p>5942,38</text:p>
          </table:table-cell>
          <table:table-cell office:value-type="float" office:value="-0.0081359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8">
            <text:p>28</text:p>
          </table:table-cell>
          <table:table-cell office:value-type="float" office:value="0.45937499">
            <text:p>0,46</text:p>
          </table:table-cell>
          <table:table-cell office:value-type="float" office:value="0.29868141">
            <text:p>0,3</text:p>
          </table:table-cell>
          <table:table-cell/>
          <table:table-cell office:value-type="float" office:value="0.32893866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826172">
            <text:p>0,47</text:p>
          </table:table-cell>
          <table:table-cell office:value-type="float" office:value="0.03866524">
            <text:p>0,04</text:p>
          </table:table-cell>
          <table:table-cell office:value-type="float" office:value="0.03027781">
            <text:p>0,03</text:p>
          </table:table-cell>
          <table:table-cell office:value-type="float" office:value="-0.13595493">
            <text:p>-0,14</text:p>
          </table:table-cell>
          <table:table-cell office:value-type="float" office:value="-0.06983017">
            <text:p>-0,07</text:p>
          </table:table-cell>
          <table:table-cell office:value-type="float" office:value="-0.32269478">
            <text:p>-0,32</text:p>
          </table:table-cell>
          <table:table-cell office:value-type="float" office:value="0.13612263">
            <text:p>0,14</text:p>
          </table:table-cell>
          <table:table-cell office:value-type="float" office:value="-0.07079361">
            <text:p>-0,07</text:p>
          </table:table-cell>
          <table:table-cell office:value-type="float" office:value="6059.5703125">
            <text:p>6059,57</text:p>
          </table:table-cell>
          <table:table-cell office:value-type="float" office:value="-0.00898132">
            <text:p>-0,01</text:p>
          </table:table-cell>
          <table:table-cell office:value-type="float" office:value="0.00286055">
            <text:p>0</text:p>
          </table:table-cell>
          <table:table-cell office:value-type="float" office:value="29">
            <text:p>29</text:p>
          </table:table-cell>
          <table:table-cell office:value-type="float" office:value="0.46826172">
            <text:p>0,47</text:p>
          </table:table-cell>
          <table:table-cell office:value-type="float" office:value="0.30420429">
            <text:p>0,3</text:p>
          </table:table-cell>
          <table:table-cell/>
          <table:table-cell office:value-type="float" office:value="0.32269478">
            <text:p>0,3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646484">
            <text:p>0,48</text:p>
          </table:table-cell>
          <table:table-cell office:value-type="float" office:value="0.03758897">
            <text:p>0,04</text:p>
          </table:table-cell>
          <table:table-cell office:value-type="float" office:value="0.03088769">
            <text:p>0,03</text:p>
          </table:table-cell>
          <table:table-cell office:value-type="float" office:value="-0.13536617">
            <text:p>-0,14</text:p>
          </table:table-cell>
          <table:table-cell office:value-type="float" office:value="-0.07119268">
            <text:p>-0,07</text:p>
          </table:table-cell>
          <table:table-cell office:value-type="float" office:value="-0.32088423">
            <text:p>-0,32</text:p>
          </table:table-cell>
          <table:table-cell office:value-type="float" office:value="0.13777545">
            <text:p>0,14</text:p>
          </table:table-cell>
          <table:table-cell office:value-type="float" office:value="-0.07055077">
            <text:p>-0,07</text:p>
          </table:table-cell>
          <table:table-cell office:value-type="float" office:value="6254.8828125">
            <text:p>6254,88</text:p>
          </table:table-cell>
          <table:table-cell office:value-type="float" office:value="-0.00823975">
            <text:p>-0,01</text:p>
          </table:table-cell>
          <table:table-cell office:value-type="float" office:value="0.0042668">
            <text:p>0</text:p>
          </table:table-cell>
          <table:table-cell office:value-type="float" office:value="30">
            <text:p>30</text:p>
          </table:table-cell>
          <table:table-cell office:value-type="float" office:value="0.47646484">
            <text:p>0,48</text:p>
          </table:table-cell>
          <table:table-cell office:value-type="float" office:value="0.30522278">
            <text:p>0,31</text:p>
          </table:table-cell>
          <table:table-cell/>
          <table:table-cell office:value-type="float" office:value="0.32088423">
            <text:p>0,32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8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8:03:23</meta:creation-date>
    <dc:date>2006-11-14T18:09:08</dc:date>
    <dc:language>fr-FR</dc:language>
    <meta:editing-cycles>2</meta:editing-cycles>
    <meta:editing-duration>PT5M45S</meta:editing-duration>
    <meta:user-defined meta:name="Info 1"/>
    <meta:user-defined meta:name="Info 2"/>
    <meta:user-defined meta:name="Info 3"/>
    <meta:user-defined meta:name="Info 4"/>
    <meta:document-statistic meta:table-count="7" meta:cell-count="3094"/>
  </office:meta>
</office:document-meta>
</file>